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189cm"/>
    </style:style>
    <style:style style:name="co7" style:family="table-column">
      <style:table-column-properties fo:break-before="auto" style:column-width="13.93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26cm"/>
    </style:style>
    <style:style style:name="co10" style:family="table-column">
      <style:table-column-properties fo:break-before="auto" style:column-width="1.065cm"/>
    </style:style>
    <style:style style:name="co11" style:family="table-column">
      <style:table-column-properties fo:break-before="auto" style:column-width="1.459cm"/>
    </style:style>
    <style:style style:name="co12" style:family="table-column">
      <style:table-column-properties fo:break-before="auto" style:column-width="1.538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1.746cm"/>
    </style:style>
    <style:style style:name="co15" style:family="table-column">
      <style:table-column-properties fo:break-before="auto" style:column-width="1.912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0.855cm"/>
    </style:style>
    <style:style style:name="co18" style:family="table-column">
      <style:table-column-properties fo:break-before="auto" style:column-width="1.669cm"/>
    </style:style>
    <style:style style:name="co19" style:family="table-column">
      <style:table-column-properties fo:break-before="auto" style:column-width="2.088cm"/>
    </style:style>
    <style:style style:name="co20" style:family="table-column">
      <style:table-column-properties fo:break-before="auto" style:column-width="1.826cm"/>
    </style:style>
    <style:style style:name="co21" style:family="table-column">
      <style:table-column-properties fo:break-before="auto" style:column-width="1.406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" style:family="table-cell" style:parent-style-name="Pivot_20_Table_20_Field">
      <style:table-cell-properties fo:border="0.99pt solid #000000"/>
    </style:style>
    <style:style style:name="ce7" style:family="table-cell" style:parent-style-name="Pivot_20_Table_20_Category">
      <style:table-cell-properties fo:border="0.99pt solid #000000"/>
    </style:style>
    <style:style style:name="ce8" style:family="table-cell" style:parent-style-name="Pivot_20_Table_20_Category">
      <style:table-cell-properties fo:border-bottom="2.01pt solid #000000" fo:border-left="0.99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2" style:family="table-cell" style:parent-style-name="Pivot_20_Table_20_Value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16" style:family="table-cell" style:parent-style-name="Pivot_20_Table_20_Value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20" style:family="table-cell" style:parent-style-name="Pivot_20_Table_20_Value">
      <style:table-cell-properties fo:border-bottom="2.01pt solid #000000" fo:border-left="none" fo:border-right="2.01pt solid #000000" fo:border-top="0.99pt solid #000000"/>
    </style:style>
    <style:style style:name="ce21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23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24" style:family="table-cell" style:parent-style-name="Pivot_20_Table_20_Corner">
      <style:table-cell-properties fo:border-bottom="none" fo:border-left="none" fo:border-right="none" fo:border-top="2.01pt solid #000000"/>
    </style:style>
    <style:style style:name="ce25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26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27" style:family="table-cell" style:parent-style-name="Pivot_20_Table_20_Category">
      <style:table-cell-properties fo:border-bottom="2.01pt solid #000000" fo:border-left="0.99pt solid #000000" fo:border-right="0.99pt solid #000000" fo:border-top="none"/>
    </style:style>
    <style:style style:name="ce2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31" style:family="table-cell" style:parent-style-name="Pivot_20_Table_20_Value">
      <style:table-cell-properties fo:border-bottom="none" fo:border-left="none" fo:border-right="none" fo:border-top="0.99pt solid #000000"/>
    </style:style>
    <style:style style:name="ce32" style:family="table-cell" style:parent-style-name="Pivot_20_Table_20_Value">
      <style:table-cell-properties fo:border-bottom="0.99pt solid #000000" fo:border-left="none" fo:border-right="none" fo:border-top="none"/>
    </style:style>
    <style:style style:name="ce33" style:family="table-cell" style:parent-style-name="Pivot_20_Table_20_Value">
      <style:table-cell-properties fo:border-bottom="2.01pt solid #000000" fo:border-left="none" fo:border-right="none" fo:border-top="none"/>
    </style:style>
    <style:style style:name="ce3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35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36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Workload Input Ent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Junk</text:p>
          </table:table-cell>
          <table:table-cell office:value-type="string">
            <text:p>HTTP Cod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72">
            <text:p>1.72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6">
            <text:p>0.56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3">
            <text:p>0.53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1">
            <text:p>0.51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3">
            <text:p>0.53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072">
            <text:p>10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072">
            <text:p>10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71">
            <text:p>107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72">
            <text:p>10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27">
            <text:p>172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4">
            <text:p>1.14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5">
            <text:p>1.05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6">
            <text:p>1.06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7">
            <text:p>1.07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7">
            <text:p>1.07</text:p>
          </table:table-cell>
          <table:table-cell office:value-type="float" office:value="189857">
            <text:p>18985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85">
            <text:p>168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5">
            <text:p>168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85">
            <text:p>168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8">
            <text:p>2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37">
            <text:p>63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37">
            <text:p>63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636">
            <text:p>63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36">
            <text:p>63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636">
            <text:p>63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23">
            <text:p>3.23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16">
            <text:p>2.16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">
            <text:p>2.2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">
            <text:p>2.2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1">
            <text:p>2.21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968">
            <text:p>29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968">
            <text:p>29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">
            <text:p>4.6</text:p>
          </table:table-cell>
          <table:table-cell office:value-type="float" office:value="762017">
            <text:p>7620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49">
            <text:p>4.49</text:p>
          </table:table-cell>
          <table:table-cell office:value-type="float" office:value="762016">
            <text:p>76201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3">
            <text:p>4.63</text:p>
          </table:table-cell>
          <table:table-cell office:value-type="float" office:value="762017">
            <text:p>7620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6">
            <text:p>4.66</text:p>
          </table:table-cell>
          <table:table-cell office:value-type="float" office:value="762017">
            <text:p>7620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4">
            <text:p>4.64</text:p>
          </table:table-cell>
          <table:table-cell office:value-type="float" office:value="762016">
            <text:p>76201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9">
            <text:p>167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31">
            <text:p>8.31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02">
            <text:p>6.02</text:p>
          </table:table-cell>
          <table:table-cell office:value-type="float" office:value="978344">
            <text:p>97834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23">
            <text:p>6.23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5">
            <text:p>6.15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25">
            <text:p>6.25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3">
            <text:p>673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9">
            <text:p>0.39</text:p>
          </table:table-cell>
          <table:table-cell office:value-type="float" office:value="6733">
            <text:p>673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3">
            <text:p>673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1">
            <text:p>673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2">
            <text:p>673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8">
            <text:p>2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0.9">
            <text:p>10.9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5">
            <text:p>6.65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59">
            <text:p>6.59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6">
            <text:p>6.66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">
            <text:p>6.6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6">
            <text:p>0.76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6">
            <text:p>0.76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4">
            <text:p>0.74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2">
            <text:p>186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9.44">
            <text:p>9.44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03">
            <text:p>7.03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93">
            <text:p>6.93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01">
            <text:p>7.01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6">
            <text:p>31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474">
            <text:p>47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52">
            <text:p>12.52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59">
            <text:p>8.59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56">
            <text:p>8.56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7">
            <text:p>8.7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58">
            <text:p>8.58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7">
            <text:p>3.07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8">
            <text:p>3.08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9">
            <text:p>3.09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7">
            <text:p>3.07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9">
            <text:p>3.09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67">
            <text:p>4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.42">
            <text:p>16.42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1.76">
            <text:p>11.76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02">
            <text:p>12.02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1.94">
            <text:p>11.94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07">
            <text:p>12.07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4">
            <text:p>6.34</text:p>
          </table:table-cell>
          <table:table-cell office:value-type="float" office:value="6718">
            <text:p>67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4">
            <text:p>6.34</text:p>
          </table:table-cell>
          <table:table-cell office:value-type="float" office:value="6718">
            <text:p>67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1">
            <text:p>6.31</text:p>
          </table:table-cell>
          <table:table-cell office:value-type="float" office:value="6717">
            <text:p>67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42">
            <text:p>6.42</text:p>
          </table:table-cell>
          <table:table-cell office:value-type="float" office:value="6718">
            <text:p>67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5">
            <text:p>6.35</text:p>
          </table:table-cell>
          <table:table-cell office:value-type="float" office:value="6721">
            <text:p>672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3">
            <text:p>0.13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9">
            <text:p>0.29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0.72">
            <text:p>20.72</text:p>
          </table:table-cell>
          <table:table-cell office:value-type="float" office:value="242956">
            <text:p>2429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8.99">
            <text:p>18.99</text:p>
          </table:table-cell>
          <table:table-cell office:value-type="float" office:value="242956">
            <text:p>2429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02">
            <text:p>19.02</text:p>
          </table:table-cell>
          <table:table-cell office:value-type="float" office:value="242956">
            <text:p>2429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27">
            <text:p>19.27</text:p>
          </table:table-cell>
          <table:table-cell office:value-type="float" office:value="242957">
            <text:p>24295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27">
            <text:p>19.27</text:p>
          </table:table-cell>
          <table:table-cell office:value-type="float" office:value="242955">
            <text:p>2429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37">
            <text:p>13.37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57">
            <text:p>13.57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5">
            <text:p>13.5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73">
            <text:p>13.73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52">
            <text:p>13.52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5">
            <text:p>5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5">
            <text:p>5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3">
            <text:p>0.23</text:p>
          </table:table-cell>
          <table:table-cell office:value-type="float" office:value="555">
            <text:p>5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6">
            <text:p>5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6">
            <text:p>5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593">
            <text:p>5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9">
            <text:p>0.59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7.57">
            <text:p>37.57</text:p>
          </table:table-cell>
          <table:table-cell office:value-type="float" office:value="243492">
            <text:p>2434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3.7">
            <text:p>33.7</text:p>
          </table:table-cell>
          <table:table-cell office:value-type="float" office:value="243492">
            <text:p>2434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4.42">
            <text:p>34.42</text:p>
          </table:table-cell>
          <table:table-cell office:value-type="float" office:value="243493">
            <text:p>2434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4.53">
            <text:p>34.53</text:p>
          </table:table-cell>
          <table:table-cell office:value-type="float" office:value="243492">
            <text:p>2434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5.39">
            <text:p>35.39</text:p>
          </table:table-cell>
          <table:table-cell office:value-type="float" office:value="243493">
            <text:p>2434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8.87">
            <text:p>28.87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42">
            <text:p>29.42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8.68">
            <text:p>28.68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22">
            <text:p>29.22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53">
            <text:p>29.53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office:value-type="float" office:value="687">
            <text:p>68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6">
            <text:p>0.46</text:p>
          </table:table-cell>
          <table:table-cell office:value-type="float" office:value="688">
            <text:p>6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7">
            <text:p>0.47</text:p>
          </table:table-cell>
          <table:table-cell office:value-type="float" office:value="688">
            <text:p>6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7">
            <text:p>0.47</text:p>
          </table:table-cell>
          <table:table-cell office:value-type="float" office:value="688">
            <text:p>6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office:value-type="float" office:value="689">
            <text:p>6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8">
            <text:p>1.18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7">
            <text:p>1.17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7">
            <text:p>1.17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8">
            <text:p>1.18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6">
            <text:p>1.16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5.29">
            <text:p>75.29</text:p>
          </table:table-cell>
          <table:table-cell office:value-type="float" office:value="815599">
            <text:p>81559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5.19">
            <text:p>65.19</text:p>
          </table:table-cell>
          <table:table-cell office:value-type="float" office:value="815601">
            <text:p>8156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29">
            <text:p>69.29</text:p>
          </table:table-cell>
          <table:table-cell office:value-type="float" office:value="815601">
            <text:p>8156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43">
            <text:p>69.43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83">
            <text:p>69.83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1.8">
            <text:p>61.8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3.95">
            <text:p>63.95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4.2">
            <text:p>64.2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6.32">
            <text:p>66.32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7.69">
            <text:p>67.69</text:p>
          </table:table-cell>
          <table:table-cell office:value-type="float" office:value="4768">
            <text:p>47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8">
            <text:p>0.98</text:p>
          </table:table-cell>
          <table:table-cell office:value-type="float" office:value="863">
            <text:p>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8">
            <text:p>0.98</text:p>
          </table:table-cell>
          <table:table-cell office:value-type="float" office:value="864">
            <text:p>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7">
            <text:p>0.97</text:p>
          </table:table-cell>
          <table:table-cell office:value-type="float" office:value="863">
            <text:p>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6">
            <text:p>0.96</text:p>
          </table:table-cell>
          <table:table-cell office:value-type="float" office:value="863">
            <text:p>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7">
            <text:p>0.97</text:p>
          </table:table-cell>
          <table:table-cell office:value-type="float" office:value="864">
            <text:p>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42">
            <text:p>2.42</text:p>
          </table:table-cell>
          <table:table-cell office:value-type="float" office:value="5395">
            <text:p>53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39">
            <text:p>2.39</text:p>
          </table:table-cell>
          <table:table-cell office:value-type="float" office:value="5396">
            <text:p>539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41">
            <text:p>2.41</text:p>
          </table:table-cell>
          <table:table-cell office:value-type="float" office:value="5396">
            <text:p>539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39">
            <text:p>2.39</text:p>
          </table:table-cell>
          <table:table-cell office:value-type="float" office:value="5395">
            <text:p>53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5395">
            <text:p>53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7.24">
            <text:p>167.24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9.57">
            <text:p>139.57</text:p>
          </table:table-cell>
          <table:table-cell office:value-type="float" office:value="815597">
            <text:p>8155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4.18">
            <text:p>144.18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5.08">
            <text:p>145.08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52.24">
            <text:p>152.24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8.39">
            <text:p>138.39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2.85">
            <text:p>142.85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9.98">
            <text:p>139.98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6.35">
            <text:p>146.35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3.54">
            <text:p>143.54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9">
            <text:p>1.99</text:p>
          </table:table-cell>
          <table:table-cell office:value-type="float" office:value="1280">
            <text:p>128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9">
            <text:p>1.99</text:p>
          </table:table-cell>
          <table:table-cell office:value-type="float" office:value="1279">
            <text:p>127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281">
            <text:p>128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8">
            <text:p>1.98</text:p>
          </table:table-cell>
          <table:table-cell office:value-type="float" office:value="1279">
            <text:p>127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280">
            <text:p>128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3">
            <text:p>4.83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6">
            <text:p>4.86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5">
            <text:p>4.85</text:p>
          </table:table-cell>
          <table:table-cell office:value-type="float" office:value="5396">
            <text:p>539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5">
            <text:p>4.85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7">
            <text:p>4.87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33.91">
            <text:p>433.91</text:p>
          </table:table-cell>
          <table:table-cell office:value-type="float" office:value="795650">
            <text:p>79565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5.26">
            <text:p>415.26</text:p>
          </table:table-cell>
          <table:table-cell office:value-type="float" office:value="795653">
            <text:p>79565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2.57">
            <text:p>412.57</text:p>
          </table:table-cell>
          <table:table-cell office:value-type="float" office:value="795652">
            <text:p>79565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09.31">
            <text:p>409.31</text:p>
          </table:table-cell>
          <table:table-cell office:value-type="float" office:value="795652">
            <text:p>79565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5.21">
            <text:p>415.21</text:p>
          </table:table-cell>
          <table:table-cell office:value-type="float" office:value="795653">
            <text:p>79565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07.67">
            <text:p>407.67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02.47">
            <text:p>402.47</text:p>
          </table:table-cell>
          <table:table-cell office:value-type="float" office:value="6638">
            <text:p>663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3.76">
            <text:p>413.76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28.87">
            <text:p>428.87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27.37">
            <text:p>427.37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.17">
            <text:p>47.17</text:p>
          </table:table-cell>
          <table:table-cell office:value-type="float" office:value="1366">
            <text:p>136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8.06">
            <text:p>48.06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3.92">
            <text:p>43.92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.79">
            <text:p>49.79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6.68">
            <text:p>46.68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.41">
            <text:p>52.41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.18">
            <text:p>49.18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.67">
            <text:p>52.67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0.1">
            <text:p>50.1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.95">
            <text:p>52.95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42.39">
            <text:p>1642.39</text:p>
          </table:table-cell>
          <table:table-cell office:value-type="float" office:value="795702">
            <text:p>7957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51.79">
            <text:p>1651.79</text:p>
          </table:table-cell>
          <table:table-cell office:value-type="float" office:value="795701">
            <text:p>7957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28.89">
            <text:p>1628.89</text:p>
          </table:table-cell>
          <table:table-cell office:value-type="float" office:value="795704">
            <text:p>79570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71.14">
            <text:p>1671.14</text:p>
          </table:table-cell>
          <table:table-cell office:value-type="float" office:value="795702">
            <text:p>7957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86.33">
            <text:p>1686.33</text:p>
          </table:table-cell>
          <table:table-cell office:value-type="float" office:value="795704">
            <text:p>79570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82.04">
            <text:p>1682.04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53.19">
            <text:p>1753.19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22.84">
            <text:p>1622.84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38.88">
            <text:p>1738.88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27.2">
            <text:p>1727.2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1.88">
            <text:p>471.88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68.43">
            <text:p>468.43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10.25">
            <text:p>510.25</text:p>
          </table:table-cell>
          <table:table-cell office:value-type="float" office:value="1369">
            <text:p>136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47.21">
            <text:p>447.21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49.08">
            <text:p>449.08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3.09">
            <text:p>473.09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2.15">
            <text:p>472.15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9.31">
            <text:p>499.31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14.97">
            <text:p>614.97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25.53">
            <text:p>625.53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3">
            <text:p>0.13</text:p>
          </table:table-cell>
          <table:table-cell office:value-type="float" office:value="293">
            <text:p>2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3">
            <text:p>2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 table:number-rows-repeated="10481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ot" table:style-name="ta1">
        <table:table-column table:style-name="co3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Number</text:p>
          </table:table-cell>
          <table:table-cell/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Number</text:p>
          </table:table-cell>
        </table:table-row>
        <table:table-row table:style-name="ro2">
          <table:table-cell/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23">
            <text:p>3.2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49">
            <text:p>4.4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63">
            <text:p>4.6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66">
            <text:p>4.6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64">
            <text:p>4.6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31">
            <text:p>8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02">
            <text:p>6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15">
            <text:p>6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65">
            <text:p>6.6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59">
            <text:p>6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66">
            <text:p>6.6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office:value-type="float" office:value="9.44">
            <text:p>9.4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03">
            <text:p>7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93">
            <text:p>6.9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7.01">
            <text:p>7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52">
            <text:p>12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59">
            <text:p>8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.58">
            <text:p>8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7">
            <text:p>3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8">
            <text:p>3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9">
            <text:p>3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7">
            <text:p>3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.09">
            <text:p>3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.42">
            <text:p>16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02">
            <text:p>12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.94">
            <text:p>11.9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07">
            <text:p>12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34">
            <text:p>6.3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34">
            <text:p>6.3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6.35">
            <text:p>6.3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.72">
            <text:p>20.7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99">
            <text:p>18.9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02">
            <text:p>19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27">
            <text:p>19.2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27">
            <text:p>19.2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37">
            <text:p>13.3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57">
            <text:p>13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5">
            <text:p>13.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73">
            <text:p>13.7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.52">
            <text:p>13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7.57">
            <text:p>37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3.7">
            <text:p>33.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4.42">
            <text:p>34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4.53">
            <text:p>34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5.39">
            <text:p>35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.87">
            <text:p>28.8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42">
            <text:p>29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.68">
            <text:p>28.6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22">
            <text:p>29.2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.53">
            <text:p>29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7">
            <text:p>1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7">
            <text:p>1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16">
            <text:p>1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/>
          <table:table-cell office:value-type="float" office:value="75.29">
            <text:p>75.2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5.19">
            <text:p>65.1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9.29">
            <text:p>69.2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9.43">
            <text:p>69.4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9.83">
            <text:p>69.8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1.8">
            <text:p>61.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3.95">
            <text:p>63.9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.2">
            <text:p>64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6.32">
            <text:p>66.3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7.69">
            <text:p>67.6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2">
            <text:p>2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1">
            <text:p>2.4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7.24">
            <text:p>167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9.57">
            <text:p>139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4.18">
            <text:p>144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5.08">
            <text:p>145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2.24">
            <text:p>152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2.85">
            <text:p>142.8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9.98">
            <text:p>139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6.35">
            <text:p>146.3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3.54">
            <text:p>143.5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.98">
            <text:p>1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3">
            <text:p>4.8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6">
            <text:p>4.8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5">
            <text:p>4.8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5">
            <text:p>4.8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.87">
            <text:p>4.8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2">
          <table:table-cell/>
          <table:table-cell office:value-type="float" office:value="433.91">
            <text:p>433.9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5.26">
            <text:p>415.2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2.57">
            <text:p>412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9.31">
            <text:p>409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5.21">
            <text:p>415.2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7.67">
            <text:p>407.6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02.47">
            <text:p>402.4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13.76">
            <text:p>413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28.87">
            <text:p>428.8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27.37">
            <text:p>427.3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7.17">
            <text:p>47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8.06">
            <text:p>48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3.92">
            <text:p>43.9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.79">
            <text:p>49.7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6.68">
            <text:p>46.6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2.41">
            <text:p>52.4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.18">
            <text:p>49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2.67">
            <text:p>52.6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0.1">
            <text:p>50.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2.95">
            <text:p>52.9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42.39">
            <text:p>1642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51.79">
            <text:p>1651.7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28.89">
            <text:p>1628.8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71.14">
            <text:p>1671.1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86.33">
            <text:p>1686.3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82.04">
            <text:p>1682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53.19">
            <text:p>1753.1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22.84">
            <text:p>1622.8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38.88">
            <text:p>1738.8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27.2">
            <text:p>1727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71.88">
            <text:p>471.8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68.43">
            <text:p>468.4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510.25">
            <text:p>510.2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47.21">
            <text:p>447.2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49.08">
            <text:p>449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73.09">
            <text:p>473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72.15">
            <text:p>472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99.31">
            <text:p>499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14.97">
            <text:p>614.9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25.53">
            <text:p>625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 table:number-rows-repeated="104827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ivot Table_Plot_1" table:style-name="ta1">
        <table:table-column table:style-name="co8" table:default-cell-style-name="ce3"/>
        <table:table-column table:style-name="co8" table:default-cell-style-name="ce7"/>
        <table:table-column table:style-name="co8" table:default-cell-style-name="ce11"/>
        <table:table-column table:style-name="co8" table:number-columns-repeated="2" table:default-cell-style-name="ce15"/>
        <table:table-column table:style-name="co8" table:default-cell-style-name="ce19"/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>
            <text:p>Min - Seconds</text:p>
          </table:table-cell>
          <table:table-cell table:style-name="ce5"/>
          <table:table-cell table:style-name="ce9" office:value-type="string">
            <text:p>Verb</text:p>
          </table:table-cell>
          <table:table-cell table:style-name="ce13" table:number-columns-repeated="2"/>
          <table:table-cell table:style-name="ce17"/>
        </table:table-row>
        <table:table-row table:style-name="ro1">
          <table:table-cell table:style-name="ce2" office:value-type="string">
            <text:p>Number</text:p>
          </table:table-cell>
          <table:table-cell table:style-name="ce6" office:value-type="string">
            <text:p>Workload</text:p>
          </table:table-cell>
          <table:table-cell table:style-name="ce10" office:value-type="string">
            <text:p>GetRecord</text:p>
          </table:table-cell>
          <table:table-cell table:style-name="ce14" office:value-type="string">
            <text:p>ListIdentifiers</text:p>
          </table:table-cell>
          <table:table-cell table:style-name="ce14" office:value-type="string">
            <text:p>ListRecords</text:p>
          </table:table-cell>
          <table:table-cell table:style-name="ce18" office:value-type="string">
            <text:p>ListSe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05">
            <text:p>1.0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.16">
            <text:p>2.1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6.02">
            <text:p>6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6.59">
            <text:p>6.59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6.93">
            <text:p>6.93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0.15">
            <text:p>0.15</text:p>
          </table:table-cell>
          <table:table-cell office:value-type="float" office:value="3.07">
            <text:p>3.07</text:p>
          </table:table-cell>
          <table:table-cell office:value-type="float" office:value="8.56">
            <text:p>8.56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0.29">
            <text:p>0.29</text:p>
          </table:table-cell>
          <table:table-cell office:value-type="float" office:value="6.31">
            <text:p>6.31</text:p>
          </table:table-cell>
          <table:table-cell office:value-type="float" office:value="11.76">
            <text:p>11.76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0.58">
            <text:p>0.58</text:p>
          </table:table-cell>
          <table:table-cell office:value-type="float" office:value="13.37">
            <text:p>13.37</text:p>
          </table:table-cell>
          <table:table-cell office:value-type="float" office:value="18.99">
            <text:p>18.99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.16">
            <text:p>1.16</text:p>
          </table:table-cell>
          <table:table-cell office:value-type="float" office:value="28.68">
            <text:p>28.68</text:p>
          </table:table-cell>
          <table:table-cell office:value-type="float" office:value="33.7">
            <text:p>33.7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.39">
            <text:p>2.39</text:p>
          </table:table-cell>
          <table:table-cell office:value-type="float" office:value="61.8">
            <text:p>61.8</text:p>
          </table:table-cell>
          <table:table-cell office:value-type="float" office:value="65.19">
            <text:p>65.19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.83">
            <text:p>4.83</text:p>
          </table:table-cell>
          <table:table-cell office:value-type="float" office:value="138.39">
            <text:p>138.39</text:p>
          </table:table-cell>
          <table:table-cell office:value-type="float" office:value="139.57">
            <text:p>139.57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49.18">
            <text:p>49.18</text:p>
          </table:table-cell>
          <table:table-cell office:value-type="float" office:value="402.47">
            <text:p>402.47</text:p>
          </table:table-cell>
          <table:table-cell office:value-type="float" office:value="409.31">
            <text:p>409.31</text:p>
          </table:table-cell>
          <table:table-cell office:value-type="float" office:value="43.92">
            <text:p>43.92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8" office:value-type="string">
            <text:p>w15</text:p>
          </table:table-cell>
          <table:table-cell table:style-name="ce12" office:value-type="float" office:value="472.15">
            <text:p>472.15</text:p>
          </table:table-cell>
          <table:table-cell table:style-name="ce16" office:value-type="float" office:value="1622.84">
            <text:p>1622.84</text:p>
          </table:table-cell>
          <table:table-cell table:style-name="ce16" office:value-type="float" office:value="1628.89">
            <text:p>1628.89</text:p>
          </table:table-cell>
          <table:table-cell table:style-name="ce20" office:value-type="float" office:value="447.21">
            <text:p>447.21</text:p>
          </table:table-cell>
        </table:table-row>
      </table:table>
      <table:table table:name="ggplot2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8" table:number-columns-repeated="7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GetRecord</text:p>
          </table:table-cell>
          <table:table-cell office:value-type="string">
            <text:p>ListRecord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GetRecord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2"/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formula="of:=[.B2]*1000" office:value-type="float" office:value="0">
            <text:p>0</text:p>
          </table:table-cell>
          <table:table-cell table:formula="of:=[.C2]*1000" office:value-type="float" office:value="10">
            <text:p>10</text:p>
          </table:table-cell>
          <table:table-cell table:formula="of:=[.D2]*1000" office:value-type="float" office:value="10">
            <text:p>10</text:p>
          </table:table-cell>
          <table:table-cell table:formula="of:=[.E2]*1000" office:value-type="float" office:value="510">
            <text:p>510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string">
            <text:p>w2</text:p>
          </table:table-cell>
          <table:table-cell table:formula="of:=[.I2]*2" office:value-type="float" office:value="200">
            <text:p>200</text:p>
          </table:table-cell>
          <table:table-cell table:formula="of:=[.B3]*1000" office:value-type="float" office:value="10">
            <text:p>10</text:p>
          </table:table-cell>
          <table:table-cell table:formula="of:=[.C3]*1000" office:value-type="float" office:value="20">
            <text:p>20</text:p>
          </table:table-cell>
          <table:table-cell table:formula="of:=[.D3]*1000" office:value-type="float" office:value="10">
            <text:p>10</text:p>
          </table:table-cell>
          <table:table-cell table:formula="of:=[.E3]*1000" office:value-type="float" office:value="1050">
            <text:p>1050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  <table:table-cell table:number-columns-repeated="2"/>
          <table:table-cell office:value-type="string">
            <text:p>w3</text:p>
          </table:table-cell>
          <table:table-cell table:formula="of:=[.I3]*2" office:value-type="float" office:value="400">
            <text:p>400</text:p>
          </table:table-cell>
          <table:table-cell table:formula="of:=[.B4]*1000" office:value-type="float" office:value="10">
            <text:p>10</text:p>
          </table:table-cell>
          <table:table-cell table:formula="of:=[.C4]*1000" office:value-type="float" office:value="50">
            <text:p>50</text:p>
          </table:table-cell>
          <table:table-cell table:formula="of:=[.D4]*1000" office:value-type="float" office:value="20">
            <text:p>20</text:p>
          </table:table-cell>
          <table:table-cell table:formula="of:=[.E4]*1000" office:value-type="float" office:value="2160">
            <text:p>2160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0.01">
            <text:p>0.01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4.49">
            <text:p>4.49</text:p>
          </table:table-cell>
          <table:table-cell table:number-columns-repeated="2"/>
          <table:table-cell office:value-type="string">
            <text:p>w4</text:p>
          </table:table-cell>
          <table:table-cell table:formula="of:=[.I4]*2" office:value-type="float" office:value="800">
            <text:p>800</text:p>
          </table:table-cell>
          <table:table-cell table:formula="of:=[.B5]*1000" office:value-type="float" office:value="10">
            <text:p>10</text:p>
          </table:table-cell>
          <table:table-cell table:formula="of:=[.C5]*1000" office:value-type="float" office:value="160">
            <text:p>160</text:p>
          </table:table-cell>
          <table:table-cell table:formula="of:=[.D5]*1000" office:value-type="float" office:value="20">
            <text:p>20</text:p>
          </table:table-cell>
          <table:table-cell table:formula="of:=[.E5]*1000" office:value-type="float" office:value="4490">
            <text:p>4490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03">
            <text:p>0.03</text:p>
          </table:table-cell>
          <table:table-cell office:value-type="float" office:value="6.02">
            <text:p>6.02</text:p>
          </table:table-cell>
          <table:table-cell table:number-columns-repeated="2"/>
          <table:table-cell office:value-type="string">
            <text:p>w5</text:p>
          </table:table-cell>
          <table:table-cell table:formula="of:=[.I5]*2" office:value-type="float" office:value="1600">
            <text:p>1600</text:p>
          </table:table-cell>
          <table:table-cell table:formula="of:=[.B6]*1000" office:value-type="float" office:value="10">
            <text:p>10</text:p>
          </table:table-cell>
          <table:table-cell table:formula="of:=[.C6]*1000" office:value-type="float" office:value="380">
            <text:p>380</text:p>
          </table:table-cell>
          <table:table-cell table:formula="of:=[.D6]*1000" office:value-type="float" office:value="30">
            <text:p>30</text:p>
          </table:table-cell>
          <table:table-cell table:formula="of:=[.E6]*1000" office:value-type="float" office:value="6020">
            <text:p>6020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0.02">
            <text:p>0.02</text:p>
          </table:table-cell>
          <table:table-cell office:value-type="float" office:value="0.74">
            <text:p>0.74</text:p>
          </table:table-cell>
          <table:table-cell office:value-type="float" office:value="0.05">
            <text:p>0.05</text:p>
          </table:table-cell>
          <table:table-cell office:value-type="float" office:value="6.59">
            <text:p>6.59</text:p>
          </table:table-cell>
          <table:table-cell table:number-columns-repeated="2"/>
          <table:table-cell office:value-type="string">
            <text:p>w6</text:p>
          </table:table-cell>
          <table:table-cell table:formula="of:=[.I6]*2" office:value-type="float" office:value="3200">
            <text:p>3200</text:p>
          </table:table-cell>
          <table:table-cell table:formula="of:=[.B7]*1000" office:value-type="float" office:value="20">
            <text:p>20</text:p>
          </table:table-cell>
          <table:table-cell table:formula="of:=[.C7]*1000" office:value-type="float" office:value="740">
            <text:p>740</text:p>
          </table:table-cell>
          <table:table-cell table:formula="of:=[.D7]*1000" office:value-type="float" office:value="50">
            <text:p>50</text:p>
          </table:table-cell>
          <table:table-cell table:formula="of:=[.E7]*1000" office:value-type="float" office:value="6590">
            <text:p>6590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0.03">
            <text:p>0.03</text:p>
          </table:table-cell>
          <table:table-cell office:value-type="float" office:value="1.52">
            <text:p>1.52</text:p>
          </table:table-cell>
          <table:table-cell office:value-type="float" office:value="0.08">
            <text:p>0.08</text:p>
          </table:table-cell>
          <table:table-cell office:value-type="float" office:value="6.93">
            <text:p>6.93</text:p>
          </table:table-cell>
          <table:table-cell table:number-columns-repeated="2"/>
          <table:table-cell office:value-type="string">
            <text:p>w7</text:p>
          </table:table-cell>
          <table:table-cell table:formula="of:=[.I7]*2" office:value-type="float" office:value="6400">
            <text:p>6400</text:p>
          </table:table-cell>
          <table:table-cell table:formula="of:=[.B8]*1000" office:value-type="float" office:value="30">
            <text:p>30</text:p>
          </table:table-cell>
          <table:table-cell table:formula="of:=[.C8]*1000" office:value-type="float" office:value="1520">
            <text:p>1520</text:p>
          </table:table-cell>
          <table:table-cell table:formula="of:=[.D8]*1000" office:value-type="float" office:value="80">
            <text:p>80</text:p>
          </table:table-cell>
          <table:table-cell table:formula="of:=[.E8]*1000" office:value-type="float" office:value="6930">
            <text:p>6930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0.06">
            <text:p>0.06</text:p>
          </table:table-cell>
          <table:table-cell office:value-type="float" office:value="3.07">
            <text:p>3.07</text:p>
          </table:table-cell>
          <table:table-cell office:value-type="float" office:value="0.15">
            <text:p>0.15</text:p>
          </table:table-cell>
          <table:table-cell office:value-type="float" office:value="8.56">
            <text:p>8.56</text:p>
          </table:table-cell>
          <table:table-cell table:number-columns-repeated="2"/>
          <table:table-cell office:value-type="string">
            <text:p>w8</text:p>
          </table:table-cell>
          <table:table-cell table:formula="of:=[.I8]*2" office:value-type="float" office:value="12800">
            <text:p>12800</text:p>
          </table:table-cell>
          <table:table-cell table:formula="of:=[.B9]*1000" office:value-type="float" office:value="60">
            <text:p>60</text:p>
          </table:table-cell>
          <table:table-cell table:formula="of:=[.C9]*1000" office:value-type="float" office:value="3070">
            <text:p>3070</text:p>
          </table:table-cell>
          <table:table-cell table:formula="of:=[.D9]*1000" office:value-type="float" office:value="150">
            <text:p>150</text:p>
          </table:table-cell>
          <table:table-cell table:formula="of:=[.E9]*1000" office:value-type="float" office:value="8560">
            <text:p>8560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0.12">
            <text:p>0.12</text:p>
          </table:table-cell>
          <table:table-cell office:value-type="float" office:value="6.31">
            <text:p>6.31</text:p>
          </table:table-cell>
          <table:table-cell office:value-type="float" office:value="0.29">
            <text:p>0.29</text:p>
          </table:table-cell>
          <table:table-cell office:value-type="float" office:value="11.76">
            <text:p>11.76</text:p>
          </table:table-cell>
          <table:table-cell table:number-columns-repeated="2"/>
          <table:table-cell office:value-type="string">
            <text:p>w9</text:p>
          </table:table-cell>
          <table:table-cell table:formula="of:=[.I9]*2" office:value-type="float" office:value="25600">
            <text:p>25600</text:p>
          </table:table-cell>
          <table:table-cell table:formula="of:=[.B10]*1000" office:value-type="float" office:value="120">
            <text:p>120</text:p>
          </table:table-cell>
          <table:table-cell table:formula="of:=[.C10]*1000" office:value-type="float" office:value="6310">
            <text:p>6310</text:p>
          </table:table-cell>
          <table:table-cell table:formula="of:=[.D10]*1000" office:value-type="float" office:value="290">
            <text:p>290</text:p>
          </table:table-cell>
          <table:table-cell table:formula="of:=[.E10]*1000" office:value-type="float" office:value="11760">
            <text:p>11760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0.23">
            <text:p>0.23</text:p>
          </table:table-cell>
          <table:table-cell office:value-type="float" office:value="13.37">
            <text:p>13.37</text:p>
          </table:table-cell>
          <table:table-cell office:value-type="float" office:value="0.58">
            <text:p>0.58</text:p>
          </table:table-cell>
          <table:table-cell office:value-type="float" office:value="18.99">
            <text:p>18.99</text:p>
          </table:table-cell>
          <table:table-cell table:number-columns-repeated="2"/>
          <table:table-cell office:value-type="string">
            <text:p>w10</text:p>
          </table:table-cell>
          <table:table-cell table:formula="of:=[.I10]*2" office:value-type="float" office:value="51200">
            <text:p>51200</text:p>
          </table:table-cell>
          <table:table-cell table:formula="of:=[.B11]*1000" office:value-type="float" office:value="230">
            <text:p>230</text:p>
          </table:table-cell>
          <table:table-cell table:formula="of:=[.C11]*1000" office:value-type="float" office:value="13370">
            <text:p>13370</text:p>
          </table:table-cell>
          <table:table-cell table:formula="of:=[.D11]*1000" office:value-type="float" office:value="580">
            <text:p>580</text:p>
          </table:table-cell>
          <table:table-cell table:formula="of:=[.E11]*1000" office:value-type="float" office:value="18990">
            <text:p>18990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0.46">
            <text:p>0.46</text:p>
          </table:table-cell>
          <table:table-cell office:value-type="float" office:value="28.68">
            <text:p>28.68</text:p>
          </table:table-cell>
          <table:table-cell office:value-type="float" office:value="1.16">
            <text:p>1.16</text:p>
          </table:table-cell>
          <table:table-cell office:value-type="float" office:value="33.7">
            <text:p>33.7</text:p>
          </table:table-cell>
          <table:table-cell table:number-columns-repeated="2"/>
          <table:table-cell office:value-type="string">
            <text:p>w11</text:p>
          </table:table-cell>
          <table:table-cell table:formula="of:=[.I11]*2" office:value-type="float" office:value="102400">
            <text:p>102400</text:p>
          </table:table-cell>
          <table:table-cell table:formula="of:=[.B12]*1000" office:value-type="float" office:value="460">
            <text:p>460</text:p>
          </table:table-cell>
          <table:table-cell table:formula="of:=[.C12]*1000" office:value-type="float" office:value="28680">
            <text:p>28680</text:p>
          </table:table-cell>
          <table:table-cell table:formula="of:=[.D12]*1000" office:value-type="float" office:value="1160">
            <text:p>1160</text:p>
          </table:table-cell>
          <table:table-cell table:formula="of:=[.E12]*1000" office:value-type="float" office:value="33700">
            <text:p>33700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0.96">
            <text:p>0.96</text:p>
          </table:table-cell>
          <table:table-cell office:value-type="float" office:value="61.8">
            <text:p>61.8</text:p>
          </table:table-cell>
          <table:table-cell office:value-type="float" office:value="2.39">
            <text:p>2.39</text:p>
          </table:table-cell>
          <table:table-cell office:value-type="float" office:value="65.19">
            <text:p>65.19</text:p>
          </table:table-cell>
          <table:table-cell table:number-columns-repeated="2"/>
          <table:table-cell office:value-type="string">
            <text:p>w12</text:p>
          </table:table-cell>
          <table:table-cell table:formula="of:=[.I12]*2" office:value-type="float" office:value="204800">
            <text:p>204800</text:p>
          </table:table-cell>
          <table:table-cell table:formula="of:=[.B13]*1000" office:value-type="float" office:value="960">
            <text:p>960</text:p>
          </table:table-cell>
          <table:table-cell table:formula="of:=[.C13]*1000" office:value-type="float" office:value="61800">
            <text:p>61800</text:p>
          </table:table-cell>
          <table:table-cell table:formula="of:=[.D13]*1000" office:value-type="float" office:value="2390">
            <text:p>2390</text:p>
          </table:table-cell>
          <table:table-cell table:formula="of:=[.E13]*1000" office:value-type="float" office:value="65190">
            <text:p>65190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1.98">
            <text:p>1.98</text:p>
          </table:table-cell>
          <table:table-cell office:value-type="float" office:value="138.39">
            <text:p>138.39</text:p>
          </table:table-cell>
          <table:table-cell office:value-type="float" office:value="4.83">
            <text:p>4.83</text:p>
          </table:table-cell>
          <table:table-cell office:value-type="float" office:value="139.57">
            <text:p>139.57</text:p>
          </table:table-cell>
          <table:table-cell table:number-columns-repeated="2"/>
          <table:table-cell office:value-type="string">
            <text:p>w13</text:p>
          </table:table-cell>
          <table:table-cell table:formula="of:=[.I13]*2" office:value-type="float" office:value="409600">
            <text:p>409600</text:p>
          </table:table-cell>
          <table:table-cell table:formula="of:=[.B14]*1000" office:value-type="float" office:value="1980">
            <text:p>1980</text:p>
          </table:table-cell>
          <table:table-cell table:formula="of:=[.C14]*1000" office:value-type="float" office:value="138390">
            <text:p>138390</text:p>
          </table:table-cell>
          <table:table-cell table:formula="of:=[.D14]*1000" office:value-type="float" office:value="4830">
            <text:p>4830</text:p>
          </table:table-cell>
          <table:table-cell table:formula="of:=[.E14]*1000" office:value-type="float" office:value="139570">
            <text:p>139570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43.92">
            <text:p>43.92</text:p>
          </table:table-cell>
          <table:table-cell office:value-type="float" office:value="402.47">
            <text:p>402.47</text:p>
          </table:table-cell>
          <table:table-cell office:value-type="float" office:value="49.18">
            <text:p>49.18</text:p>
          </table:table-cell>
          <table:table-cell office:value-type="float" office:value="409.31">
            <text:p>409.31</text:p>
          </table:table-cell>
          <table:table-cell table:number-columns-repeated="2"/>
          <table:table-cell office:value-type="string">
            <text:p>w14</text:p>
          </table:table-cell>
          <table:table-cell table:formula="of:=[.I14]*2" office:value-type="float" office:value="819200">
            <text:p>819200</text:p>
          </table:table-cell>
          <table:table-cell table:formula="of:=[.B15]*1000" office:value-type="float" office:value="43920">
            <text:p>43920</text:p>
          </table:table-cell>
          <table:table-cell table:formula="of:=[.C15]*1000" office:value-type="float" office:value="402470">
            <text:p>402470</text:p>
          </table:table-cell>
          <table:table-cell table:formula="of:=[.D15]*1000" office:value-type="float" office:value="49180">
            <text:p>49180</text:p>
          </table:table-cell>
          <table:table-cell table:formula="of:=[.E15]*1000" office:value-type="float" office:value="409310">
            <text:p>409310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447.21">
            <text:p>447.21</text:p>
          </table:table-cell>
          <table:table-cell office:value-type="float" office:value="1622.84">
            <text:p>1622.84</text:p>
          </table:table-cell>
          <table:table-cell office:value-type="float" office:value="472.15">
            <text:p>472.15</text:p>
          </table:table-cell>
          <table:table-cell office:value-type="float" office:value="1628.89">
            <text:p>1628.89</text:p>
          </table:table-cell>
          <table:table-cell table:number-columns-repeated="2"/>
          <table:table-cell office:value-type="string">
            <text:p>w15</text:p>
          </table:table-cell>
          <table:table-cell table:formula="of:=[.I15]*2" office:value-type="float" office:value="1638400">
            <text:p>1638400</text:p>
          </table:table-cell>
          <table:table-cell table:formula="of:=[.B16]*1000" office:value-type="float" office:value="447210">
            <text:p>447210</text:p>
          </table:table-cell>
          <table:table-cell table:formula="of:=[.C16]*1000" office:value-type="float" office:value="1622840">
            <text:p>1622840</text:p>
          </table:table-cell>
          <table:table-cell table:formula="of:=[.D16]*1000" office:value-type="float" office:value="472150">
            <text:p>472150</text:p>
          </table:table-cell>
          <table:table-cell table:formula="of:=[.E16]*1000" office:value-type="float" office:value="1628890">
            <text:p>1628890</text:p>
          </table:table-cell>
        </table:table-row>
      </table:table>
      <table:table table:name="Combined Workloa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6" table:default-cell-style-name="Default"/>
        <table:table-row table:style-name="ro1"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Number</text:p>
          </table:table-cell>
        </table:table-row>
        <table:table-row table:style-name="ro2"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3">
            <text:p>3.2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49">
            <text:p>4.4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63">
            <text:p>4.6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66">
            <text:p>4.6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64">
            <text:p>4.6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.31">
            <text:p>8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.02">
            <text:p>6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.65">
            <text:p>6.6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.59">
            <text:p>6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.66">
            <text:p>6.6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.44">
            <text:p>9.4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.03">
            <text:p>7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.93">
            <text:p>6.9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.01">
            <text:p>7.0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.52">
            <text:p>12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.59">
            <text:p>8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.58">
            <text:p>8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.07">
            <text:p>3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.08">
            <text:p>3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.09">
            <text:p>3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.07">
            <text:p>3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.09">
            <text:p>3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.42">
            <text:p>16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.76">
            <text:p>11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.02">
            <text:p>12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.94">
            <text:p>11.9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.07">
            <text:p>12.0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.34">
            <text:p>6.3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.34">
            <text:p>6.3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.31">
            <text:p>6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.42">
            <text:p>6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.35">
            <text:p>6.3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.72">
            <text:p>20.7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.99">
            <text:p>18.9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.02">
            <text:p>19.0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.27">
            <text:p>19.2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.27">
            <text:p>19.2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.37">
            <text:p>13.3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.57">
            <text:p>13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.5">
            <text:p>13.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.73">
            <text:p>13.7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.52">
            <text:p>13.5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7.57">
            <text:p>37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33.7">
            <text:p>33.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34.42">
            <text:p>34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34.53">
            <text:p>34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35.39">
            <text:p>35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8.87">
            <text:p>28.8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9.42">
            <text:p>29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8.68">
            <text:p>28.6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9.22">
            <text:p>29.2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9.53">
            <text:p>29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.17">
            <text:p>1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.17">
            <text:p>1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.16">
            <text:p>1.1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5.29">
            <text:p>75.2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5.19">
            <text:p>65.1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9.29">
            <text:p>69.2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9.43">
            <text:p>69.4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9.83">
            <text:p>69.8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1.8">
            <text:p>61.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3.95">
            <text:p>63.9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4.2">
            <text:p>64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6.32">
            <text:p>66.3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7.69">
            <text:p>67.6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.42">
            <text:p>2.4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.41">
            <text:p>2.4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.39">
            <text:p>2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7.24">
            <text:p>167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9.57">
            <text:p>139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4.18">
            <text:p>144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5.08">
            <text:p>145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2.24">
            <text:p>152.2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2.85">
            <text:p>142.8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9.98">
            <text:p>139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6.35">
            <text:p>146.3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3.54">
            <text:p>143.5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.98">
            <text:p>1.9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.83">
            <text:p>4.8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.86">
            <text:p>4.8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.85">
            <text:p>4.8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.85">
            <text:p>4.8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.87">
            <text:p>4.8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433.91">
            <text:p>433.9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15.26">
            <text:p>415.2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12.57">
            <text:p>412.5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09.31">
            <text:p>409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15.21">
            <text:p>415.2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07.67">
            <text:p>407.6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02.47">
            <text:p>402.4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13.76">
            <text:p>413.7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28.87">
            <text:p>428.8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27.37">
            <text:p>427.3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7.17">
            <text:p>47.1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8.06">
            <text:p>48.06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3.92">
            <text:p>43.9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9.79">
            <text:p>49.7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6.68">
            <text:p>46.6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2.41">
            <text:p>52.4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9.18">
            <text:p>49.1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2.67">
            <text:p>52.6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0.1">
            <text:p>50.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2.95">
            <text:p>52.9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42.39">
            <text:p>1642.3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51.79">
            <text:p>1651.7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28.89">
            <text:p>1628.8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71.14">
            <text:p>1671.1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86.33">
            <text:p>1686.3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82.04">
            <text:p>1682.0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53.19">
            <text:p>1753.1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22.84">
            <text:p>1622.84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38.88">
            <text:p>1738.8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27.2">
            <text:p>1727.2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71.88">
            <text:p>471.8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68.43">
            <text:p>468.4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10.25">
            <text:p>510.2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47.21">
            <text:p>447.2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49.08">
            <text:p>449.08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73.09">
            <text:p>473.09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72.15">
            <text:p>472.15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99.31">
            <text:p>499.31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14.97">
            <text:p>614.97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25.53">
            <text:p>625.53</text:p>
          </table:table-cell>
          <table:table-cell office:value-type="float" office:value="0">
            <text:p>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7.24">
            <text:p>167.24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2]; LEN([.D302])-1))" office:value-type="float" office:value="13">
            <text:p>13</text:p>
          </table:table-cell>
        </table:table-row>
        <table:table-row table:style-name="ro2">
          <table:table-cell office:value-type="float" office:value="139.57">
            <text:p>139.57</text:p>
          </table:table-cell>
          <table:table-cell office:value-type="float" office:value="815597">
            <text:p>81559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3]; LEN([.D303])-1))" office:value-type="float" office:value="13">
            <text:p>13</text:p>
          </table:table-cell>
        </table:table-row>
        <table:table-row table:style-name="ro2">
          <table:table-cell office:value-type="float" office:value="144.18">
            <text:p>144.18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4]; LEN([.D304])-1))" office:value-type="float" office:value="13">
            <text:p>13</text:p>
          </table:table-cell>
        </table:table-row>
        <table:table-row table:style-name="ro2">
          <table:table-cell office:value-type="float" office:value="145.08">
            <text:p>145.08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5]; LEN([.D305])-1))" office:value-type="float" office:value="13">
            <text:p>13</text:p>
          </table:table-cell>
        </table:table-row>
        <table:table-row table:style-name="ro2">
          <table:table-cell office:value-type="float" office:value="152.24">
            <text:p>152.24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6]; LEN([.D306])-1))" office:value-type="float" office:value="13">
            <text:p>13</text:p>
          </table:table-cell>
        </table:table-row>
        <table:table-row table:style-name="ro2">
          <table:table-cell office:value-type="float" office:value="138.39">
            <text:p>138.39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07]; LEN([.D307])-1))" office:value-type="float" office:value="13">
            <text:p>13</text:p>
          </table:table-cell>
        </table:table-row>
        <table:table-row table:style-name="ro2">
          <table:table-cell office:value-type="float" office:value="142.85">
            <text:p>142.85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08]; LEN([.D308])-1))" office:value-type="float" office:value="13">
            <text:p>13</text:p>
          </table:table-cell>
        </table:table-row>
        <table:table-row table:style-name="ro2">
          <table:table-cell office:value-type="float" office:value="139.98">
            <text:p>139.98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09]; LEN([.D309])-1))" office:value-type="float" office:value="13">
            <text:p>13</text:p>
          </table:table-cell>
        </table:table-row>
        <table:table-row table:style-name="ro2">
          <table:table-cell office:value-type="float" office:value="146.35">
            <text:p>146.35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10]; LEN([.D310])-1))" office:value-type="float" office:value="13">
            <text:p>13</text:p>
          </table:table-cell>
        </table:table-row>
        <table:table-row table:style-name="ro2">
          <table:table-cell office:value-type="float" office:value="143.54">
            <text:p>143.54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11]; LEN([.D311])-1))" office:value-type="float" office:value="13">
            <text:p>13</text:p>
          </table:table-cell>
        </table:table-row>
        <table:table-row table:style-name="ro2">
          <table:table-cell office:value-type="float" office:value="1.99">
            <text:p>1.99</text:p>
          </table:table-cell>
          <table:table-cell office:value-type="float" office:value="1280">
            <text:p>12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2]; LEN([.D312])-1))" office:value-type="float" office:value="13">
            <text:p>13</text:p>
          </table:table-cell>
        </table:table-row>
        <table:table-row table:style-name="ro2">
          <table:table-cell office:value-type="float" office:value="1.99">
            <text:p>1.99</text:p>
          </table:table-cell>
          <table:table-cell office:value-type="float" office:value="1279">
            <text:p>1279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3]; LEN([.D313])-1))" office:value-type="float" office:value="13">
            <text:p>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81">
            <text:p>1281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4]; LEN([.D314])-1))" office:value-type="float" office:value="13">
            <text:p>13</text:p>
          </table:table-cell>
        </table:table-row>
        <table:table-row table:style-name="ro2">
          <table:table-cell office:value-type="float" office:value="1.98">
            <text:p>1.98</text:p>
          </table:table-cell>
          <table:table-cell office:value-type="float" office:value="1279">
            <text:p>1279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5]; LEN([.D315])-1))" office:value-type="float" office:value="13">
            <text:p>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80">
            <text:p>12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6]; LEN([.D316])-1))" office:value-type="float" office:value="13">
            <text:p>13</text:p>
          </table:table-cell>
        </table:table-row>
        <table:table-row table:style-name="ro2">
          <table:table-cell office:value-type="float" office:value="4.83">
            <text:p>4.83</text:p>
          </table:table-cell>
          <table:table-cell office:value-type="float" office:value="5397">
            <text:p>539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17]; LEN([.D317])-1))" office:value-type="float" office:value="13">
            <text:p>13</text:p>
          </table:table-cell>
        </table:table-row>
        <table:table-row table:style-name="ro2">
          <table:table-cell office:value-type="float" office:value="4.86">
            <text:p>4.86</text:p>
          </table:table-cell>
          <table:table-cell office:value-type="float" office:value="5397">
            <text:p>539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18]; LEN([.D318])-1))" office:value-type="float" office:value="13">
            <text:p>13</text:p>
          </table:table-cell>
        </table:table-row>
        <table:table-row table:style-name="ro2">
          <table:table-cell office:value-type="float" office:value="4.85">
            <text:p>4.85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19]; LEN([.D319])-1))" office:value-type="float" office:value="13">
            <text:p>13</text:p>
          </table:table-cell>
        </table:table-row>
        <table:table-row table:style-name="ro2">
          <table:table-cell office:value-type="float" office:value="4.85">
            <text:p>4.85</text:p>
          </table:table-cell>
          <table:table-cell office:value-type="float" office:value="5397">
            <text:p>539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0]; LEN([.D320])-1))" office:value-type="float" office:value="13">
            <text:p>13</text:p>
          </table:table-cell>
        </table:table-row>
        <table:table-row table:style-name="ro2">
          <table:table-cell office:value-type="float" office:value="4.87">
            <text:p>4.87</text:p>
          </table:table-cell>
          <table:table-cell office:value-type="float" office:value="5397">
            <text:p>539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1]; LEN([.D321])-1))" office:value-type="float" office:value="13">
            <text:p>1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22]; LEN([.D322])-1))" office:value-type="float" office:value="13">
            <text:p>1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23]; LEN([.D323])-1))" office:value-type="float" office:value="13">
            <text:p>1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24]; LEN([.D324])-1))" office:value-type="float" office:value="13">
            <text:p>1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25]; LEN([.D325])-1))" office:value-type="float" office:value="13">
            <text:p>1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26]; LEN([.D326])-1))" office:value-type="float" office:value="13">
            <text:p>13</text:p>
          </table:table-cell>
        </table:table-row>
        <table:table-row table:style-name="ro2">
          <table:table-cell office:value-type="float" office:value="433.91">
            <text:p>433.91</text:p>
          </table:table-cell>
          <table:table-cell office:value-type="float" office:value="795650">
            <text:p>79565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27]; LEN([.D327])-1))" office:value-type="float" office:value="14">
            <text:p>14</text:p>
          </table:table-cell>
        </table:table-row>
        <table:table-row table:style-name="ro2">
          <table:table-cell office:value-type="float" office:value="415.26">
            <text:p>415.26</text:p>
          </table:table-cell>
          <table:table-cell office:value-type="float" office:value="795653">
            <text:p>795653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28]; LEN([.D328])-1))" office:value-type="float" office:value="14">
            <text:p>14</text:p>
          </table:table-cell>
        </table:table-row>
        <table:table-row table:style-name="ro2">
          <table:table-cell office:value-type="float" office:value="412.57">
            <text:p>412.57</text:p>
          </table:table-cell>
          <table:table-cell office:value-type="float" office:value="795652">
            <text:p>795652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29]; LEN([.D329])-1))" office:value-type="float" office:value="14">
            <text:p>14</text:p>
          </table:table-cell>
        </table:table-row>
        <table:table-row table:style-name="ro2">
          <table:table-cell office:value-type="float" office:value="409.31">
            <text:p>409.31</text:p>
          </table:table-cell>
          <table:table-cell office:value-type="float" office:value="795652">
            <text:p>795652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30]; LEN([.D330])-1))" office:value-type="float" office:value="14">
            <text:p>14</text:p>
          </table:table-cell>
        </table:table-row>
        <table:table-row table:style-name="ro2">
          <table:table-cell office:value-type="float" office:value="415.21">
            <text:p>415.21</text:p>
          </table:table-cell>
          <table:table-cell office:value-type="float" office:value="795653">
            <text:p>795653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31]; LEN([.D331])-1))" office:value-type="float" office:value="14">
            <text:p>14</text:p>
          </table:table-cell>
        </table:table-row>
        <table:table-row table:style-name="ro2">
          <table:table-cell office:value-type="float" office:value="407.67">
            <text:p>407.67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2]; LEN([.D332])-1))" office:value-type="float" office:value="14">
            <text:p>14</text:p>
          </table:table-cell>
        </table:table-row>
        <table:table-row table:style-name="ro2">
          <table:table-cell office:value-type="float" office:value="402.47">
            <text:p>402.47</text:p>
          </table:table-cell>
          <table:table-cell office:value-type="float" office:value="6638">
            <text:p>663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3]; LEN([.D333])-1))" office:value-type="float" office:value="14">
            <text:p>14</text:p>
          </table:table-cell>
        </table:table-row>
        <table:table-row table:style-name="ro2">
          <table:table-cell office:value-type="float" office:value="413.76">
            <text:p>413.76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4]; LEN([.D334])-1))" office:value-type="float" office:value="14">
            <text:p>14</text:p>
          </table:table-cell>
        </table:table-row>
        <table:table-row table:style-name="ro2">
          <table:table-cell office:value-type="float" office:value="428.87">
            <text:p>428.87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5]; LEN([.D335])-1))" office:value-type="float" office:value="14">
            <text:p>14</text:p>
          </table:table-cell>
        </table:table-row>
        <table:table-row table:style-name="ro2">
          <table:table-cell office:value-type="float" office:value="427.37">
            <text:p>427.37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6]; LEN([.D336])-1))" office:value-type="float" office:value="14">
            <text:p>14</text:p>
          </table:table-cell>
        </table:table-row>
        <table:table-row table:style-name="ro2">
          <table:table-cell office:value-type="float" office:value="47.17">
            <text:p>47.17</text:p>
          </table:table-cell>
          <table:table-cell office:value-type="float" office:value="1366">
            <text:p>1366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37]; LEN([.D337])-1))" office:value-type="float" office:value="14">
            <text:p>14</text:p>
          </table:table-cell>
        </table:table-row>
        <table:table-row table:style-name="ro2">
          <table:table-cell office:value-type="float" office:value="48.06">
            <text:p>48.06</text:p>
          </table:table-cell>
          <table:table-cell office:value-type="float" office:value="1368">
            <text:p>136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38]; LEN([.D338])-1))" office:value-type="float" office:value="14">
            <text:p>14</text:p>
          </table:table-cell>
        </table:table-row>
        <table:table-row table:style-name="ro2">
          <table:table-cell office:value-type="float" office:value="43.92">
            <text:p>43.92</text:p>
          </table:table-cell>
          <table:table-cell office:value-type="float" office:value="1368">
            <text:p>136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39]; LEN([.D339])-1))" office:value-type="float" office:value="14">
            <text:p>14</text:p>
          </table:table-cell>
        </table:table-row>
        <table:table-row table:style-name="ro2">
          <table:table-cell office:value-type="float" office:value="49.79">
            <text:p>49.79</text:p>
          </table:table-cell>
          <table:table-cell office:value-type="float" office:value="1368">
            <text:p>136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40]; LEN([.D340])-1))" office:value-type="float" office:value="14">
            <text:p>14</text:p>
          </table:table-cell>
        </table:table-row>
        <table:table-row table:style-name="ro2">
          <table:table-cell office:value-type="float" office:value="46.68">
            <text:p>46.68</text:p>
          </table:table-cell>
          <table:table-cell office:value-type="float" office:value="1368">
            <text:p>136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41]; LEN([.D341])-1))" office:value-type="float" office:value="14">
            <text:p>14</text:p>
          </table:table-cell>
        </table:table-row>
        <table:table-row table:style-name="ro2">
          <table:table-cell office:value-type="float" office:value="52.41">
            <text:p>52.41</text:p>
          </table:table-cell>
          <table:table-cell office:value-type="float" office:value="648">
            <text:p>64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2]; LEN([.D342])-1))" office:value-type="float" office:value="14">
            <text:p>14</text:p>
          </table:table-cell>
        </table:table-row>
        <table:table-row table:style-name="ro2">
          <table:table-cell office:value-type="float" office:value="49.18">
            <text:p>49.18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3]; LEN([.D343])-1))" office:value-type="float" office:value="14">
            <text:p>14</text:p>
          </table:table-cell>
        </table:table-row>
        <table:table-row table:style-name="ro2">
          <table:table-cell office:value-type="float" office:value="52.67">
            <text:p>52.67</text:p>
          </table:table-cell>
          <table:table-cell office:value-type="float" office:value="648">
            <text:p>64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4]; LEN([.D344])-1))" office:value-type="float" office:value="14">
            <text:p>14</text:p>
          </table:table-cell>
        </table:table-row>
        <table:table-row table:style-name="ro2">
          <table:table-cell office:value-type="float" office:value="50.1">
            <text:p>50.1</text:p>
          </table:table-cell>
          <table:table-cell office:value-type="float" office:value="648">
            <text:p>64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5]; LEN([.D345])-1))" office:value-type="float" office:value="14">
            <text:p>14</text:p>
          </table:table-cell>
        </table:table-row>
        <table:table-row table:style-name="ro2">
          <table:table-cell office:value-type="float" office:value="52.95">
            <text:p>52.95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6]; LEN([.D346])-1))" office:value-type="float" office:value="14">
            <text:p>14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92">
            <text:p>292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47]; LEN([.D347])-1))" office:value-type="float" office:value="14">
            <text:p>1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48]; LEN([.D348])-1))" office:value-type="float" office:value="14">
            <text:p>1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49]; LEN([.D349])-1))" office:value-type="float" office:value="14">
            <text:p>1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50]; LEN([.D350])-1))" office:value-type="float" office:value="14">
            <text:p>1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51]; LEN([.D351])-1))" office:value-type="float" office:value="14">
            <text:p>14</text:p>
          </table:table-cell>
        </table:table-row>
        <table:table-row table:style-name="ro2">
          <table:table-cell office:value-type="float" office:value="1642.39">
            <text:p>1642.39</text:p>
          </table:table-cell>
          <table:table-cell office:value-type="float" office:value="795702">
            <text:p>795702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52]; LEN([.D352])-1))" office:value-type="float" office:value="15">
            <text:p>15</text:p>
          </table:table-cell>
        </table:table-row>
        <table:table-row table:style-name="ro2">
          <table:table-cell office:value-type="float" office:value="1651.79">
            <text:p>1651.79</text:p>
          </table:table-cell>
          <table:table-cell office:value-type="float" office:value="795701">
            <text:p>795701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53]; LEN([.D353])-1))" office:value-type="float" office:value="15">
            <text:p>15</text:p>
          </table:table-cell>
        </table:table-row>
        <table:table-row table:style-name="ro2">
          <table:table-cell office:value-type="float" office:value="1628.89">
            <text:p>1628.89</text:p>
          </table:table-cell>
          <table:table-cell office:value-type="float" office:value="795704">
            <text:p>795704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54]; LEN([.D354])-1))" office:value-type="float" office:value="15">
            <text:p>15</text:p>
          </table:table-cell>
        </table:table-row>
        <table:table-row table:style-name="ro2">
          <table:table-cell office:value-type="float" office:value="1671.14">
            <text:p>1671.14</text:p>
          </table:table-cell>
          <table:table-cell office:value-type="float" office:value="795702">
            <text:p>795702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55]; LEN([.D355])-1))" office:value-type="float" office:value="15">
            <text:p>15</text:p>
          </table:table-cell>
        </table:table-row>
        <table:table-row table:style-name="ro2">
          <table:table-cell office:value-type="float" office:value="1686.33">
            <text:p>1686.33</text:p>
          </table:table-cell>
          <table:table-cell office:value-type="float" office:value="795704">
            <text:p>795704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56]; LEN([.D356])-1))" office:value-type="float" office:value="15">
            <text:p>15</text:p>
          </table:table-cell>
        </table:table-row>
        <table:table-row table:style-name="ro2">
          <table:table-cell office:value-type="float" office:value="1682.04">
            <text:p>1682.04</text:p>
          </table:table-cell>
          <table:table-cell office:value-type="float" office:value="6676">
            <text:p>6676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7]; LEN([.D357])-1))" office:value-type="float" office:value="15">
            <text:p>15</text:p>
          </table:table-cell>
        </table:table-row>
        <table:table-row table:style-name="ro2">
          <table:table-cell office:value-type="float" office:value="1753.19">
            <text:p>1753.19</text:p>
          </table:table-cell>
          <table:table-cell office:value-type="float" office:value="6676">
            <text:p>6676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8]; LEN([.D358])-1))" office:value-type="float" office:value="15">
            <text:p>15</text:p>
          </table:table-cell>
        </table:table-row>
        <table:table-row table:style-name="ro2">
          <table:table-cell office:value-type="float" office:value="1622.84">
            <text:p>1622.84</text:p>
          </table:table-cell>
          <table:table-cell office:value-type="float" office:value="6676">
            <text:p>6676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9]; LEN([.D359])-1))" office:value-type="float" office:value="15">
            <text:p>15</text:p>
          </table:table-cell>
        </table:table-row>
        <table:table-row table:style-name="ro2">
          <table:table-cell office:value-type="float" office:value="1738.88">
            <text:p>1738.88</text:p>
          </table:table-cell>
          <table:table-cell office:value-type="float" office:value="6676">
            <text:p>6676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60]; LEN([.D360])-1))" office:value-type="float" office:value="15">
            <text:p>15</text:p>
          </table:table-cell>
        </table:table-row>
        <table:table-row table:style-name="ro2">
          <table:table-cell office:value-type="float" office:value="1727.2">
            <text:p>1727.2</text:p>
          </table:table-cell>
          <table:table-cell office:value-type="float" office:value="6676">
            <text:p>6676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61]; LEN([.D361])-1))" office:value-type="float" office:value="15">
            <text:p>15</text:p>
          </table:table-cell>
        </table:table-row>
        <table:table-row table:style-name="ro2">
          <table:table-cell office:value-type="float" office:value="471.88">
            <text:p>471.88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2]; LEN([.D362])-1))" office:value-type="float" office:value="15">
            <text:p>15</text:p>
          </table:table-cell>
        </table:table-row>
        <table:table-row table:style-name="ro2">
          <table:table-cell office:value-type="float" office:value="468.43">
            <text:p>468.43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3]; LEN([.D363])-1))" office:value-type="float" office:value="15">
            <text:p>15</text:p>
          </table:table-cell>
        </table:table-row>
        <table:table-row table:style-name="ro2">
          <table:table-cell office:value-type="float" office:value="510.25">
            <text:p>510.25</text:p>
          </table:table-cell>
          <table:table-cell office:value-type="float" office:value="1369">
            <text:p>136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4]; LEN([.D364])-1))" office:value-type="float" office:value="15">
            <text:p>15</text:p>
          </table:table-cell>
        </table:table-row>
        <table:table-row table:style-name="ro2">
          <table:table-cell office:value-type="float" office:value="447.21">
            <text:p>447.21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5]; LEN([.D365])-1))" office:value-type="float" office:value="15">
            <text:p>15</text:p>
          </table:table-cell>
        </table:table-row>
        <table:table-row table:style-name="ro2">
          <table:table-cell office:value-type="float" office:value="449.08">
            <text:p>449.08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6]; LEN([.D366])-1))" office:value-type="float" office:value="15">
            <text:p>15</text:p>
          </table:table-cell>
        </table:table-row>
        <table:table-row table:style-name="ro2">
          <table:table-cell office:value-type="float" office:value="473.09">
            <text:p>473.09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7]; LEN([.D367])-1))" office:value-type="float" office:value="15">
            <text:p>15</text:p>
          </table:table-cell>
        </table:table-row>
        <table:table-row table:style-name="ro2">
          <table:table-cell office:value-type="float" office:value="472.15">
            <text:p>472.15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8]; LEN([.D368])-1))" office:value-type="float" office:value="15">
            <text:p>15</text:p>
          </table:table-cell>
        </table:table-row>
        <table:table-row table:style-name="ro2">
          <table:table-cell office:value-type="float" office:value="499.31">
            <text:p>499.31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9]; LEN([.D369])-1))" office:value-type="float" office:value="15">
            <text:p>15</text:p>
          </table:table-cell>
        </table:table-row>
        <table:table-row table:style-name="ro2">
          <table:table-cell office:value-type="float" office:value="614.97">
            <text:p>614.97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70]; LEN([.D370])-1))" office:value-type="float" office:value="15">
            <text:p>15</text:p>
          </table:table-cell>
        </table:table-row>
        <table:table-row table:style-name="ro2">
          <table:table-cell office:value-type="float" office:value="625.53">
            <text:p>625.53</text:p>
          </table:table-cell>
          <table:table-cell office:value-type="float" office:value="648">
            <text:p>648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71]; LEN([.D371])-1))" office:value-type="float" office:value="15">
            <text:p>15</text:p>
          </table:table-cell>
        </table:table-row>
        <table:table-row table:style-name="ro2">
          <table:table-cell office:value-type="float" office:value="0.13">
            <text:p>0.13</text:p>
          </table:table-cell>
          <table:table-cell office:value-type="float" office:value="293">
            <text:p>293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72]; LEN([.D372])-1))" office:value-type="float" office:value="15">
            <text:p>1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73]; LEN([.D373])-1))" office:value-type="float" office:value="15">
            <text:p>1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74]; LEN([.D374])-1))" office:value-type="float" office:value="15">
            <text:p>1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3">
            <text:p>293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75]; LEN([.D375])-1))"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76]; LEN([.D376])-1))" office:value-type="float" office:value="15">
            <text:p>15</text:p>
          </table:table-cell>
        </table:table-row>
        <table:table-row table:style-name="ro2">
          <table:table-cell office:value-type="float" office:value="1.01">
            <text:p>1.01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7];LEN([.D377])-1))" office:value-type="float" office:value="1">
            <text:p>1</text:p>
          </table:table-cell>
        </table:table-row>
        <table:table-row table:style-name="ro2">
          <table:table-cell office:value-type="float" office:value="0.57">
            <text:p>0.57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8];LEN([.D378])-1))" office:value-type="float" office:value="1">
            <text:p>1</text:p>
          </table:table-cell>
        </table:table-row>
        <table:table-row table:style-name="ro2">
          <table:table-cell office:value-type="float" office:value="0.54">
            <text:p>0.54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79];LEN([.D379])-1))" office:value-type="float" office:value="1">
            <text:p>1</text:p>
          </table:table-cell>
        </table:table-row>
        <table:table-row table:style-name="ro2">
          <table:table-cell office:value-type="float" office:value="0.51">
            <text:p>0.51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80];LEN([.D380])-1))" office:value-type="float" office:value="1">
            <text:p>1</text:p>
          </table:table-cell>
        </table:table-row>
        <table:table-row table:style-name="ro2">
          <table:table-cell office:value-type="float" office:value="0.53">
            <text:p>0.53</text:p>
          </table:table-cell>
          <table:table-cell office:value-type="float" office:value="92413">
            <text:p>92413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81];LEN([.D381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82];LEN([.D382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83];LEN([.D383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84];LEN([.D384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85];LEN([.D385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386];LEN([.D386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530">
            <text:p>530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7];LEN([.D387])-1))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8];LEN([.D388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529">
            <text:p>529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89];LEN([.D389])-1))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90];LEN([.D390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529">
            <text:p>529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391];LEN([.D391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734">
            <text:p>1734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2];LEN([.D392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31">
            <text:p>1731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3];LEN([.D393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731">
            <text:p>1731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4];LEN([.D394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31">
            <text:p>1731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5];LEN([.D395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31">
            <text:p>1731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6];LEN([.D396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7];LEN([.D397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8];LEN([.D398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399];LEN([.D399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400];LEN([.D400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401];LEN([.D401])-1))" office:value-type="float" office:value="1">
            <text:p>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188103">
            <text:p>188103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402];LEN([.D402])-1))" office:value-type="float" office:value="2">
            <text:p>2</text:p>
          </table:table-cell>
        </table:table-row>
        <table:table-row table:style-name="ro2">
          <table:table-cell office:value-type="float" office:value="1.09">
            <text:p>1.09</text:p>
          </table:table-cell>
          <table:table-cell office:value-type="float" office:value="188104">
            <text:p>188104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403];LEN([.D403])-1))" office:value-type="float" office:value="2">
            <text:p>2</text:p>
          </table:table-cell>
        </table:table-row>
        <table:table-row table:style-name="ro2">
          <table:table-cell office:value-type="float" office:value="1.08">
            <text:p>1.08</text:p>
          </table:table-cell>
          <table:table-cell office:value-type="float" office:value="188104">
            <text:p>188104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404];LEN([.D404])-1))" office:value-type="float" office:value="2">
            <text:p>2</text:p>
          </table:table-cell>
        </table:table-row>
        <table:table-row table:style-name="ro2">
          <table:table-cell office:value-type="float" office:value="1.09">
            <text:p>1.09</text:p>
          </table:table-cell>
          <table:table-cell office:value-type="float" office:value="188104">
            <text:p>188104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405];LEN([.D405])-1))" office:value-type="float" office:value="2">
            <text:p>2</text:p>
          </table:table-cell>
        </table:table-row>
        <table:table-row table:style-name="ro2">
          <table:table-cell office:value-type="float" office:value="1.08">
            <text:p>1.08</text:p>
          </table:table-cell>
          <table:table-cell office:value-type="float" office:value="188104">
            <text:p>188104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406];LEN([.D406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7];LEN([.D407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8];LEN([.D408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09];LEN([.D409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9">
            <text:p>1659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10];LEN([.D410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58">
            <text:p>1658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411];LEN([.D411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587">
            <text:p>587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2];LEN([.D412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3];LEN([.D413])-1))" office:value-type="float" office:value="2">
            <text:p>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4];LEN([.D414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587">
            <text:p>587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5];LEN([.D415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6];LEN([.D416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1">
            <text:p>641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7];LEN([.D417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1">
            <text:p>641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8];LEN([.D418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2">
            <text:p>64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19];LEN([.D419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2">
            <text:p>64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0];LEN([.D420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41">
            <text:p>641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1];LEN([.D421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2];LEN([.D422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3];LEN([.D423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4];LEN([.D424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5];LEN([.D425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312">
            <text:p>1312</text:p>
          </table:table-cell>
          <table:table-cell office:value-type="string">
            <text:p>3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6];LEN([.D426])-1))" office:value-type="float" office:value="2">
            <text:p>2</text:p>
          </table:table-cell>
        </table:table-row>
        <table:table-row table:style-name="ro2">
          <table:table-cell office:value-type="float" office:value="3.47">
            <text:p>3.47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7];LEN([.D427])-1))" office:value-type="float" office:value="3">
            <text:p>3</text:p>
          </table:table-cell>
        </table:table-row>
        <table:table-row table:style-name="ro2">
          <table:table-cell office:value-type="float" office:value="2.19">
            <text:p>2.19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8];LEN([.D428])-1))" office:value-type="float" office:value="3">
            <text:p>3</text:p>
          </table:table-cell>
        </table:table-row>
        <table:table-row table:style-name="ro2">
          <table:table-cell office:value-type="float" office:value="2.23">
            <text:p>2.23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29];LEN([.D429])-1))" office:value-type="float" office:value="3">
            <text:p>3</text:p>
          </table:table-cell>
        </table:table-row>
        <table:table-row table:style-name="ro2">
          <table:table-cell office:value-type="float" office:value="2.22">
            <text:p>2.22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30];LEN([.D430])-1))" office:value-type="float" office:value="3">
            <text:p>3</text:p>
          </table:table-cell>
        </table:table-row>
        <table:table-row table:style-name="ro2">
          <table:table-cell office:value-type="float" office:value="2.23">
            <text:p>2.23</text:p>
          </table:table-cell>
          <table:table-cell office:value-type="float" office:value="382582">
            <text:p>38258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431];LEN([.D431])-1))" office:value-type="float" office:value="3">
            <text:p>3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2814">
            <text:p>2814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32];LEN([.D432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814">
            <text:p>2814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33];LEN([.D433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814">
            <text:p>2814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34];LEN([.D434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813">
            <text:p>2813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35];LEN([.D435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813">
            <text:p>2813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436];LEN([.D436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708">
            <text:p>70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7];LEN([.D437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708">
            <text:p>70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8];LEN([.D438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708">
            <text:p>70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39];LEN([.D439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709">
            <text:p>70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40];LEN([.D440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708">
            <text:p>70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441];LEN([.D441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2];LEN([.D442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3];LEN([.D443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4];LEN([.D444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9">
            <text:p>2929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5];LEN([.D445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8">
            <text:p>2928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6];LEN([.D446])-1))" office:value-type="float" office:value="3">
            <text:p>3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3365">
            <text:p>3365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7];LEN([.D447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62">
            <text:p>336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8];LEN([.D448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3362">
            <text:p>3362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49];LEN([.D449])-1))" office:value-type="float" office:value="3">
            <text:p>3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3365">
            <text:p>3365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50];LEN([.D450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65">
            <text:p>3365</text:p>
          </table:table-cell>
          <table:table-cell office:value-type="string">
            <text:p>3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451];LEN([.D451])-1))" office:value-type="float" office:value="3">
            <text:p>3</text:p>
          </table:table-cell>
        </table:table-row>
        <table:table-row table:style-name="ro2">
          <table:table-cell office:value-type="float" office:value="4.49">
            <text:p>4.49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52];LEN([.D452])-1))" office:value-type="float" office:value="4">
            <text:p>4</text:p>
          </table:table-cell>
        </table:table-row>
        <table:table-row table:style-name="ro2">
          <table:table-cell office:value-type="float" office:value="4.55">
            <text:p>4.55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53];LEN([.D453])-1))" office:value-type="float" office:value="4">
            <text:p>4</text:p>
          </table:table-cell>
        </table:table-row>
        <table:table-row table:style-name="ro2">
          <table:table-cell office:value-type="float" office:value="4.66">
            <text:p>4.66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54];LEN([.D454])-1))" office:value-type="float" office:value="4">
            <text:p>4</text:p>
          </table:table-cell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55];LEN([.D455])-1))" office:value-type="float" office:value="4">
            <text:p>4</text:p>
          </table:table-cell>
        </table:table-row>
        <table:table-row table:style-name="ro2">
          <table:table-cell office:value-type="float" office:value="4.67">
            <text:p>4.67</text:p>
          </table:table-cell>
          <table:table-cell office:value-type="float" office:value="754623">
            <text:p>75462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456];LEN([.D456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039">
            <text:p>50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7];LEN([.D457])-1))" office:value-type="float" office:value="4">
            <text:p>4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5040">
            <text:p>5040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8];LEN([.D458])-1))" office:value-type="float" office:value="4">
            <text:p>4</text:p>
          </table:table-cell>
        </table:table-row>
        <table:table-row table:style-name="ro2">
          <table:table-cell office:value-type="float" office:value="0.18">
            <text:p>0.18</text:p>
          </table:table-cell>
          <table:table-cell office:value-type="float" office:value="5039">
            <text:p>50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59];LEN([.D459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040">
            <text:p>5040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60];LEN([.D460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040">
            <text:p>5040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461];LEN([.D461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840">
            <text:p>840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62];LEN([.D462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839">
            <text:p>8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63];LEN([.D463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838">
            <text:p>838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64];LEN([.D464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839">
            <text:p>8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65];LEN([.D465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839">
            <text:p>83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466];LEN([.D466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83">
            <text:p>168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7];LEN([.D467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83">
            <text:p>1683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8];LEN([.D468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1">
            <text:p>1681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69];LEN([.D469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2">
            <text:p>1682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0];LEN([.D470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81">
            <text:p>1681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1];LEN([.D471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2];LEN([.D472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3];LEN([.D473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4];LEN([.D474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5];LEN([.D475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476];LEN([.D476])-1))" office:value-type="float" office:value="4">
            <text:p>4</text:p>
          </table:table-cell>
        </table:table-row>
        <table:table-row table:style-name="ro2">
          <table:table-cell office:value-type="float" office:value="7.6">
            <text:p>7.6</text:p>
          </table:table-cell>
          <table:table-cell office:value-type="float" office:value="931487">
            <text:p>931487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7];LEN([.D477])-1))" office:value-type="float" office:value="5">
            <text:p>5</text:p>
          </table:table-cell>
        </table:table-row>
        <table:table-row table:style-name="ro2">
          <table:table-cell office:value-type="float" office:value="6.07">
            <text:p>6.07</text:p>
          </table:table-cell>
          <table:table-cell office:value-type="float" office:value="931487">
            <text:p>931487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8];LEN([.D478])-1))" office:value-type="float" office:value="5">
            <text:p>5</text:p>
          </table:table-cell>
        </table:table-row>
        <table:table-row table:style-name="ro2">
          <table:table-cell office:value-type="float" office:value="6.26">
            <text:p>6.26</text:p>
          </table:table-cell>
          <table:table-cell office:value-type="float" office:value="931487">
            <text:p>931487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79];LEN([.D479])-1))" office:value-type="float" office:value="5">
            <text:p>5</text:p>
          </table:table-cell>
        </table:table-row>
        <table:table-row table:style-name="ro2">
          <table:table-cell office:value-type="float" office:value="6.17">
            <text:p>6.17</text:p>
          </table:table-cell>
          <table:table-cell office:value-type="float" office:value="931484">
            <text:p>931484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80];LEN([.D480])-1))" office:value-type="float" office:value="5">
            <text:p>5</text:p>
          </table:table-cell>
        </table:table-row>
        <table:table-row table:style-name="ro2">
          <table:table-cell office:value-type="float" office:value="6.29">
            <text:p>6.29</text:p>
          </table:table-cell>
          <table:table-cell office:value-type="float" office:value="931487">
            <text:p>931487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481];LEN([.D481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82];LEN([.D482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83];LEN([.D483])-1))" office:value-type="float" office:value="5">
            <text:p>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84];LEN([.D484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85];LEN([.D485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602">
            <text:p>6602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486];LEN([.D486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9">
            <text:p>1069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7];LEN([.D487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9">
            <text:p>1069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8];LEN([.D488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89];LEN([.D489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8">
            <text:p>10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90];LEN([.D490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69">
            <text:p>1069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491];LEN([.D491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2];LEN([.D492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3];LEN([.D493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4];LEN([.D494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5];LEN([.D495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6];LEN([.D496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7];LEN([.D497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8];LEN([.D498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499];LEN([.D499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500];LEN([.D500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501];LEN([.D501])-1))" office:value-type="float" office:value="5">
            <text:p>5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502];LEN([.D502])-1))" office:value-type="float" office:value="6">
            <text:p>6</text:p>
          </table:table-cell>
        </table:table-row>
        <table:table-row table:style-name="ro2">
          <table:table-cell office:value-type="float" office:value="6.68">
            <text:p>6.68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503];LEN([.D503])-1))" office:value-type="float" office:value="6">
            <text:p>6</text:p>
          </table:table-cell>
        </table:table-row>
        <table:table-row table:style-name="ro2">
          <table:table-cell office:value-type="float" office:value="6.62">
            <text:p>6.62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504];LEN([.D504])-1))" office:value-type="float" office:value="6">
            <text:p>6</text:p>
          </table:table-cell>
        </table:table-row>
        <table:table-row table:style-name="ro2">
          <table:table-cell office:value-type="float" office:value="6.69">
            <text:p>6.69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505];LEN([.D505])-1))" office:value-type="float" office:value="6">
            <text:p>6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956750">
            <text:p>95675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506];LEN([.D506])-1))"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6993">
            <text:p>699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7];LEN([.D507])-1))" office:value-type="float" office:value="6">
            <text:p>6</text:p>
          </table:table-cell>
        </table:table-row>
        <table:table-row table:style-name="ro2">
          <table:table-cell office:value-type="float" office:value="0.77">
            <text:p>0.77</text:p>
          </table:table-cell>
          <table:table-cell office:value-type="float" office:value="6994">
            <text:p>6994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8];LEN([.D508])-1))"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6994">
            <text:p>6994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09];LEN([.D509])-1))" office:value-type="float" office:value="6">
            <text:p>6</text:p>
          </table:table-cell>
        </table:table-row>
        <table:table-row table:style-name="ro2">
          <table:table-cell office:value-type="float" office:value="0.77">
            <text:p>0.77</text:p>
          </table:table-cell>
          <table:table-cell office:value-type="float" office:value="6994">
            <text:p>6994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10];LEN([.D510])-1))"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6993">
            <text:p>699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511];LEN([.D511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12];LEN([.D512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13];LEN([.D513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14];LEN([.D514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15];LEN([.D515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433">
            <text:p>1433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516];LEN([.D516])-1))" office:value-type="float" office:value="6">
            <text:p>6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7];LEN([.D517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8];LEN([.D518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9">
            <text:p>1869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19];LEN([.D519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0];LEN([.D520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8">
            <text:p>1868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1];LEN([.D521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2];LEN([.D522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3];LEN([.D523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9">
            <text:p>2489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4];LEN([.D524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489">
            <text:p>2489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5];LEN([.D525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526];LEN([.D526])-1))" office:value-type="float" office:value="6">
            <text:p>6</text:p>
          </table:table-cell>
        </table:table-row>
        <table:table-row table:style-name="ro2">
          <table:table-cell office:value-type="float" office:value="8.44">
            <text:p>8.44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7];LEN([.D527])-1))" office:value-type="float" office:value="7">
            <text:p>7</text:p>
          </table:table-cell>
        </table:table-row>
        <table:table-row table:style-name="ro2">
          <table:table-cell office:value-type="float" office:value="7.12">
            <text:p>7.12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8];LEN([.D528])-1))" office:value-type="float" office:value="7">
            <text:p>7</text:p>
          </table:table-cell>
        </table:table-row>
        <table:table-row table:style-name="ro2">
          <table:table-cell office:value-type="float" office:value="7.08">
            <text:p>7.08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29];LEN([.D529])-1))" office:value-type="float" office:value="7">
            <text:p>7</text:p>
          </table:table-cell>
        </table:table-row>
        <table:table-row table:style-name="ro2">
          <table:table-cell office:value-type="float" office:value="7.02">
            <text:p>7.02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30];LEN([.D530])-1))" office:value-type="float" office:value="7">
            <text:p>7</text:p>
          </table:table-cell>
        </table:table-row>
        <table:table-row table:style-name="ro2">
          <table:table-cell office:value-type="float" office:value="7.07">
            <text:p>7.07</text:p>
          </table:table-cell>
          <table:table-cell office:value-type="float" office:value="117630">
            <text:p>11763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531];LEN([.D531])-1))" office:value-type="float" office:value="7">
            <text:p>7</text:p>
          </table:table-cell>
        </table:table-row>
        <table:table-row table:style-name="ro2">
          <table:table-cell office:value-type="float" office:value="1.58">
            <text:p>1.58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32];LEN([.D532])-1))" office:value-type="float" office:value="7">
            <text:p>7</text:p>
          </table:table-cell>
        </table:table-row>
        <table:table-row table:style-name="ro2">
          <table:table-cell office:value-type="float" office:value="1.57">
            <text:p>1.57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33];LEN([.D533])-1))" office:value-type="float" office:value="7">
            <text:p>7</text:p>
          </table:table-cell>
        </table:table-row>
        <table:table-row table:style-name="ro2">
          <table:table-cell office:value-type="float" office:value="1.59">
            <text:p>1.59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34];LEN([.D534])-1))" office:value-type="float" office:value="7">
            <text:p>7</text:p>
          </table:table-cell>
        </table:table-row>
        <table:table-row table:style-name="ro2">
          <table:table-cell office:value-type="float" office:value="1.58">
            <text:p>1.58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35];LEN([.D535])-1))" office:value-type="float" office:value="7">
            <text:p>7</text:p>
          </table:table-cell>
        </table:table-row>
        <table:table-row table:style-name="ro2">
          <table:table-cell office:value-type="float" office:value="1.58">
            <text:p>1.58</text:p>
          </table:table-cell>
          <table:table-cell office:value-type="float" office:value="4997">
            <text:p>499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536];LEN([.D536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7];LEN([.D537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8];LEN([.D538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39];LEN([.D539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40];LEN([.D540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7187">
            <text:p>7187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541];LEN([.D541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2];LEN([.D542])-1))" office:value-type="float" office:value="7">
            <text:p>7</text:p>
          </table:table-cell>
        </table:table-row>
        <table:table-row table:style-name="ro2">
          <table:table-cell office:value-type="float" office:value="0.11">
            <text:p>0.11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3];LEN([.D543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4];LEN([.D544])-1))" office:value-type="float" office:value="7">
            <text:p>7</text:p>
          </table:table-cell>
        </table:table-row>
        <table:table-row table:style-name="ro2">
          <table:table-cell office:value-type="float" office:value="0.11">
            <text:p>0.11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5];LEN([.D545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480">
            <text:p>48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6];LEN([.D546])-1))" office:value-type="float" office:value="7">
            <text:p>7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2491">
            <text:p>2491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7];LEN([.D547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2491">
            <text:p>2491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8];LEN([.D548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49];LEN([.D549])-1))" office:value-type="float" office:value="7">
            <text:p>7</text:p>
          </table:table-cell>
        </table:table-row>
        <table:table-row table:style-name="ro2">
          <table:table-cell office:value-type="float" office:value="0.11">
            <text:p>0.11</text:p>
          </table:table-cell>
          <table:table-cell office:value-type="float" office:value="2491">
            <text:p>2491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50];LEN([.D550])-1))" office:value-type="float" office:value="7">
            <text:p>7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551];LEN([.D551])-1))" office:value-type="float" office:value="7">
            <text:p>7</text:p>
          </table:table-cell>
        </table:table-row>
        <table:table-row table:style-name="ro2">
          <table:table-cell office:value-type="float" office:value="16.95">
            <text:p>16.95</text:p>
          </table:table-cell>
          <table:table-cell office:value-type="float" office:value="141604">
            <text:p>141604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52];LEN([.D552])-1))" office:value-type="float" office:value="8">
            <text:p>8</text:p>
          </table:table-cell>
        </table:table-row>
        <table:table-row table:style-name="ro2">
          <table:table-cell office:value-type="float" office:value="8.75">
            <text:p>8.75</text:p>
          </table:table-cell>
          <table:table-cell office:value-type="float" office:value="141608">
            <text:p>14160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53];LEN([.D553])-1))" office:value-type="float" office:value="8">
            <text:p>8</text:p>
          </table:table-cell>
        </table:table-row>
        <table:table-row table:style-name="ro2">
          <table:table-cell office:value-type="float" office:value="8.74">
            <text:p>8.74</text:p>
          </table:table-cell>
          <table:table-cell office:value-type="float" office:value="141608">
            <text:p>14160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54];LEN([.D554])-1))" office:value-type="float" office:value="8">
            <text:p>8</text:p>
          </table:table-cell>
        </table:table-row>
        <table:table-row table:style-name="ro2">
          <table:table-cell office:value-type="float" office:value="8.77">
            <text:p>8.77</text:p>
          </table:table-cell>
          <table:table-cell office:value-type="float" office:value="141608">
            <text:p>14160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55];LEN([.D555])-1))" office:value-type="float" office:value="8">
            <text:p>8</text:p>
          </table:table-cell>
        </table:table-row>
        <table:table-row table:style-name="ro2">
          <table:table-cell office:value-type="float" office:value="8.72">
            <text:p>8.72</text:p>
          </table:table-cell>
          <table:table-cell office:value-type="float" office:value="141608">
            <text:p>14160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556];LEN([.D556])-1))" office:value-type="float" office:value="8">
            <text:p>8</text:p>
          </table:table-cell>
        </table:table-row>
        <table:table-row table:style-name="ro2">
          <table:table-cell office:value-type="float" office:value="3.18">
            <text:p>3.18</text:p>
          </table:table-cell>
          <table:table-cell office:value-type="float" office:value="4893">
            <text:p>4893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7];LEN([.D557])-1))" office:value-type="float" office:value="8">
            <text:p>8</text:p>
          </table:table-cell>
        </table:table-row>
        <table:table-row table:style-name="ro2">
          <table:table-cell office:value-type="float" office:value="3.21">
            <text:p>3.21</text:p>
          </table:table-cell>
          <table:table-cell office:value-type="float" office:value="4893">
            <text:p>4893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8];LEN([.D558])-1))" office:value-type="float" office:value="8">
            <text:p>8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893">
            <text:p>4893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59];LEN([.D559])-1))" office:value-type="float" office:value="8">
            <text:p>8</text:p>
          </table:table-cell>
        </table:table-row>
        <table:table-row table:style-name="ro2">
          <table:table-cell office:value-type="float" office:value="3.22">
            <text:p>3.22</text:p>
          </table:table-cell>
          <table:table-cell office:value-type="float" office:value="4890">
            <text:p>48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60];LEN([.D560])-1))" office:value-type="float" office:value="8">
            <text:p>8</text:p>
          </table:table-cell>
        </table:table-row>
        <table:table-row table:style-name="ro2">
          <table:table-cell office:value-type="float" office:value="3.18">
            <text:p>3.18</text:p>
          </table:table-cell>
          <table:table-cell office:value-type="float" office:value="4892">
            <text:p>4892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561];LEN([.D561])-1))" office:value-type="float" office:value="8">
            <text:p>8</text:p>
          </table:table-cell>
        </table:table-row>
        <table:table-row table:style-name="ro2">
          <table:table-cell office:value-type="float" office:value="0.19">
            <text:p>0.19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62];LEN([.D562])-1))" office:value-type="float" office:value="8">
            <text:p>8</text:p>
          </table:table-cell>
        </table:table-row>
        <table:table-row table:style-name="ro2">
          <table:table-cell office:value-type="float" office:value="0.18">
            <text:p>0.18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63];LEN([.D563])-1))" office:value-type="float" office:value="8">
            <text:p>8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64];LEN([.D564])-1))" office:value-type="float" office:value="8">
            <text:p>8</text:p>
          </table:table-cell>
        </table:table-row>
        <table:table-row table:style-name="ro2">
          <table:table-cell office:value-type="float" office:value="0.18">
            <text:p>0.18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65];LEN([.D565])-1))" office:value-type="float" office:value="8">
            <text:p>8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15618">
            <text:p>15618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566];LEN([.D566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474">
            <text:p>474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7];LEN([.D567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474">
            <text:p>474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8];LEN([.D568])-1))" office:value-type="float" office:value="8">
            <text:p>8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475">
            <text:p>475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69];LEN([.D569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475">
            <text:p>475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0];LEN([.D570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475">
            <text:p>475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1];LEN([.D571])-1))" office:value-type="float" office:value="8">
            <text:p>8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2];LEN([.D572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2492">
            <text:p>2492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3];LEN([.D573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4];LEN([.D574])-1))" office:value-type="float" office:value="8">
            <text:p>8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5];LEN([.D575])-1))" office:value-type="float" office:value="8">
            <text:p>8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576];LEN([.D576])-1))" office:value-type="float" office:value="8">
            <text:p>8</text:p>
          </table:table-cell>
        </table:table-row>
        <table:table-row table:style-name="ro2">
          <table:table-cell office:value-type="float" office:value="23.2">
            <text:p>23.2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7];LEN([.D577])-1))" office:value-type="float" office:value="9">
            <text:p>9</text:p>
          </table:table-cell>
        </table:table-row>
        <table:table-row table:style-name="ro2">
          <table:table-cell office:value-type="float" office:value="12.08">
            <text:p>12.08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8];LEN([.D578])-1))" office:value-type="float" office:value="9">
            <text:p>9</text:p>
          </table:table-cell>
        </table:table-row>
        <table:table-row table:style-name="ro2">
          <table:table-cell office:value-type="float" office:value="12.27">
            <text:p>12.27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79];LEN([.D579])-1))" office:value-type="float" office:value="9">
            <text:p>9</text:p>
          </table:table-cell>
        </table:table-row>
        <table:table-row table:style-name="ro2">
          <table:table-cell office:value-type="float" office:value="12.21">
            <text:p>12.21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80];LEN([.D580])-1))" office:value-type="float" office:value="9">
            <text:p>9</text:p>
          </table:table-cell>
        </table:table-row>
        <table:table-row table:style-name="ro2">
          <table:table-cell office:value-type="float" office:value="12.3">
            <text:p>12.3</text:p>
          </table:table-cell>
          <table:table-cell office:value-type="float" office:value="192627">
            <text:p>192627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581];LEN([.D581])-1))" office:value-type="float" office:value="9">
            <text:p>9</text:p>
          </table:table-cell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6002">
            <text:p>6002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82];LEN([.D582])-1))" office:value-type="float" office:value="9">
            <text:p>9</text:p>
          </table:table-cell>
        </table:table-row>
        <table:table-row table:style-name="ro2">
          <table:table-cell office:value-type="float" office:value="6.56">
            <text:p>6.56</text:p>
          </table:table-cell>
          <table:table-cell office:value-type="float" office:value="6002">
            <text:p>6002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83];LEN([.D583])-1))" office:value-type="float" office:value="9">
            <text:p>9</text:p>
          </table:table-cell>
        </table:table-row>
        <table:table-row table:style-name="ro2">
          <table:table-cell office:value-type="float" office:value="6.53">
            <text:p>6.53</text:p>
          </table:table-cell>
          <table:table-cell office:value-type="float" office:value="6002">
            <text:p>6002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84];LEN([.D584])-1))" office:value-type="float" office:value="9">
            <text:p>9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6002">
            <text:p>6002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85];LEN([.D585])-1))" office:value-type="float" office:value="9">
            <text:p>9</text:p>
          </table:table-cell>
        </table:table-row>
        <table:table-row table:style-name="ro2">
          <table:table-cell office:value-type="float" office:value="6.54">
            <text:p>6.54</text:p>
          </table:table-cell>
          <table:table-cell office:value-type="float" office:value="6001">
            <text:p>6001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586];LEN([.D586])-1))" office:value-type="float" office:value="9">
            <text:p>9</text:p>
          </table:table-cell>
        </table:table-row>
        <table:table-row table:style-name="ro2">
          <table:table-cell office:value-type="float" office:value="0.32">
            <text:p>0.32</text:p>
          </table:table-cell>
          <table:table-cell office:value-type="float" office:value="25949">
            <text:p>25949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7];LEN([.D587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5950">
            <text:p>2595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8];LEN([.D588])-1))" office:value-type="float" office:value="9">
            <text:p>9</text:p>
          </table:table-cell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25949">
            <text:p>25949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89];LEN([.D589])-1))" office:value-type="float" office:value="9">
            <text:p>9</text:p>
          </table:table-cell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25950">
            <text:p>2595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90];LEN([.D590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5950">
            <text:p>2595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591];LEN([.D591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575">
            <text:p>1575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2];LEN([.D592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575">
            <text:p>1575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3];LEN([.D593])-1))" office:value-type="float" office:value="9">
            <text:p>9</text:p>
          </table:table-cell>
        </table:table-row>
        <table:table-row table:style-name="ro2">
          <table:table-cell office:value-type="float" office:value="0.42">
            <text:p>0.42</text:p>
          </table:table-cell>
          <table:table-cell office:value-type="float" office:value="1575">
            <text:p>1575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4];LEN([.D594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574">
            <text:p>1574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5];LEN([.D595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1575">
            <text:p>1575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6];LEN([.D596])-1))" office:value-type="float" office:value="9">
            <text:p>9</text:p>
          </table:table-cell>
        </table:table-row>
        <table:table-row table:style-name="ro2">
          <table:table-cell office:value-type="float" office:value="0.42">
            <text:p>0.4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7];LEN([.D597])-1))" office:value-type="float" office:value="9">
            <text:p>9</text:p>
          </table:table-cell>
        </table:table-row>
        <table:table-row table:style-name="ro2">
          <table:table-cell office:value-type="float" office:value="0.42">
            <text:p>0.42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8];LEN([.D598])-1))" office:value-type="float" office:value="9">
            <text:p>9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599];LEN([.D599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600];LEN([.D600])-1))" office:value-type="float" office:value="9">
            <text:p>9</text:p>
          </table:table-cell>
        </table:table-row>
        <table:table-row table:style-name="ro2">
          <table:table-cell office:value-type="float" office:value="0.41">
            <text:p>0.41</text:p>
          </table:table-cell>
          <table:table-cell office:value-type="float" office:value="2490">
            <text:p>2490</text:p>
          </table:table-cell>
          <table:table-cell office:value-type="string">
            <text:p>3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601];LEN([.D601])-1))" office:value-type="float" office:value="9">
            <text:p>9</text:p>
          </table:table-cell>
        </table:table-row>
        <table:table-row table:style-name="ro2">
          <table:table-cell office:value-type="float" office:value="39.88">
            <text:p>39.88</text:p>
          </table:table-cell>
          <table:table-cell office:value-type="float" office:value="216085">
            <text:p>216085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602];LEN([.D602])-1))" office:value-type="float" office:value="10">
            <text:p>10</text:p>
          </table:table-cell>
        </table:table-row>
        <table:table-row table:style-name="ro2">
          <table:table-cell office:value-type="float" office:value="19.28">
            <text:p>19.28</text:p>
          </table:table-cell>
          <table:table-cell office:value-type="float" office:value="216086">
            <text:p>216086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603];LEN([.D603])-1))" office:value-type="float" office:value="10">
            <text:p>10</text:p>
          </table:table-cell>
        </table:table-row>
        <table:table-row table:style-name="ro2">
          <table:table-cell office:value-type="float" office:value="20.04">
            <text:p>20.04</text:p>
          </table:table-cell>
          <table:table-cell office:value-type="float" office:value="216085">
            <text:p>216085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604];LEN([.D604])-1))" office:value-type="float" office:value="10">
            <text:p>10</text:p>
          </table:table-cell>
        </table:table-row>
        <table:table-row table:style-name="ro2">
          <table:table-cell office:value-type="float" office:value="19.4">
            <text:p>19.4</text:p>
          </table:table-cell>
          <table:table-cell office:value-type="float" office:value="216085">
            <text:p>216085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605];LEN([.D605])-1))" office:value-type="float" office:value="10">
            <text:p>10</text:p>
          </table:table-cell>
        </table:table-row>
        <table:table-row table:style-name="ro2">
          <table:table-cell office:value-type="float" office:value="20.16">
            <text:p>20.16</text:p>
          </table:table-cell>
          <table:table-cell office:value-type="float" office:value="216084">
            <text:p>216084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606];LEN([.D606])-1))" office:value-type="float" office:value="10">
            <text:p>10</text:p>
          </table:table-cell>
        </table:table-row>
        <table:table-row table:style-name="ro2">
          <table:table-cell office:value-type="float" office:value="13.45">
            <text:p>13.45</text:p>
          </table:table-cell>
          <table:table-cell office:value-type="float" office:value="4696">
            <text:p>4696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7];LEN([.D607])-1))" office:value-type="float" office:value="10">
            <text:p>10</text:p>
          </table:table-cell>
        </table:table-row>
        <table:table-row table:style-name="ro2">
          <table:table-cell office:value-type="float" office:value="13.95">
            <text:p>13.95</text:p>
          </table:table-cell>
          <table:table-cell office:value-type="float" office:value="4696">
            <text:p>4696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8];LEN([.D608])-1))" office:value-type="float" office:value="10">
            <text:p>10</text:p>
          </table:table-cell>
        </table:table-row>
        <table:table-row table:style-name="ro2">
          <table:table-cell office:value-type="float" office:value="13.84">
            <text:p>13.84</text:p>
          </table:table-cell>
          <table:table-cell office:value-type="float" office:value="4696">
            <text:p>4696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09];LEN([.D609])-1))" office:value-type="float" office:value="10">
            <text:p>10</text:p>
          </table:table-cell>
        </table:table-row>
        <table:table-row table:style-name="ro2">
          <table:table-cell office:value-type="float" office:value="14.05">
            <text:p>14.05</text:p>
          </table:table-cell>
          <table:table-cell office:value-type="float" office:value="4695">
            <text:p>4695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10];LEN([.D610])-1))" office:value-type="float" office:value="10">
            <text:p>10</text:p>
          </table:table-cell>
        </table:table-row>
        <table:table-row table:style-name="ro2">
          <table:table-cell office:value-type="float" office:value="13.87">
            <text:p>13.87</text:p>
          </table:table-cell>
          <table:table-cell office:value-type="float" office:value="4694">
            <text:p>4694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611];LEN([.D611])-1))" office:value-type="float" office:value="10">
            <text:p>10</text:p>
          </table:table-cell>
        </table:table-row>
        <table:table-row table:style-name="ro2">
          <table:table-cell office:value-type="float" office:value="0.61">
            <text:p>0.61</text:p>
          </table:table-cell>
          <table:table-cell office:value-type="float" office:value="45749">
            <text:p>4574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12];LEN([.D612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45750">
            <text:p>45750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13];LEN([.D613])-1))" office:value-type="float" office:value="10">
            <text:p>10</text:p>
          </table:table-cell>
        </table:table-row>
        <table:table-row table:style-name="ro2">
          <table:table-cell office:value-type="float" office:value="0.57">
            <text:p>0.57</text:p>
          </table:table-cell>
          <table:table-cell office:value-type="float" office:value="45750">
            <text:p>45750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14];LEN([.D614])-1))" office:value-type="float" office:value="10">
            <text:p>10</text:p>
          </table:table-cell>
        </table:table-row>
        <table:table-row table:style-name="ro2">
          <table:table-cell office:value-type="float" office:value="0.58">
            <text:p>0.58</text:p>
          </table:table-cell>
          <table:table-cell office:value-type="float" office:value="45749">
            <text:p>4574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15];LEN([.D615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45750">
            <text:p>45750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616];LEN([.D616])-1))" office:value-type="float" office:value="10">
            <text:p>10</text:p>
          </table:table-cell>
        </table:table-row>
        <table:table-row table:style-name="ro2">
          <table:table-cell office:value-type="float" office:value="0.82">
            <text:p>0.82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7];LEN([.D617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98">
            <text:p>59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8];LEN([.D618])-1))" office:value-type="float" office:value="10">
            <text:p>10</text:p>
          </table:table-cell>
        </table:table-row>
        <table:table-row table:style-name="ro2">
          <table:table-cell office:value-type="float" office:value="0.79">
            <text:p>0.79</text:p>
          </table:table-cell>
          <table:table-cell office:value-type="float" office:value="598">
            <text:p>59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19];LEN([.D619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98">
            <text:p>59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0];LEN([.D620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1];LEN([.D621])-1))" office:value-type="float" office:value="10">
            <text:p>10</text:p>
          </table:table-cell>
        </table:table-row>
        <table:table-row table:style-name="ro2">
          <table:table-cell office:value-type="float" office:value="0.81">
            <text:p>0.81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2];LEN([.D622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3];LEN([.D623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4];LEN([.D624])-1))" office:value-type="float" office:value="10">
            <text:p>10</text:p>
          </table:table-cell>
        </table:table-row>
        <table:table-row table:style-name="ro2">
          <table:table-cell office:value-type="float" office:value="0.79">
            <text:p>0.79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5];LEN([.D625])-1))" office:value-type="float" office:value="10">
            <text:p>1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626];LEN([.D626])-1))" office:value-type="float" office:value="10">
            <text:p>10</text:p>
          </table:table-cell>
        </table:table-row>
        <table:table-row table:style-name="ro2">
          <table:table-cell office:value-type="float" office:value="75.2">
            <text:p>75.2</text:p>
          </table:table-cell>
          <table:table-cell office:value-type="float" office:value="216107">
            <text:p>216107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7];LEN([.D627])-1))" office:value-type="float" office:value="11">
            <text:p>11</text:p>
          </table:table-cell>
        </table:table-row>
        <table:table-row table:style-name="ro2">
          <table:table-cell office:value-type="float" office:value="33.66">
            <text:p>33.66</text:p>
          </table:table-cell>
          <table:table-cell office:value-type="float" office:value="216111">
            <text:p>216111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8];LEN([.D628])-1))" office:value-type="float" office:value="11">
            <text:p>11</text:p>
          </table:table-cell>
        </table:table-row>
        <table:table-row table:style-name="ro2">
          <table:table-cell office:value-type="float" office:value="36.3">
            <text:p>36.3</text:p>
          </table:table-cell>
          <table:table-cell office:value-type="float" office:value="216111">
            <text:p>216111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29];LEN([.D629])-1))" office:value-type="float" office:value="11">
            <text:p>11</text:p>
          </table:table-cell>
        </table:table-row>
        <table:table-row table:style-name="ro2">
          <table:table-cell office:value-type="float" office:value="35.01">
            <text:p>35.01</text:p>
          </table:table-cell>
          <table:table-cell office:value-type="float" office:value="216108">
            <text:p>216108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30];LEN([.D630])-1))" office:value-type="float" office:value="11">
            <text:p>11</text:p>
          </table:table-cell>
        </table:table-row>
        <table:table-row table:style-name="ro2">
          <table:table-cell office:value-type="float" office:value="37.31">
            <text:p>37.31</text:p>
          </table:table-cell>
          <table:table-cell office:value-type="float" office:value="216109">
            <text:p>21610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631];LEN([.D631])-1))" office:value-type="float" office:value="11">
            <text:p>11</text:p>
          </table:table-cell>
        </table:table-row>
        <table:table-row table:style-name="ro2">
          <table:table-cell office:value-type="float" office:value="28.43">
            <text:p>28.43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32];LEN([.D632])-1))" office:value-type="float" office:value="11">
            <text:p>11</text:p>
          </table:table-cell>
        </table:table-row>
        <table:table-row table:style-name="ro2">
          <table:table-cell office:value-type="float" office:value="31.56">
            <text:p>31.56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33];LEN([.D633])-1))" office:value-type="float" office:value="11">
            <text:p>11</text:p>
          </table:table-cell>
        </table:table-row>
        <table:table-row table:style-name="ro2">
          <table:table-cell office:value-type="float" office:value="29.43">
            <text:p>29.43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34];LEN([.D634])-1))" office:value-type="float" office:value="11">
            <text:p>11</text:p>
          </table:table-cell>
        </table:table-row>
        <table:table-row table:style-name="ro2">
          <table:table-cell office:value-type="float" office:value="31.93">
            <text:p>31.93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35];LEN([.D635])-1))" office:value-type="float" office:value="11">
            <text:p>11</text:p>
          </table:table-cell>
        </table:table-row>
        <table:table-row table:style-name="ro2">
          <table:table-cell office:value-type="float" office:value="29.71">
            <text:p>29.71</text:p>
          </table:table-cell>
          <table:table-cell office:value-type="float" office:value="4773">
            <text:p>4773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636];LEN([.D636])-1))" office:value-type="float" office:value="11">
            <text:p>11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7];LEN([.D637])-1))" office:value-type="float" office:value="11">
            <text:p>11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8];LEN([.D638])-1))" office:value-type="float" office:value="11">
            <text:p>11</text:p>
          </table:table-cell>
        </table:table-row>
        <table:table-row table:style-name="ro2">
          <table:table-cell office:value-type="float" office:value="1.05">
            <text:p>1.05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39];LEN([.D639])-1))" office:value-type="float" office:value="11">
            <text:p>11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40];LEN([.D640])-1))" office:value-type="float" office:value="11">
            <text:p>11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75386">
            <text:p>75386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641];LEN([.D641])-1))" office:value-type="float" office:value="11">
            <text:p>11</text:p>
          </table:table-cell>
        </table:table-row>
        <table:table-row table:style-name="ro2">
          <table:table-cell office:value-type="float" office:value="1.55">
            <text:p>1.55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2];LEN([.D642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600">
            <text:p>600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3];LEN([.D643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4];LEN([.D644])-1))" office:value-type="float" office:value="11">
            <text:p>11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5];LEN([.D645])-1))" office:value-type="float" office:value="11">
            <text:p>11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99">
            <text:p>59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6];LEN([.D646])-1))" office:value-type="float" office:value="11">
            <text:p>11</text:p>
          </table:table-cell>
        </table:table-row>
        <table:table-row table:style-name="ro2">
          <table:table-cell office:value-type="float" office:value="1.56">
            <text:p>1.56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7];LEN([.D647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8];LEN([.D648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49];LEN([.D649])-1))" office:value-type="float" office:value="11">
            <text:p>11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50];LEN([.D650])-1))" office:value-type="float" office:value="11">
            <text:p>11</text:p>
          </table:table-cell>
        </table:table-row>
        <table:table-row table:style-name="ro2">
          <table:table-cell office:value-type="float" office:value="1.54">
            <text:p>1.5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651];LEN([.D651])-1))" office:value-type="float" office:value="11">
            <text:p>11</text:p>
          </table:table-cell>
        </table:table-row>
        <table:table-row table:style-name="ro2">
          <table:table-cell office:value-type="float" office:value="125.22">
            <text:p>125.22</text:p>
          </table:table-cell>
          <table:table-cell office:value-type="float" office:value="806065">
            <text:p>806065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52];LEN([.D652])-1))" office:value-type="float" office:value="12">
            <text:p>12</text:p>
          </table:table-cell>
        </table:table-row>
        <table:table-row table:style-name="ro2">
          <table:table-cell office:value-type="float" office:value="70.71">
            <text:p>70.71</text:p>
          </table:table-cell>
          <table:table-cell office:value-type="float" office:value="806067">
            <text:p>806067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53];LEN([.D653])-1))" office:value-type="float" office:value="12">
            <text:p>12</text:p>
          </table:table-cell>
        </table:table-row>
        <table:table-row table:style-name="ro2">
          <table:table-cell office:value-type="float" office:value="74.68">
            <text:p>74.68</text:p>
          </table:table-cell>
          <table:table-cell office:value-type="float" office:value="806067">
            <text:p>806067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54];LEN([.D654])-1))" office:value-type="float" office:value="12">
            <text:p>12</text:p>
          </table:table-cell>
        </table:table-row>
        <table:table-row table:style-name="ro2">
          <table:table-cell office:value-type="float" office:value="72.69">
            <text:p>72.69</text:p>
          </table:table-cell>
          <table:table-cell office:value-type="float" office:value="806061">
            <text:p>806061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55];LEN([.D655])-1))" office:value-type="float" office:value="12">
            <text:p>12</text:p>
          </table:table-cell>
        </table:table-row>
        <table:table-row table:style-name="ro2">
          <table:table-cell office:value-type="float" office:value="76.85">
            <text:p>76.85</text:p>
          </table:table-cell>
          <table:table-cell office:value-type="float" office:value="806067">
            <text:p>806067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656];LEN([.D656])-1))" office:value-type="float" office:value="12">
            <text:p>12</text:p>
          </table:table-cell>
        </table:table-row>
        <table:table-row table:style-name="ro2">
          <table:table-cell office:value-type="float" office:value="64.42">
            <text:p>64.42</text:p>
          </table:table-cell>
          <table:table-cell office:value-type="float" office:value="5000">
            <text:p>50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7];LEN([.D657])-1))" office:value-type="float" office:value="12">
            <text:p>12</text:p>
          </table:table-cell>
        </table:table-row>
        <table:table-row table:style-name="ro2">
          <table:table-cell office:value-type="float" office:value="69.74">
            <text:p>69.74</text:p>
          </table:table-cell>
          <table:table-cell office:value-type="float" office:value="5000">
            <text:p>50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8];LEN([.D658])-1))" office:value-type="float" office:value="12">
            <text:p>12</text:p>
          </table:table-cell>
        </table:table-row>
        <table:table-row table:style-name="ro2">
          <table:table-cell office:value-type="float" office:value="65.43">
            <text:p>65.43</text:p>
          </table:table-cell>
          <table:table-cell office:value-type="float" office:value="5000">
            <text:p>50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59];LEN([.D659])-1))" office:value-type="float" office:value="12">
            <text:p>12</text:p>
          </table:table-cell>
        </table:table-row>
        <table:table-row table:style-name="ro2">
          <table:table-cell office:value-type="float" office:value="69.02">
            <text:p>69.02</text:p>
          </table:table-cell>
          <table:table-cell office:value-type="float" office:value="4998">
            <text:p>4998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60];LEN([.D660])-1))" office:value-type="float" office:value="12">
            <text:p>12</text:p>
          </table:table-cell>
        </table:table-row>
        <table:table-row table:style-name="ro2">
          <table:table-cell office:value-type="float" office:value="64.94">
            <text:p>64.94</text:p>
          </table:table-cell>
          <table:table-cell office:value-type="float" office:value="5000">
            <text:p>50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661];LEN([.D661])-1))" office:value-type="float" office:value="12">
            <text:p>12</text:p>
          </table:table-cell>
        </table:table-row>
        <table:table-row table:style-name="ro2">
          <table:table-cell office:value-type="float" office:value="1.97">
            <text:p>1.97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62];LEN([.D662])-1))" office:value-type="float" office:value="12">
            <text:p>12</text:p>
          </table:table-cell>
        </table:table-row>
        <table:table-row table:style-name="ro2">
          <table:table-cell office:value-type="float" office:value="1.91">
            <text:p>1.91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63];LEN([.D663])-1))" office:value-type="float" office:value="12">
            <text:p>12</text:p>
          </table:table-cell>
        </table:table-row>
        <table:table-row table:style-name="ro2">
          <table:table-cell office:value-type="float" office:value="1.89">
            <text:p>1.89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64];LEN([.D664])-1))" office:value-type="float" office:value="12">
            <text:p>12</text:p>
          </table:table-cell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65];LEN([.D665])-1))" office:value-type="float" office:value="12">
            <text:p>12</text:p>
          </table:table-cell>
        </table:table-row>
        <table:table-row table:style-name="ro2">
          <table:table-cell office:value-type="float" office:value="1.89">
            <text:p>1.89</text:p>
          </table:table-cell>
          <table:table-cell office:value-type="float" office:value="117632">
            <text:p>117632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666];LEN([.D666])-1))"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399">
            <text:p>539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7];LEN([.D667])-1))" office:value-type="float" office:value="12">
            <text:p>12</text:p>
          </table:table-cell>
        </table:table-row>
        <table:table-row table:style-name="ro2">
          <table:table-cell office:value-type="float" office:value="2.95">
            <text:p>2.95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8];LEN([.D668])-1))" office:value-type="float" office:value="12">
            <text:p>12</text:p>
          </table:table-cell>
        </table:table-row>
        <table:table-row table:style-name="ro2">
          <table:table-cell office:value-type="float" office:value="2.99">
            <text:p>2.99</text:p>
          </table:table-cell>
          <table:table-cell office:value-type="float" office:value="5399">
            <text:p>539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69];LEN([.D669])-1))" office:value-type="float" office:value="12">
            <text:p>12</text:p>
          </table:table-cell>
        </table:table-row>
        <table:table-row table:style-name="ro2">
          <table:table-cell office:value-type="float" office:value="2.97">
            <text:p>2.97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0];LEN([.D670])-1))" office:value-type="float" office:value="12">
            <text:p>12</text:p>
          </table:table-cell>
        </table:table-row>
        <table:table-row table:style-name="ro2">
          <table:table-cell office:value-type="float" office:value="2.98">
            <text:p>2.98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1];LEN([.D671])-1))" office:value-type="float" office:value="12">
            <text:p>12</text:p>
          </table:table-cell>
        </table:table-row>
        <table:table-row table:style-name="ro2">
          <table:table-cell office:value-type="float" office:value="2.97">
            <text:p>2.97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2];LEN([.D672])-1))" office:value-type="float" office:value="12">
            <text:p>12</text:p>
          </table:table-cell>
        </table:table-row>
        <table:table-row table:style-name="ro2">
          <table:table-cell office:value-type="float" office:value="2.98">
            <text:p>2.98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3];LEN([.D673])-1))" office:value-type="float" office:value="12">
            <text:p>12</text:p>
          </table:table-cell>
        </table:table-row>
        <table:table-row table:style-name="ro2">
          <table:table-cell office:value-type="float" office:value="2.96">
            <text:p>2.96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4];LEN([.D674])-1))"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87">
            <text:p>587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5];LEN([.D675])-1))" office:value-type="float" office:value="12">
            <text:p>12</text:p>
          </table:table-cell>
        </table:table-row>
        <table:table-row table:style-name="ro2">
          <table:table-cell office:value-type="float" office:value="2.98">
            <text:p>2.98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676];LEN([.D676])-1))" office:value-type="float" office:value="12">
            <text:p>12</text:p>
          </table:table-cell>
        </table:table-row>
        <table:table-row table:style-name="ro2">
          <table:table-cell office:value-type="float" office:value="412.75">
            <text:p>412.75</text:p>
          </table:table-cell>
          <table:table-cell office:value-type="float" office:value="806115">
            <text:p>806115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7];LEN([.D677])-1))" office:value-type="float" office:value="13">
            <text:p>13</text:p>
          </table:table-cell>
        </table:table-row>
        <table:table-row table:style-name="ro2">
          <table:table-cell office:value-type="float" office:value="149.6">
            <text:p>149.6</text:p>
          </table:table-cell>
          <table:table-cell office:value-type="float" office:value="806115">
            <text:p>806115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8];LEN([.D678])-1))" office:value-type="float" office:value="13">
            <text:p>13</text:p>
          </table:table-cell>
        </table:table-row>
        <table:table-row table:style-name="ro2">
          <table:table-cell office:value-type="float" office:value="167.57">
            <text:p>167.57</text:p>
          </table:table-cell>
          <table:table-cell office:value-type="float" office:value="806114">
            <text:p>806114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79];LEN([.D679])-1))" office:value-type="float" office:value="13">
            <text:p>13</text:p>
          </table:table-cell>
        </table:table-row>
        <table:table-row table:style-name="ro2">
          <table:table-cell office:value-type="float" office:value="152.7">
            <text:p>152.7</text:p>
          </table:table-cell>
          <table:table-cell office:value-type="float" office:value="806115">
            <text:p>806115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80];LEN([.D680])-1))" office:value-type="float" office:value="13">
            <text:p>13</text:p>
          </table:table-cell>
        </table:table-row>
        <table:table-row table:style-name="ro2">
          <table:table-cell office:value-type="float" office:value="173.08">
            <text:p>173.08</text:p>
          </table:table-cell>
          <table:table-cell office:value-type="float" office:value="806114">
            <text:p>806114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681];LEN([.D681])-1))" office:value-type="float" office:value="13">
            <text:p>13</text:p>
          </table:table-cell>
        </table:table-row>
        <table:table-row table:style-name="ro2">
          <table:table-cell office:value-type="float" office:value="147.76">
            <text:p>147.76</text:p>
          </table:table-cell>
          <table:table-cell office:value-type="float" office:value="5017">
            <text:p>5017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82];LEN([.D682])-1))" office:value-type="float" office:value="13">
            <text:p>13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5018">
            <text:p>5018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83];LEN([.D683])-1))" office:value-type="float" office:value="13">
            <text:p>13</text:p>
          </table:table-cell>
        </table:table-row>
        <table:table-row table:style-name="ro2">
          <table:table-cell office:value-type="float" office:value="138.64">
            <text:p>138.64</text:p>
          </table:table-cell>
          <table:table-cell office:value-type="float" office:value="5017">
            <text:p>5017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84];LEN([.D684])-1))" office:value-type="float" office:value="13">
            <text:p>13</text:p>
          </table:table-cell>
        </table:table-row>
        <table:table-row table:style-name="ro2">
          <table:table-cell office:value-type="float" office:value="168.57">
            <text:p>168.57</text:p>
          </table:table-cell>
          <table:table-cell office:value-type="float" office:value="5017">
            <text:p>5017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85];LEN([.D685])-1))" office:value-type="float" office:value="13">
            <text:p>13</text:p>
          </table:table-cell>
        </table:table-row>
        <table:table-row table:style-name="ro2">
          <table:table-cell office:value-type="float" office:value="148.15">
            <text:p>148.15</text:p>
          </table:table-cell>
          <table:table-cell office:value-type="float" office:value="5017">
            <text:p>5017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686];LEN([.D686])-1))" office:value-type="float" office:value="13">
            <text:p>13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232706">
            <text:p>23270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7];LEN([.D687])-1))" office:value-type="float" office:value="13">
            <text:p>13</text:p>
          </table:table-cell>
        </table:table-row>
        <table:table-row table:style-name="ro2">
          <table:table-cell office:value-type="float" office:value="4.09">
            <text:p>4.09</text:p>
          </table:table-cell>
          <table:table-cell office:value-type="float" office:value="232706">
            <text:p>23270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8];LEN([.D688])-1))" office:value-type="float" office:value="13">
            <text:p>13</text:p>
          </table:table-cell>
        </table:table-row>
        <table:table-row table:style-name="ro2">
          <table:table-cell office:value-type="float" office:value="3.89">
            <text:p>3.89</text:p>
          </table:table-cell>
          <table:table-cell office:value-type="float" office:value="232705">
            <text:p>232705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89];LEN([.D689])-1))" office:value-type="float" office:value="13">
            <text:p>13</text:p>
          </table:table-cell>
        </table:table-row>
        <table:table-row table:style-name="ro2">
          <table:table-cell office:value-type="float" office:value="3.91">
            <text:p>3.91</text:p>
          </table:table-cell>
          <table:table-cell office:value-type="float" office:value="232706">
            <text:p>23270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90];LEN([.D690])-1))" office:value-type="float" office:value="13">
            <text:p>13</text:p>
          </table:table-cell>
        </table:table-row>
        <table:table-row table:style-name="ro2">
          <table:table-cell office:value-type="float" office:value="3.9">
            <text:p>3.9</text:p>
          </table:table-cell>
          <table:table-cell office:value-type="float" office:value="232706">
            <text:p>23270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691];LEN([.D691])-1))" office:value-type="float" office:value="13">
            <text:p>13</text:p>
          </table:table-cell>
        </table:table-row>
        <table:table-row table:style-name="ro2">
          <table:table-cell office:value-type="float" office:value="6.13">
            <text:p>6.13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2];LEN([.D692])-1))" office:value-type="float" office:value="13">
            <text:p>13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5400">
            <text:p>5400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3];LEN([.D693])-1))" office:value-type="float" office:value="13">
            <text:p>13</text:p>
          </table:table-cell>
        </table:table-row>
        <table:table-row table:style-name="ro2">
          <table:table-cell office:value-type="float" office:value="6.17">
            <text:p>6.17</text:p>
          </table:table-cell>
          <table:table-cell office:value-type="float" office:value="5399">
            <text:p>539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4];LEN([.D694])-1))" office:value-type="float" office:value="13">
            <text:p>13</text:p>
          </table:table-cell>
        </table:table-row>
        <table:table-row table:style-name="ro2">
          <table:table-cell office:value-type="float" office:value="6.16">
            <text:p>6.16</text:p>
          </table:table-cell>
          <table:table-cell office:value-type="float" office:value="5396">
            <text:p>5396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5];LEN([.D695])-1))" office:value-type="float" office:value="13">
            <text:p>13</text:p>
          </table:table-cell>
        </table:table-row>
        <table:table-row table:style-name="ro2">
          <table:table-cell office:value-type="float" office:value="6.16">
            <text:p>6.16</text:p>
          </table:table-cell>
          <table:table-cell office:value-type="float" office:value="5399">
            <text:p>539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6];LEN([.D696])-1))" office:value-type="float" office:value="13">
            <text:p>13</text:p>
          </table:table-cell>
        </table:table-row>
        <table:table-row table:style-name="ro2">
          <table:table-cell office:value-type="float" office:value="6.24">
            <text:p>6.24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7];LEN([.D697])-1))" office:value-type="float" office:value="13">
            <text:p>13</text:p>
          </table:table-cell>
        </table:table-row>
        <table:table-row table:style-name="ro2">
          <table:table-cell office:value-type="float" office:value="6.2">
            <text:p>6.2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8];LEN([.D698])-1))" office:value-type="float" office:value="13">
            <text:p>13</text:p>
          </table:table-cell>
        </table:table-row>
        <table:table-row table:style-name="ro2">
          <table:table-cell office:value-type="float" office:value="6.14">
            <text:p>6.1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699];LEN([.D699])-1))" office:value-type="float" office:value="13">
            <text:p>13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700];LEN([.D700])-1))" office:value-type="float" office:value="13">
            <text:p>13</text:p>
          </table:table-cell>
        </table:table-row>
        <table:table-row table:style-name="ro2">
          <table:table-cell office:value-type="float" office:value="6.16">
            <text:p>6.16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701];LEN([.D701])-1))" office:value-type="float" office:value="13">
            <text:p>13</text:p>
          </table:table-cell>
        </table:table-row>
        <table:table-row table:style-name="ro2">
          <table:table-cell office:value-type="float" office:value="510.44">
            <text:p>510.44</text:p>
          </table:table-cell>
          <table:table-cell office:value-type="float" office:value="1012761">
            <text:p>1012761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702];LEN([.D702])-1))" office:value-type="float" office:value="14">
            <text:p>14</text:p>
          </table:table-cell>
        </table:table-row>
        <table:table-row table:style-name="ro2">
          <table:table-cell office:value-type="float" office:value="496.44">
            <text:p>496.44</text:p>
          </table:table-cell>
          <table:table-cell office:value-type="float" office:value="1012761">
            <text:p>1012761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703];LEN([.D703])-1))" office:value-type="float" office:value="14">
            <text:p>14</text:p>
          </table:table-cell>
        </table:table-row>
        <table:table-row table:style-name="ro2">
          <table:table-cell office:value-type="float" office:value="513.14">
            <text:p>513.14</text:p>
          </table:table-cell>
          <table:table-cell office:value-type="float" office:value="1012759">
            <text:p>101275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704];LEN([.D704])-1))" office:value-type="float" office:value="14">
            <text:p>14</text:p>
          </table:table-cell>
        </table:table-row>
        <table:table-row table:style-name="ro2">
          <table:table-cell office:value-type="float" office:value="502.02">
            <text:p>502.02</text:p>
          </table:table-cell>
          <table:table-cell office:value-type="float" office:value="1012761">
            <text:p>1012761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705];LEN([.D705])-1))" office:value-type="float" office:value="14">
            <text:p>14</text:p>
          </table:table-cell>
        </table:table-row>
        <table:table-row table:style-name="ro2">
          <table:table-cell office:value-type="float" office:value="522.48">
            <text:p>522.48</text:p>
          </table:table-cell>
          <table:table-cell office:value-type="float" office:value="1012761">
            <text:p>1012761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706];LEN([.D706])-1))" office:value-type="float" office:value="14">
            <text:p>14</text:p>
          </table:table-cell>
        </table:table-row>
        <table:table-row table:style-name="ro2">
          <table:table-cell office:value-type="float" office:value="482.75">
            <text:p>482.75</text:p>
          </table:table-cell>
          <table:table-cell office:value-type="float" office:value="4930">
            <text:p>493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7];LEN([.D707])-1))" office:value-type="float" office:value="14">
            <text:p>14</text:p>
          </table:table-cell>
        </table:table-row>
        <table:table-row table:style-name="ro2">
          <table:table-cell office:value-type="float" office:value="516.84">
            <text:p>516.84</text:p>
          </table:table-cell>
          <table:table-cell office:value-type="float" office:value="4930">
            <text:p>493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8];LEN([.D708])-1))" office:value-type="float" office:value="14">
            <text:p>14</text:p>
          </table:table-cell>
        </table:table-row>
        <table:table-row table:style-name="ro2">
          <table:table-cell office:value-type="float" office:value="489.23">
            <text:p>489.23</text:p>
          </table:table-cell>
          <table:table-cell office:value-type="float" office:value="4930">
            <text:p>493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09];LEN([.D709])-1))" office:value-type="float" office:value="14">
            <text:p>14</text:p>
          </table:table-cell>
        </table:table-row>
        <table:table-row table:style-name="ro2">
          <table:table-cell office:value-type="float" office:value="499.8">
            <text:p>499.8</text:p>
          </table:table-cell>
          <table:table-cell office:value-type="float" office:value="4929">
            <text:p>492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10];LEN([.D710])-1))" office:value-type="float" office:value="14">
            <text:p>14</text:p>
          </table:table-cell>
        </table:table-row>
        <table:table-row table:style-name="ro2">
          <table:table-cell office:value-type="float" office:value="489.64">
            <text:p>489.64</text:p>
          </table:table-cell>
          <table:table-cell office:value-type="float" office:value="4930">
            <text:p>493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711];LEN([.D711])-1))" office:value-type="float" office:value="14">
            <text:p>14</text:p>
          </table:table-cell>
        </table:table-row>
        <table:table-row table:style-name="ro2">
          <table:table-cell office:value-type="float" office:value="92.05">
            <text:p>92.05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12];LEN([.D712])-1))" office:value-type="float" office:value="14">
            <text:p>14</text:p>
          </table:table-cell>
        </table:table-row>
        <table:table-row table:style-name="ro2">
          <table:table-cell office:value-type="float" office:value="92.57">
            <text:p>92.57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13];LEN([.D713])-1))" office:value-type="float" office:value="14">
            <text:p>14</text:p>
          </table:table-cell>
        </table:table-row>
        <table:table-row table:style-name="ro2">
          <table:table-cell office:value-type="float" office:value="94.78">
            <text:p>94.78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14];LEN([.D714])-1))" office:value-type="float" office:value="14">
            <text:p>14</text:p>
          </table:table-cell>
        </table:table-row>
        <table:table-row table:style-name="ro2">
          <table:table-cell office:value-type="float" office:value="93.82">
            <text:p>93.82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15];LEN([.D715])-1))" office:value-type="float" office:value="14">
            <text:p>14</text:p>
          </table:table-cell>
        </table:table-row>
        <table:table-row table:style-name="ro2">
          <table:table-cell office:value-type="float" office:value="91.05">
            <text:p>91.05</text:p>
          </table:table-cell>
          <table:table-cell office:value-type="float" office:value="281199">
            <text:p>28119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716];LEN([.D716])-1))" office:value-type="float" office:value="14">
            <text:p>14</text:p>
          </table:table-cell>
        </table:table-row>
        <table:table-row table:style-name="ro2">
          <table:table-cell office:value-type="float" office:value="100.41">
            <text:p>100.41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7];LEN([.D717])-1))" office:value-type="float" office:value="14">
            <text:p>14</text:p>
          </table:table-cell>
        </table:table-row>
        <table:table-row table:style-name="ro2">
          <table:table-cell office:value-type="float" office:value="97.63">
            <text:p>97.63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8];LEN([.D718])-1))" office:value-type="float" office:value="14">
            <text:p>14</text:p>
          </table:table-cell>
        </table:table-row>
        <table:table-row table:style-name="ro2">
          <table:table-cell office:value-type="float" office:value="97.55">
            <text:p>97.55</text:p>
          </table:table-cell>
          <table:table-cell office:value-type="float" office:value="655">
            <text:p>655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19];LEN([.D719])-1))" office:value-type="float" office:value="14">
            <text:p>14</text:p>
          </table:table-cell>
        </table:table-row>
        <table:table-row table:style-name="ro2">
          <table:table-cell office:value-type="float" office:value="98.19">
            <text:p>98.19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0];LEN([.D720])-1))" office:value-type="float" office:value="14">
            <text:p>14</text:p>
          </table:table-cell>
        </table:table-row>
        <table:table-row table:style-name="ro2">
          <table:table-cell office:value-type="float" office:value="98.6">
            <text:p>98.6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1];LEN([.D721])-1))" office:value-type="float" office:value="14">
            <text:p>14</text:p>
          </table:table-cell>
        </table:table-row>
        <table:table-row table:style-name="ro2">
          <table:table-cell office:value-type="float" office:value="99.26">
            <text:p>99.26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2];LEN([.D722])-1))" office:value-type="float" office:value="14">
            <text:p>14</text:p>
          </table:table-cell>
        </table:table-row>
        <table:table-row table:style-name="ro2">
          <table:table-cell office:value-type="float" office:value="97.38">
            <text:p>97.38</text:p>
          </table:table-cell>
          <table:table-cell office:value-type="float" office:value="590">
            <text:p>590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3];LEN([.D723])-1))" office:value-type="float" office:value="14">
            <text:p>14</text:p>
          </table:table-cell>
        </table:table-row>
        <table:table-row table:style-name="ro2">
          <table:table-cell office:value-type="float" office:value="97.88">
            <text:p>97.88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4];LEN([.D724])-1))" office:value-type="float" office:value="14">
            <text:p>14</text:p>
          </table:table-cell>
        </table:table-row>
        <table:table-row table:style-name="ro2">
          <table:table-cell office:value-type="float" office:value="101.43">
            <text:p>101.43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5];LEN([.D725])-1))" office:value-type="float" office:value="14">
            <text:p>14</text:p>
          </table:table-cell>
        </table:table-row>
        <table:table-row table:style-name="ro2">
          <table:table-cell office:value-type="float" office:value="97.21">
            <text:p>97.21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726];LEN([.D726])-1))" office:value-type="float" office:value="14">
            <text:p>14</text:p>
          </table:table-cell>
        </table:table-row>
        <table:table-row table:style-name="ro2">
          <table:table-cell office:value-type="float" office:value="1214.23">
            <text:p>1214.23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7];LEN([.D727])-1))" office:value-type="float" office:value="15">
            <text:p>15</text:p>
          </table:table-cell>
        </table:table-row>
        <table:table-row table:style-name="ro2">
          <table:table-cell office:value-type="float" office:value="1207.08">
            <text:p>1207.08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8];LEN([.D728])-1))" office:value-type="float" office:value="15">
            <text:p>15</text:p>
          </table:table-cell>
        </table:table-row>
        <table:table-row table:style-name="ro2">
          <table:table-cell office:value-type="float" office:value="1226.96">
            <text:p>1226.96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29];LEN([.D729])-1))" office:value-type="float" office:value="15">
            <text:p>15</text:p>
          </table:table-cell>
        </table:table-row>
        <table:table-row table:style-name="ro2">
          <table:table-cell office:value-type="float" office:value="1237.61">
            <text:p>1237.61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30];LEN([.D730])-1))" office:value-type="float" office:value="15">
            <text:p>15</text:p>
          </table:table-cell>
        </table:table-row>
        <table:table-row table:style-name="ro2">
          <table:table-cell office:value-type="float" office:value="1386.23">
            <text:p>1386.23</text:p>
          </table:table-cell>
          <table:table-cell office:value-type="float" office:value="1012894">
            <text:p>1012894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731];LEN([.D731])-1))" office:value-type="float" office:value="15">
            <text:p>15</text:p>
          </table:table-cell>
        </table:table-row>
        <table:table-row table:style-name="ro2">
          <table:table-cell office:value-type="float" office:value="1256.77">
            <text:p>1256.77</text:p>
          </table:table-cell>
          <table:table-cell office:value-type="float" office:value="5346">
            <text:p>5346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32];LEN([.D732])-1))" office:value-type="float" office:value="15">
            <text:p>15</text:p>
          </table:table-cell>
        </table:table-row>
        <table:table-row table:style-name="ro2">
          <table:table-cell office:value-type="float" office:value="1284.78">
            <text:p>1284.78</text:p>
          </table:table-cell>
          <table:table-cell office:value-type="float" office:value="5346">
            <text:p>5346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33];LEN([.D733])-1))" office:value-type="float" office:value="15">
            <text:p>15</text:p>
          </table:table-cell>
        </table:table-row>
        <table:table-row table:style-name="ro2">
          <table:table-cell office:value-type="float" office:value="1220.75">
            <text:p>1220.75</text:p>
          </table:table-cell>
          <table:table-cell office:value-type="float" office:value="5345">
            <text:p>5345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34];LEN([.D734])-1))" office:value-type="float" office:value="15">
            <text:p>15</text:p>
          </table:table-cell>
        </table:table-row>
        <table:table-row table:style-name="ro2">
          <table:table-cell office:value-type="float" office:value="1278.3">
            <text:p>1278.3</text:p>
          </table:table-cell>
          <table:table-cell office:value-type="float" office:value="5347">
            <text:p>5347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35];LEN([.D735])-1))" office:value-type="float" office:value="15">
            <text:p>15</text:p>
          </table:table-cell>
        </table:table-row>
        <table:table-row table:style-name="ro2">
          <table:table-cell office:value-type="float" office:value="1286.29">
            <text:p>1286.29</text:p>
          </table:table-cell>
          <table:table-cell office:value-type="float" office:value="5347">
            <text:p>5347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736];LEN([.D736])-1))" office:value-type="float" office:value="15">
            <text:p>15</text:p>
          </table:table-cell>
        </table:table-row>
        <table:table-row table:style-name="ro2">
          <table:table-cell office:value-type="float" office:value="210.32">
            <text:p>210.32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7];LEN([.D737])-1))" office:value-type="float" office:value="15">
            <text:p>15</text:p>
          </table:table-cell>
        </table:table-row>
        <table:table-row table:style-name="ro2">
          <table:table-cell office:value-type="float" office:value="203.76">
            <text:p>203.76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8];LEN([.D738])-1))" office:value-type="float" office:value="15">
            <text:p>15</text:p>
          </table:table-cell>
        </table:table-row>
        <table:table-row table:style-name="ro2">
          <table:table-cell office:value-type="float" office:value="200.92">
            <text:p>200.92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39];LEN([.D739])-1))" office:value-type="float" office:value="15">
            <text:p>15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40];LEN([.D740])-1))" office:value-type="float" office:value="15">
            <text:p>15</text:p>
          </table:table-cell>
        </table:table-row>
        <table:table-row table:style-name="ro2">
          <table:table-cell office:value-type="float" office:value="200.57">
            <text:p>200.57</text:p>
          </table:table-cell>
          <table:table-cell office:value-type="float" office:value="330541">
            <text:p>330541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741];LEN([.D741])-1))" office:value-type="float" office:value="15">
            <text:p>15</text:p>
          </table:table-cell>
        </table:table-row>
        <table:table-row table:style-name="ro2">
          <table:table-cell office:value-type="float" office:value="211.34">
            <text:p>211.34</text:p>
          </table:table-cell>
          <table:table-cell office:value-type="float" office:value="655">
            <text:p>655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2];LEN([.D742])-1))" office:value-type="float" office:value="15">
            <text:p>15</text:p>
          </table:table-cell>
        </table:table-row>
        <table:table-row table:style-name="ro2">
          <table:table-cell office:value-type="float" office:value="209.76">
            <text:p>209.76</text:p>
          </table:table-cell>
          <table:table-cell office:value-type="float" office:value="655">
            <text:p>655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3];LEN([.D743])-1))" office:value-type="float" office:value="15">
            <text:p>15</text:p>
          </table:table-cell>
        </table:table-row>
        <table:table-row table:style-name="ro2">
          <table:table-cell office:value-type="float" office:value="210.42">
            <text:p>210.42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4];LEN([.D744])-1))" office:value-type="float" office:value="15">
            <text:p>15</text:p>
          </table:table-cell>
        </table:table-row>
        <table:table-row table:style-name="ro2">
          <table:table-cell office:value-type="float" office:value="211.38">
            <text:p>211.38</text:p>
          </table:table-cell>
          <table:table-cell office:value-type="float" office:value="655">
            <text:p>655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5];LEN([.D745])-1))" office:value-type="float" office:value="15">
            <text:p>15</text:p>
          </table:table-cell>
        </table:table-row>
        <table:table-row table:style-name="ro2">
          <table:table-cell office:value-type="float" office:value="209.67">
            <text:p>209.67</text:p>
          </table:table-cell>
          <table:table-cell office:value-type="float" office:value="656">
            <text:p>656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6];LEN([.D746])-1))" office:value-type="float" office:value="15">
            <text:p>15</text:p>
          </table:table-cell>
        </table:table-row>
        <table:table-row table:style-name="ro2">
          <table:table-cell office:value-type="float" office:value="210.99">
            <text:p>210.99</text:p>
          </table:table-cell>
          <table:table-cell office:value-type="float" office:value="590">
            <text:p>590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7];LEN([.D747])-1))" office:value-type="float" office:value="15">
            <text:p>15</text:p>
          </table:table-cell>
        </table:table-row>
        <table:table-row table:style-name="ro2">
          <table:table-cell office:value-type="float" office:value="210.65">
            <text:p>210.65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8];LEN([.D748])-1))" office:value-type="float" office:value="15">
            <text:p>15</text:p>
          </table:table-cell>
        </table:table-row>
        <table:table-row table:style-name="ro2">
          <table:table-cell office:value-type="float" office:value="211.62">
            <text:p>211.62</text:p>
          </table:table-cell>
          <table:table-cell office:value-type="float" office:value="590">
            <text:p>590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49];LEN([.D749])-1))" office:value-type="float" office:value="15">
            <text:p>15</text:p>
          </table:table-cell>
        </table:table-row>
        <table:table-row table:style-name="ro2">
          <table:table-cell office:value-type="float" office:value="211.51">
            <text:p>211.51</text:p>
          </table:table-cell>
          <table:table-cell office:value-type="float" office:value="588">
            <text:p>588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50];LEN([.D750])-1))" office:value-type="float" office:value="15">
            <text:p>15</text:p>
          </table:table-cell>
        </table:table-row>
        <table:table-row table:style-name="ro2">
          <table:table-cell office:value-type="float" office:value="210.34">
            <text:p>210.34</text:p>
          </table:table-cell>
          <table:table-cell office:value-type="float" office:value="589">
            <text:p>589</text:p>
          </table:table-cell>
          <table:table-cell office:value-type="string">
            <text:p>3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751];LEN([.D751])-1))" office:value-type="float" office:value="15">
            <text:p>15</text:p>
          </table:table-cell>
        </table:table-row>
        <table:table-row table:style-name="ro1" table:number-rows-repeated="104782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 Table_Combined Workloads_1" table:style-name="ta1">
        <table:table-column table:style-name="co8" table:default-cell-style-name="ce21"/>
        <table:table-column table:style-name="co8" table:number-columns-repeated="2" table:default-cell-style-name="ce25"/>
        <table:table-column table:style-name="co8" table:default-cell-style-name="ce28"/>
        <table:table-column table:style-name="co8" table:number-columns-repeated="2" table:default-cell-style-name="ce31"/>
        <table:table-column table:style-name="co8" table:default-cell-style-name="ce34"/>
        <table:table-row table:style-name="ro3">
          <table:table-cell table:style-name="ce1" office:value-type="string">
            <text:p>Min - Seconds</text:p>
          </table:table-cell>
          <table:table-cell table:style-name="ce24"/>
          <table:table-cell table:style-name="ce5"/>
          <table:table-cell table:style-name="ce9" office:value-type="string">
            <text:p>Verb</text:p>
          </table:table-cell>
          <table:table-cell table:style-name="ce13" table:number-columns-repeated="2"/>
          <table:table-cell table:style-name="ce17"/>
        </table:table-row>
        <table:table-row table:style-name="ro3">
          <table:table-cell table:style-name="ce2" office:value-type="string">
            <text:p>Number</text:p>
          </table:table-cell>
          <table:table-cell table:style-name="ce6" office:value-type="string">
            <text:p>Workload</text:p>
          </table:table-cell>
          <table:table-cell table:style-name="ce6" office:value-type="string">
            <text:p>Structure</text:p>
          </table:table-cell>
          <table:table-cell table:style-name="ce10" office:value-type="string">
            <text:p>GetRecord</text:p>
          </table:table-cell>
          <table:table-cell table:style-name="ce14" office:value-type="string">
            <text:p>ListIdentifiers</text:p>
          </table:table-cell>
          <table:table-cell table:style-name="ce14" office:value-type="string">
            <text:p>ListRecords</text:p>
          </table:table-cell>
          <table:table-cell table:style-name="ce18" office:value-type="string">
            <text:p>ListSet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1-Level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0.01">
            <text:p>0.01</text:p>
          </table:table-cell>
          <table:table-cell table:style-name="ce32" office:value-type="float" office:value="0.01">
            <text:p>0.01</text:p>
          </table:table-cell>
          <table:table-cell table:style-name="ce32" office:value-type="float" office:value="0.51">
            <text:p>0.51</text:p>
          </table:table-cell>
          <table:table-cell table:style-name="ce35" office:value-type="float" office:value="0">
            <text:p>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1-Level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05">
            <text:p>1.05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0.01">
            <text:p>0.01</text:p>
          </table:table-cell>
          <table:table-cell table:style-name="ce32" office:value-type="float" office:value="0.03">
            <text:p>0.03</text:p>
          </table:table-cell>
          <table:table-cell table:style-name="ce32" office:value-type="float" office:value="1.08">
            <text:p>1.08</text:p>
          </table:table-cell>
          <table:table-cell table:style-name="ce35" office:value-type="float" office:value="0">
            <text:p>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.16">
            <text:p>2.16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0.01">
            <text:p>0.01</text:p>
          </table:table-cell>
          <table:table-cell table:style-name="ce32" office:value-type="float" office:value="0.06">
            <text:p>0.06</text:p>
          </table:table-cell>
          <table:table-cell table:style-name="ce32" office:value-type="float" office:value="2.19">
            <text:p>2.19</text:p>
          </table:table-cell>
          <table:table-cell table:style-name="ce35" office:value-type="float" office:value="0.01">
            <text:p>0.0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0.02">
            <text:p>0.02</text:p>
          </table:table-cell>
          <table:table-cell table:style-name="ce32" office:value-type="float" office:value="0.16">
            <text:p>0.16</text:p>
          </table:table-cell>
          <table:table-cell table:style-name="ce32" office:value-type="float" office:value="4.49">
            <text:p>4.49</text:p>
          </table:table-cell>
          <table:table-cell table:style-name="ce35" office:value-type="float" office:value="0.01">
            <text:p>0.0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1-Level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6.02">
            <text:p>6.02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0.03">
            <text:p>0.03</text:p>
          </table:table-cell>
          <table:table-cell table:style-name="ce32" office:value-type="float" office:value="0.39">
            <text:p>0.39</text:p>
          </table:table-cell>
          <table:table-cell table:style-name="ce32" office:value-type="float" office:value="6.07">
            <text:p>6.07</text:p>
          </table:table-cell>
          <table:table-cell table:style-name="ce35" office:value-type="float" office:value="0.02">
            <text:p>0.0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1-Level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6.59">
            <text:p>6.59</text:p>
          </table:table-cell>
          <table:table-cell office:value-type="float" office:value="0.02">
            <text:p>0.02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0.05">
            <text:p>0.05</text:p>
          </table:table-cell>
          <table:table-cell table:style-name="ce32" office:value-type="float" office:value="0.76">
            <text:p>0.76</text:p>
          </table:table-cell>
          <table:table-cell table:style-name="ce32" office:value-type="float" office:value="6.6">
            <text:p>6.6</text:p>
          </table:table-cell>
          <table:table-cell table:style-name="ce35" office:value-type="float" office:value="0.03">
            <text:p>0.03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1-Level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6.93">
            <text:p>6.93</text:p>
          </table:table-cell>
          <table:table-cell office:value-type="float" office:value="0.03">
            <text:p>0.03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0.11">
            <text:p>0.11</text:p>
          </table:table-cell>
          <table:table-cell table:style-name="ce32" office:value-type="float" office:value="1.57">
            <text:p>1.57</text:p>
          </table:table-cell>
          <table:table-cell table:style-name="ce32" office:value-type="float" office:value="7.02">
            <text:p>7.02</text:p>
          </table:table-cell>
          <table:table-cell table:style-name="ce35" office:value-type="float" office:value="0.08">
            <text:p>0.0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1-Level</text:p>
          </table:table-cell>
          <table:table-cell office:value-type="float" office:value="0.15">
            <text:p>0.15</text:p>
          </table:table-cell>
          <table:table-cell office:value-type="float" office:value="3.07">
            <text:p>3.07</text:p>
          </table:table-cell>
          <table:table-cell office:value-type="float" office:value="8.56">
            <text:p>8.56</text:p>
          </table:table-cell>
          <table:table-cell office:value-type="float" office:value="0.06">
            <text:p>0.06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0.22">
            <text:p>0.22</text:p>
          </table:table-cell>
          <table:table-cell table:style-name="ce32" office:value-type="float" office:value="3.18">
            <text:p>3.18</text:p>
          </table:table-cell>
          <table:table-cell table:style-name="ce32" office:value-type="float" office:value="8.72">
            <text:p>8.72</text:p>
          </table:table-cell>
          <table:table-cell table:style-name="ce35" office:value-type="float" office:value="0.17">
            <text:p>0.1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1-Level</text:p>
          </table:table-cell>
          <table:table-cell office:value-type="float" office:value="0.29">
            <text:p>0.29</text:p>
          </table:table-cell>
          <table:table-cell office:value-type="float" office:value="6.31">
            <text:p>6.31</text:p>
          </table:table-cell>
          <table:table-cell office:value-type="float" office:value="11.76">
            <text:p>11.76</text:p>
          </table:table-cell>
          <table:table-cell office:value-type="float" office:value="0.12">
            <text:p>0.12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0.4">
            <text:p>0.4</text:p>
          </table:table-cell>
          <table:table-cell table:style-name="ce32" office:value-type="float" office:value="6.5">
            <text:p>6.5</text:p>
          </table:table-cell>
          <table:table-cell table:style-name="ce32" office:value-type="float" office:value="12.08">
            <text:p>12.08</text:p>
          </table:table-cell>
          <table:table-cell table:style-name="ce35" office:value-type="float" office:value="0.3">
            <text:p>0.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1-Level</text:p>
          </table:table-cell>
          <table:table-cell office:value-type="float" office:value="0.58">
            <text:p>0.58</text:p>
          </table:table-cell>
          <table:table-cell office:value-type="float" office:value="13.37">
            <text:p>13.37</text:p>
          </table:table-cell>
          <table:table-cell office:value-type="float" office:value="18.99">
            <text:p>18.99</text:p>
          </table:table-cell>
          <table:table-cell office:value-type="float" office:value="0.23">
            <text:p>0.23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0.79">
            <text:p>0.79</text:p>
          </table:table-cell>
          <table:table-cell table:style-name="ce32" office:value-type="float" office:value="13.45">
            <text:p>13.45</text:p>
          </table:table-cell>
          <table:table-cell table:style-name="ce32" office:value-type="float" office:value="19.28">
            <text:p>19.28</text:p>
          </table:table-cell>
          <table:table-cell table:style-name="ce35" office:value-type="float" office:value="0.57">
            <text:p>0.5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1-Level</text:p>
          </table:table-cell>
          <table:table-cell office:value-type="float" office:value="1.16">
            <text:p>1.16</text:p>
          </table:table-cell>
          <table:table-cell office:value-type="float" office:value="28.68">
            <text:p>28.68</text:p>
          </table:table-cell>
          <table:table-cell office:value-type="float" office:value="33.7">
            <text:p>33.7</text:p>
          </table:table-cell>
          <table:table-cell office:value-type="float" office:value="0.46">
            <text:p>0.46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1.53">
            <text:p>1.53</text:p>
          </table:table-cell>
          <table:table-cell table:style-name="ce32" office:value-type="float" office:value="28.43">
            <text:p>28.43</text:p>
          </table:table-cell>
          <table:table-cell table:style-name="ce32" office:value-type="float" office:value="33.66">
            <text:p>33.66</text:p>
          </table:table-cell>
          <table:table-cell table:style-name="ce35" office:value-type="float" office:value="1.05">
            <text:p>1.05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1-Level</text:p>
          </table:table-cell>
          <table:table-cell office:value-type="float" office:value="2.39">
            <text:p>2.39</text:p>
          </table:table-cell>
          <table:table-cell office:value-type="float" office:value="61.8">
            <text:p>61.8</text:p>
          </table:table-cell>
          <table:table-cell office:value-type="float" office:value="65.19">
            <text:p>65.19</text:p>
          </table:table-cell>
          <table:table-cell office:value-type="float" office:value="0.96">
            <text:p>0.96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2.95">
            <text:p>2.95</text:p>
          </table:table-cell>
          <table:table-cell table:style-name="ce32" office:value-type="float" office:value="64.42">
            <text:p>64.42</text:p>
          </table:table-cell>
          <table:table-cell table:style-name="ce32" office:value-type="float" office:value="70.71">
            <text:p>70.71</text:p>
          </table:table-cell>
          <table:table-cell table:style-name="ce35" office:value-type="float" office:value="1.89">
            <text:p>1.89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1-Level</text:p>
          </table:table-cell>
          <table:table-cell office:value-type="float" office:value="4.83">
            <text:p>4.83</text:p>
          </table:table-cell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6.13">
            <text:p>6.13</text:p>
          </table:table-cell>
          <table:table-cell table:style-name="ce32" office:value-type="float" office:value="138.64">
            <text:p>138.64</text:p>
          </table:table-cell>
          <table:table-cell table:style-name="ce32" office:value-type="float" office:value="149.6">
            <text:p>149.6</text:p>
          </table:table-cell>
          <table:table-cell table:style-name="ce35" office:value-type="float" office:value="3.89">
            <text:p>3.89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1-Level</text:p>
          </table:table-cell>
          <table:table-cell office:value-type="float" office:value="49.18">
            <text:p>49.18</text:p>
          </table:table-cell>
          <table:table-cell office:value-type="float" office:value="402.47">
            <text:p>402.47</text:p>
          </table:table-cell>
          <table:table-cell office:value-type="float" office:value="0">
            <text:p>0</text:p>
          </table:table-cell>
          <table:table-cell office:value-type="float" office:value="43.92">
            <text:p>43.92</text:p>
          </table:table-cell>
        </table:table-row>
        <table:table-row table:style-name="ro3">
          <table:table-cell table:style-name="ce22"/>
          <table:table-cell table:style-name="ce26"/>
          <table:table-cell table:style-name="ce26" office:value-type="string">
            <text:p>3-Level</text:p>
          </table:table-cell>
          <table:table-cell table:style-name="ce29" office:value-type="float" office:value="97.21">
            <text:p>97.21</text:p>
          </table:table-cell>
          <table:table-cell table:style-name="ce32" office:value-type="float" office:value="482.75">
            <text:p>482.75</text:p>
          </table:table-cell>
          <table:table-cell table:style-name="ce32" office:value-type="float" office:value="496.44">
            <text:p>496.44</text:p>
          </table:table-cell>
          <table:table-cell table:style-name="ce35" office:value-type="float" office:value="91.05">
            <text:p>91.0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1-Level</text:p>
          </table:table-cell>
          <table:table-cell office:value-type="float" office:value="472.15">
            <text:p>472.15</text:p>
          </table:table-cell>
          <table:table-cell office:value-type="float" office:value="1622.84">
            <text:p>1622.84</text:p>
          </table:table-cell>
          <table:table-cell office:value-type="float" office:value="0">
            <text:p>0</text:p>
          </table:table-cell>
          <table:table-cell office:value-type="float" office:value="447.21">
            <text:p>447.21</text:p>
          </table:table-cell>
        </table:table-row>
        <table:table-row table:style-name="ro3">
          <table:table-cell table:style-name="ce23"/>
          <table:table-cell table:style-name="ce27"/>
          <table:table-cell table:style-name="ce27" office:value-type="string">
            <text:p>3-Level</text:p>
          </table:table-cell>
          <table:table-cell table:style-name="ce30" office:value-type="float" office:value="209.67">
            <text:p>209.67</text:p>
          </table:table-cell>
          <table:table-cell table:style-name="ce33" office:value-type="float" office:value="1220.75">
            <text:p>1220.75</text:p>
          </table:table-cell>
          <table:table-cell table:style-name="ce33" office:value-type="float" office:value="1207.08">
            <text:p>1207.08</text:p>
          </table:table-cell>
          <table:table-cell table:style-name="ce36" office:value-type="float" office:value="200.57">
            <text:p>200.57</text:p>
          </table:table-cell>
        </table:table-row>
      </table:table>
      <table:table table:name="Sheet7" table:style-name="ta1">
        <table:table-column table:style-name="co9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7" table:default-cell-style-name="Default"/>
        <table:table-column table:style-name="co21" table:default-cell-style-name="Default"/>
        <table:table-row table:style-name="ro2">
          <table:table-cell office:value-type="string">
            <text:p>Number</text:p>
          </table:table-cell>
          <table:table-cell/>
          <table:table-cell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1-Level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3-Level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2</text:p>
          </table:table-cell>
          <table:table-cell table:formula="of:=[.M2]*2" office:value-type="float" office:value="200">
            <text:p>2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1-Level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05">
            <text:p>1.05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3</text:p>
          </table:table-cell>
          <table:table-cell table:formula="of:=[.M3]*2" office:value-type="float" office:value="400">
            <text:p>4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3-Level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1.08">
            <text:p>1.0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w4</text:p>
          </table:table-cell>
          <table:table-cell table:formula="of:=[.M4]*2" office:value-type="float" office:value="800">
            <text:p>8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.16">
            <text:p>2.16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5</text:p>
          </table:table-cell>
          <table:table-cell table:formula="of:=[.M5]*2" office:value-type="float" office:value="1600">
            <text:p>16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3-Level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2.19">
            <text:p>2.19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6</text:p>
          </table:table-cell>
          <table:table-cell table:formula="of:=[.M6]*2" office:value-type="float" office:value="3200">
            <text:p>32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1-Level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7</text:p>
          </table:table-cell>
          <table:table-cell table:formula="of:=[.M7]*2" office:value-type="float" office:value="6400">
            <text:p>64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3-Level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8</text:p>
          </table:table-cell>
          <table:table-cell table:formula="of:=[.M8]*2" office:value-type="float" office:value="12800">
            <text:p>128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1-Level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6.02">
            <text:p>6.02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w9</text:p>
          </table:table-cell>
          <table:table-cell table:formula="of:=[.M9]*2" office:value-type="float" office:value="25600">
            <text:p>256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3-Level</text:p>
          </table:table-cell>
          <table:table-cell office:value-type="float" office:value="0.03">
            <text:p>0.03</text:p>
          </table:table-cell>
          <table:table-cell office:value-type="float" office:value="0.39">
            <text:p>0.39</text:p>
          </table:table-cell>
          <table:table-cell office:value-type="float" office:value="6.07">
            <text:p>6.07</text:p>
          </table:table-cell>
          <table:table-cell office:value-type="float" office:value="0.02">
            <text:p>0.02</text:p>
          </table:table-cell>
          <table:table-cell table:number-columns-repeated="3"/>
          <table:table-cell office:value-type="string">
            <text:p>w10</text:p>
          </table:table-cell>
          <table:table-cell table:formula="of:=[.M10]*2" office:value-type="float" office:value="51200">
            <text:p>512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1-Level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6.59">
            <text:p>6.59</text:p>
          </table:table-cell>
          <table:table-cell office:value-type="float" office:value="0.02">
            <text:p>0.02</text:p>
          </table:table-cell>
          <table:table-cell table:number-columns-repeated="3"/>
          <table:table-cell office:value-type="string">
            <text:p>w11</text:p>
          </table:table-cell>
          <table:table-cell table:formula="of:=[.M11]*2" office:value-type="float" office:value="102400">
            <text:p>1024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3-Level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6.6">
            <text:p>6.6</text:p>
          </table:table-cell>
          <table:table-cell office:value-type="float" office:value="0.03">
            <text:p>0.03</text:p>
          </table:table-cell>
          <table:table-cell table:number-columns-repeated="3"/>
          <table:table-cell office:value-type="string">
            <text:p>w12</text:p>
          </table:table-cell>
          <table:table-cell table:formula="of:=[.M12]*2" office:value-type="float" office:value="204800">
            <text:p>2048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1-Level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6.93">
            <text:p>6.93</text:p>
          </table:table-cell>
          <table:table-cell office:value-type="float" office:value="0.03">
            <text:p>0.03</text:p>
          </table:table-cell>
          <table:table-cell table:number-columns-repeated="3"/>
          <table:table-cell office:value-type="string">
            <text:p>w13</text:p>
          </table:table-cell>
          <table:table-cell table:formula="of:=[.M13]*2" office:value-type="float" office:value="409600">
            <text:p>4096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3-Level</text:p>
          </table:table-cell>
          <table:table-cell office:value-type="float" office:value="0.11">
            <text:p>0.11</text:p>
          </table:table-cell>
          <table:table-cell office:value-type="float" office:value="1.57">
            <text:p>1.57</text:p>
          </table:table-cell>
          <table:table-cell office:value-type="float" office:value="7.02">
            <text:p>7.02</text:p>
          </table:table-cell>
          <table:table-cell office:value-type="float" office:value="0.08">
            <text:p>0.08</text:p>
          </table:table-cell>
          <table:table-cell table:number-columns-repeated="3"/>
          <table:table-cell office:value-type="string">
            <text:p>w14</text:p>
          </table:table-cell>
          <table:table-cell table:formula="of:=[.M14]*2" office:value-type="float" office:value="819200">
            <text:p>8192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1-Level</text:p>
          </table:table-cell>
          <table:table-cell office:value-type="float" office:value="0.15">
            <text:p>0.15</text:p>
          </table:table-cell>
          <table:table-cell office:value-type="float" office:value="3.07">
            <text:p>3.07</text:p>
          </table:table-cell>
          <table:table-cell office:value-type="float" office:value="8.56">
            <text:p>8.56</text:p>
          </table:table-cell>
          <table:table-cell office:value-type="float" office:value="0.06">
            <text:p>0.06</text:p>
          </table:table-cell>
          <table:table-cell table:number-columns-repeated="3"/>
          <table:table-cell office:value-type="string">
            <text:p>w15</text:p>
          </table:table-cell>
          <table:table-cell table:formula="of:=[.M15]*2" office:value-type="float" office:value="1638400">
            <text:p>16384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3-Level</text:p>
          </table:table-cell>
          <table:table-cell office:value-type="float" office:value="0.22">
            <text:p>0.22</text:p>
          </table:table-cell>
          <table:table-cell office:value-type="float" office:value="3.18">
            <text:p>3.18</text:p>
          </table:table-cell>
          <table:table-cell office:value-type="float" office:value="8.72">
            <text:p>8.72</text:p>
          </table:table-cell>
          <table:table-cell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1-Level</text:p>
          </table:table-cell>
          <table:table-cell office:value-type="float" office:value="0.29">
            <text:p>0.29</text:p>
          </table:table-cell>
          <table:table-cell office:value-type="float" office:value="6.31">
            <text:p>6.31</text:p>
          </table:table-cell>
          <table:table-cell office:value-type="float" office:value="11.76">
            <text:p>11.76</text:p>
          </table:table-cell>
          <table:table-cell office:value-type="float" office:value="0.12">
            <text:p>0.1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3-Level</text:p>
          </table:table-cell>
          <table:table-cell office:value-type="float" office:value="0.4">
            <text:p>0.4</text:p>
          </table:table-cell>
          <table:table-cell office:value-type="float" office:value="6.5">
            <text:p>6.5</text:p>
          </table:table-cell>
          <table:table-cell office:value-type="float" office:value="12.08">
            <text:p>12.08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1-Level</text:p>
          </table:table-cell>
          <table:table-cell office:value-type="float" office:value="0.58">
            <text:p>0.58</text:p>
          </table:table-cell>
          <table:table-cell office:value-type="float" office:value="13.37">
            <text:p>13.37</text:p>
          </table:table-cell>
          <table:table-cell office:value-type="float" office:value="18.99">
            <text:p>18.99</text:p>
          </table:table-cell>
          <table:table-cell office:value-type="float" office:value="0.23">
            <text:p>0.2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3-Level</text:p>
          </table:table-cell>
          <table:table-cell office:value-type="float" office:value="0.79">
            <text:p>0.79</text:p>
          </table:table-cell>
          <table:table-cell office:value-type="float" office:value="13.45">
            <text:p>13.45</text:p>
          </table:table-cell>
          <table:table-cell office:value-type="float" office:value="19.28">
            <text:p>19.28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1-Level</text:p>
          </table:table-cell>
          <table:table-cell office:value-type="float" office:value="1.16">
            <text:p>1.16</text:p>
          </table:table-cell>
          <table:table-cell office:value-type="float" office:value="28.68">
            <text:p>28.68</text:p>
          </table:table-cell>
          <table:table-cell office:value-type="float" office:value="33.7">
            <text:p>33.7</text:p>
          </table:table-cell>
          <table:table-cell office:value-type="float" office:value="0.46">
            <text:p>0.46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3-Level</text:p>
          </table:table-cell>
          <table:table-cell office:value-type="float" office:value="1.53">
            <text:p>1.53</text:p>
          </table:table-cell>
          <table:table-cell office:value-type="float" office:value="28.43">
            <text:p>28.43</text:p>
          </table:table-cell>
          <table:table-cell office:value-type="float" office:value="33.66">
            <text:p>33.66</text:p>
          </table:table-cell>
          <table:table-cell office:value-type="float" office:value="1.05">
            <text:p>1.0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1-Level</text:p>
          </table:table-cell>
          <table:table-cell office:value-type="float" office:value="2.39">
            <text:p>2.39</text:p>
          </table:table-cell>
          <table:table-cell office:value-type="float" office:value="61.8">
            <text:p>61.8</text:p>
          </table:table-cell>
          <table:table-cell office:value-type="float" office:value="65.19">
            <text:p>65.19</text:p>
          </table:table-cell>
          <table:table-cell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3-Level</text:p>
          </table:table-cell>
          <table:table-cell office:value-type="float" office:value="2.95">
            <text:p>2.95</text:p>
          </table:table-cell>
          <table:table-cell office:value-type="float" office:value="64.42">
            <text:p>64.42</text:p>
          </table:table-cell>
          <table:table-cell office:value-type="float" office:value="70.71">
            <text:p>70.71</text:p>
          </table:table-cell>
          <table:table-cell office:value-type="float" office:value="1.89">
            <text:p>1.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1-Level</text:p>
          </table:table-cell>
          <table:table-cell office:value-type="float" office:value="4.83">
            <text:p>4.83</text:p>
          </table:table-cell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3-Level</text:p>
          </table:table-cell>
          <table:table-cell office:value-type="float" office:value="6.13">
            <text:p>6.13</text:p>
          </table:table-cell>
          <table:table-cell office:value-type="float" office:value="138.64">
            <text:p>138.64</text:p>
          </table:table-cell>
          <table:table-cell office:value-type="float" office:value="149.6">
            <text:p>149.6</text:p>
          </table:table-cell>
          <table:table-cell office:value-type="float" office:value="3.89">
            <text:p>3.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1-Level</text:p>
          </table:table-cell>
          <table:table-cell office:value-type="float" office:value="49.18">
            <text:p>49.18</text:p>
          </table:table-cell>
          <table:table-cell office:value-type="float" office:value="402.47">
            <text:p>402.47</text:p>
          </table:table-cell>
          <table:table-cell office:value-type="float" office:value="0">
            <text:p>0</text:p>
          </table:table-cell>
          <table:table-cell office:value-type="float" office:value="43.92">
            <text:p>43.9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3-Level</text:p>
          </table:table-cell>
          <table:table-cell office:value-type="float" office:value="97.21">
            <text:p>97.21</text:p>
          </table:table-cell>
          <table:table-cell office:value-type="float" office:value="482.75">
            <text:p>482.75</text:p>
          </table:table-cell>
          <table:table-cell office:value-type="float" office:value="496.44">
            <text:p>496.44</text:p>
          </table:table-cell>
          <table:table-cell office:value-type="float" office:value="91.05">
            <text:p>91.05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1-Level</text:p>
          </table:table-cell>
          <table:table-cell office:value-type="float" office:value="472.15">
            <text:p>472.15</text:p>
          </table:table-cell>
          <table:table-cell office:value-type="float" office:value="1622.84">
            <text:p>1622.84</text:p>
          </table:table-cell>
          <table:table-cell office:value-type="float" office:value="0">
            <text:p>0</text:p>
          </table:table-cell>
          <table:table-cell office:value-type="float" office:value="447.21">
            <text:p>447.2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3-Level</text:p>
          </table:table-cell>
          <table:table-cell office:value-type="float" office:value="209.67">
            <text:p>209.67</text:p>
          </table:table-cell>
          <table:table-cell office:value-type="float" office:value="1220.75">
            <text:p>1220.75</text:p>
          </table:table-cell>
          <table:table-cell office:value-type="float" office:value="1207.08">
            <text:p>1207.08</text:p>
          </table:table-cell>
          <table:table-cell office:value-type="float" office:value="200.57">
            <text:p>200.57</text:p>
          </table:table-cell>
          <table:table-cell table:number-columns-repeated="5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-pilot-tables>
        <table:data-pilot-table table:name="DataPilot1" table:application-data="" table:target-range-address="'Pivot Table_Plot_1'.A3:'Pivot Table_Plot_1'.F19" table:buttons="'Pivot Table_Plot_1'.A4 'Pivot Table_Plot_1'.B4 'Pivot Table_Plot_1'.C3" table:grand-total="none" table:show-filter-button="false" table:drill-down-on-double-click="false">
          <table:source-cell-range table:cell-range-address="Plot.A1:Plot.F301"/>
          <table:data-pilot-field table:source-field-name="Number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9" table:display="true" table:show-details="true"/>
                <table:data-pilot-member table:name="0.3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6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51" table:display="true" table:show-details="true"/>
                <table:data-pilot-member table:name="0.53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7" table:display="true" table:show-details="true"/>
                <table:data-pilot-member table:name="1.14" table:display="true" table:show-details="true"/>
                <table:data-pilot-member table:name="1.16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52" table:display="true" table:show-details="true"/>
                <table:data-pilot-member table:name="1.53" table:display="true" table:show-details="true"/>
                <table:data-pilot-member table:name="1.72" table:display="true" table:show-details="true"/>
                <table:data-pilot-member table:name="1.98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16" table:display="true" table:show-details="true"/>
                <table:data-pilot-member table:name="2.2" table:display="true" table:show-details="true"/>
                <table:data-pilot-member table:name="2.21" table:display="true" table:show-details="true"/>
                <table:data-pilot-member table:name="2.39" table:display="true" table:show-details="true"/>
                <table:data-pilot-member table:name="2.4" table:display="true" table:show-details="true"/>
                <table:data-pilot-member table:name="2.41" table:display="true" table:show-details="true"/>
                <table:data-pilot-member table:name="2.42" table:display="true" table:show-details="true"/>
                <table:data-pilot-member table:name="3.07" table:display="true" table:show-details="true"/>
                <table:data-pilot-member table:name="3.08" table:display="true" table:show-details="true"/>
                <table:data-pilot-member table:name="3.09" table:display="true" table:show-details="true"/>
                <table:data-pilot-member table:name="3.23" table:display="true" table:show-details="true"/>
                <table:data-pilot-member table:name="4.49" table:display="true" table:show-details="true"/>
                <table:data-pilot-member table:name="4.6" table:display="true" table:show-details="true"/>
                <table:data-pilot-member table:name="4.63" table:display="true" table:show-details="true"/>
                <table:data-pilot-member table:name="4.64" table:display="true" table:show-details="true"/>
                <table:data-pilot-member table:name="4.66" table:display="true" table:show-details="true"/>
                <table:data-pilot-member table:name="4.83" table:display="true" table:show-details="true"/>
                <table:data-pilot-member table:name="4.85" table:display="true" table:show-details="true"/>
                <table:data-pilot-member table:name="4.86" table:display="true" table:show-details="true"/>
                <table:data-pilot-member table:name="4.87" table:display="true" table:show-details="true"/>
                <table:data-pilot-member table:name="6.02" table:display="true" table:show-details="true"/>
                <table:data-pilot-member table:name="6.15" table:display="true" table:show-details="true"/>
                <table:data-pilot-member table:name="6.23" table:display="true" table:show-details="true"/>
                <table:data-pilot-member table:name="6.25" table:display="true" table:show-details="true"/>
                <table:data-pilot-member table:name="6.31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42" table:display="true" table:show-details="true"/>
                <table:data-pilot-member table:name="6.59" table:display="true" table:show-details="true"/>
                <table:data-pilot-member table:name="6.6" table:display="true" table:show-details="true"/>
                <table:data-pilot-member table:name="6.65" table:display="true" table:show-details="true"/>
                <table:data-pilot-member table:name="6.66" table:display="true" table:show-details="true"/>
                <table:data-pilot-member table:name="6.93" table:display="true" table:show-details="true"/>
                <table:data-pilot-member table:name="7" table:display="true" table:show-details="true"/>
                <table:data-pilot-member table:name="7.01" table:display="true" table:show-details="true"/>
                <table:data-pilot-member table:name="7.03" table:display="true" table:show-details="true"/>
                <table:data-pilot-member table:name="8.31" table:display="true" table:show-details="true"/>
                <table:data-pilot-member table:name="8.56" table:display="true" table:show-details="true"/>
                <table:data-pilot-member table:name="8.58" table:display="true" table:show-details="true"/>
                <table:data-pilot-member table:name="8.59" table:display="true" table:show-details="true"/>
                <table:data-pilot-member table:name="8.7" table:display="true" table:show-details="true"/>
                <table:data-pilot-member table:name="9.44" table:display="true" table:show-details="true"/>
                <table:data-pilot-member table:name="10.9" table:display="true" table:show-details="true"/>
                <table:data-pilot-member table:name="11.76" table:display="true" table:show-details="true"/>
                <table:data-pilot-member table:name="11.94" table:display="true" table:show-details="true"/>
                <table:data-pilot-member table:name="12.02" table:display="true" table:show-details="true"/>
                <table:data-pilot-member table:name="12.07" table:display="true" table:show-details="true"/>
                <table:data-pilot-member table:name="12.52" table:display="true" table:show-details="true"/>
                <table:data-pilot-member table:name="13.37" table:display="true" table:show-details="true"/>
                <table:data-pilot-member table:name="13.5" table:display="true" table:show-details="true"/>
                <table:data-pilot-member table:name="13.52" table:display="true" table:show-details="true"/>
                <table:data-pilot-member table:name="13.57" table:display="true" table:show-details="true"/>
                <table:data-pilot-member table:name="13.73" table:display="true" table:show-details="true"/>
                <table:data-pilot-member table:name="16.42" table:display="true" table:show-details="true"/>
                <table:data-pilot-member table:name="18.99" table:display="true" table:show-details="true"/>
                <table:data-pilot-member table:name="19.02" table:display="true" table:show-details="true"/>
                <table:data-pilot-member table:name="19.27" table:display="true" table:show-details="true"/>
                <table:data-pilot-member table:name="20.72" table:display="true" table:show-details="true"/>
                <table:data-pilot-member table:name="28.68" table:display="true" table:show-details="true"/>
                <table:data-pilot-member table:name="28.87" table:display="true" table:show-details="true"/>
                <table:data-pilot-member table:name="29.22" table:display="true" table:show-details="true"/>
                <table:data-pilot-member table:name="29.42" table:display="true" table:show-details="true"/>
                <table:data-pilot-member table:name="29.53" table:display="true" table:show-details="true"/>
                <table:data-pilot-member table:name="33.7" table:display="true" table:show-details="true"/>
                <table:data-pilot-member table:name="34.42" table:display="true" table:show-details="true"/>
                <table:data-pilot-member table:name="34.53" table:display="true" table:show-details="true"/>
                <table:data-pilot-member table:name="35.39" table:display="true" table:show-details="true"/>
                <table:data-pilot-member table:name="37.57" table:display="true" table:show-details="true"/>
                <table:data-pilot-member table:name="43.92" table:display="true" table:show-details="true"/>
                <table:data-pilot-member table:name="46.68" table:display="true" table:show-details="true"/>
                <table:data-pilot-member table:name="47.17" table:display="true" table:show-details="true"/>
                <table:data-pilot-member table:name="48.06" table:display="true" table:show-details="true"/>
                <table:data-pilot-member table:name="49.18" table:display="true" table:show-details="true"/>
                <table:data-pilot-member table:name="49.79" table:display="true" table:show-details="true"/>
                <table:data-pilot-member table:name="50.1" table:display="true" table:show-details="true"/>
                <table:data-pilot-member table:name="52.41" table:display="true" table:show-details="true"/>
                <table:data-pilot-member table:name="52.67" table:display="true" table:show-details="true"/>
                <table:data-pilot-member table:name="52.95" table:display="true" table:show-details="true"/>
                <table:data-pilot-member table:name="61.8" table:display="true" table:show-details="true"/>
                <table:data-pilot-member table:name="63.95" table:display="true" table:show-details="true"/>
                <table:data-pilot-member table:name="64.2" table:display="true" table:show-details="true"/>
                <table:data-pilot-member table:name="65.19" table:display="true" table:show-details="true"/>
                <table:data-pilot-member table:name="66.32" table:display="true" table:show-details="true"/>
                <table:data-pilot-member table:name="67.69" table:display="true" table:show-details="true"/>
                <table:data-pilot-member table:name="69.29" table:display="true" table:show-details="true"/>
                <table:data-pilot-member table:name="69.43" table:display="true" table:show-details="true"/>
                <table:data-pilot-member table:name="69.83" table:display="true" table:show-details="true"/>
                <table:data-pilot-member table:name="75.29" table:display="true" table:show-details="true"/>
                <table:data-pilot-member table:name="138.39" table:display="true" table:show-details="true"/>
                <table:data-pilot-member table:name="139.57" table:display="true" table:show-details="true"/>
                <table:data-pilot-member table:name="139.98" table:display="true" table:show-details="true"/>
                <table:data-pilot-member table:name="142.85" table:display="true" table:show-details="true"/>
                <table:data-pilot-member table:name="143.54" table:display="true" table:show-details="true"/>
                <table:data-pilot-member table:name="144.18" table:display="true" table:show-details="true"/>
                <table:data-pilot-member table:name="145.08" table:display="true" table:show-details="true"/>
                <table:data-pilot-member table:name="146.35" table:display="true" table:show-details="true"/>
                <table:data-pilot-member table:name="152.24" table:display="true" table:show-details="true"/>
                <table:data-pilot-member table:name="167.24" table:display="true" table:show-details="true"/>
                <table:data-pilot-member table:name="402.47" table:display="true" table:show-details="true"/>
                <table:data-pilot-member table:name="407.67" table:display="true" table:show-details="true"/>
                <table:data-pilot-member table:name="409.31" table:display="true" table:show-details="true"/>
                <table:data-pilot-member table:name="412.57" table:display="true" table:show-details="true"/>
                <table:data-pilot-member table:name="413.76" table:display="true" table:show-details="true"/>
                <table:data-pilot-member table:name="415.21" table:display="true" table:show-details="true"/>
                <table:data-pilot-member table:name="415.26" table:display="true" table:show-details="true"/>
                <table:data-pilot-member table:name="427.37" table:display="true" table:show-details="true"/>
                <table:data-pilot-member table:name="428.87" table:display="true" table:show-details="true"/>
                <table:data-pilot-member table:name="433.91" table:display="true" table:show-details="true"/>
                <table:data-pilot-member table:name="447.21" table:display="true" table:show-details="true"/>
                <table:data-pilot-member table:name="449.08" table:display="true" table:show-details="true"/>
                <table:data-pilot-member table:name="468.43" table:display="true" table:show-details="true"/>
                <table:data-pilot-member table:name="471.88" table:display="true" table:show-details="true"/>
                <table:data-pilot-member table:name="472.15" table:display="true" table:show-details="true"/>
                <table:data-pilot-member table:name="473.09" table:display="true" table:show-details="true"/>
                <table:data-pilot-member table:name="499.31" table:display="true" table:show-details="true"/>
                <table:data-pilot-member table:name="510.25" table:display="true" table:show-details="true"/>
                <table:data-pilot-member table:name="614.97" table:display="true" table:show-details="true"/>
                <table:data-pilot-member table:name="625.53" table:display="true" table:show-details="true"/>
                <table:data-pilot-member table:name="1622.84" table:display="true" table:show-details="true"/>
                <table:data-pilot-member table:name="1628.89" table:display="true" table:show-details="true"/>
                <table:data-pilot-member table:name="1642.39" table:display="true" table:show-details="true"/>
                <table:data-pilot-member table:name="1651.79" table:display="true" table:show-details="true"/>
                <table:data-pilot-member table:name="1671.14" table:display="true" table:show-details="true"/>
                <table:data-pilot-member table:name="1682.04" table:display="true" table:show-details="true"/>
                <table:data-pilot-member table:name="1686.33" table:display="true" table:show-details="true"/>
                <table:data-pilot-member table:name="1727.2" table:display="true" table:show-details="true"/>
                <table:data-pilot-member table:name="1738.88" table:display="true" table:show-details="true"/>
                <table:data-pilot-member table:name="1753.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Combined Workloads_1'.A1:'Pivot Table_Combined Workloads_1'.G32" table:buttons="'Pivot Table_Combined Workloads_1'.A2 'Pivot Table_Combined Workloads_1'.B2 'Pivot Table_Combined Workloads_1'.C2 'Pivot Table_Combined Workloads_1'.D1" table:grand-total="none" table:show-filter-button="false" table:drill-down-on-double-click="false">
          <table:source-cell-range table:cell-range-address="'Combined Workloads'.A1:'Combined Workloads'.F75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ructure" table:orientation="row" table:used-hierarchy="0" table:function="auto">
            <table:data-pilot-level table:show-empty="false">
              <table:data-pilot-members>
                <table:data-pilot-member table:name="1-Level" table:display="true" table:show-details="true"/>
                <table:data-pilot-member table:name="3-Lev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9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" table:display="true" table:show-details="true"/>
                <table:data-pilot-member table:name="0.41" table:display="true" table:show-details="true"/>
                <table:data-pilot-member table:name="0.42" table:display="true" table:show-details="true"/>
                <table:data-pilot-member table:name="0.46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51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1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" table:display="true" table:show-details="true"/>
                <table:data-pilot-member table:name="0.77" table:display="true" table:show-details="true"/>
                <table:data-pilot-member table:name="0.79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2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1.01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14" table:display="true" table:show-details="true"/>
                <table:data-pilot-member table:name="1.16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52" table:display="true" table:show-details="true"/>
                <table:data-pilot-member table:name="1.53" table:display="true" table:show-details="true"/>
                <table:data-pilot-member table:name="1.54" table:display="true" table:show-details="true"/>
                <table:data-pilot-member table:name="1.55" table:display="true" table:show-details="true"/>
                <table:data-pilot-member table:name="1.56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72" table:display="true" table:show-details="true"/>
                <table:data-pilot-member table:name="1.89" table:display="true" table:show-details="true"/>
                <table:data-pilot-member table:name="1.9" table:display="true" table:show-details="true"/>
                <table:data-pilot-member table:name="1.91" table:display="true" table:show-details="true"/>
                <table:data-pilot-member table:name="1.97" table:display="true" table:show-details="true"/>
                <table:data-pilot-member table:name="1.98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16" table:display="true" table:show-details="true"/>
                <table:data-pilot-member table:name="2.19" table:display="true" table:show-details="true"/>
                <table:data-pilot-member table:name="2.2" table:display="true" table:show-details="true"/>
                <table:data-pilot-member table:name="2.21" table:display="true" table:show-details="true"/>
                <table:data-pilot-member table:name="2.22" table:display="true" table:show-details="true"/>
                <table:data-pilot-member table:name="2.23" table:display="true" table:show-details="true"/>
                <table:data-pilot-member table:name="2.39" table:display="true" table:show-details="true"/>
                <table:data-pilot-member table:name="2.4" table:display="true" table:show-details="true"/>
                <table:data-pilot-member table:name="2.41" table:display="true" table:show-details="true"/>
                <table:data-pilot-member table:name="2.42" table:display="true" table:show-details="true"/>
                <table:data-pilot-member table:name="2.95" table:display="true" table:show-details="true"/>
                <table:data-pilot-member table:name="2.96" table:display="true" table:show-details="true"/>
                <table:data-pilot-member table:name="2.97" table:display="true" table:show-details="true"/>
                <table:data-pilot-member table:name="2.98" table:display="true" table:show-details="true"/>
                <table:data-pilot-member table:name="2.99" table:display="true" table:show-details="true"/>
                <table:data-pilot-member table:name="3" table:display="true" table:show-details="true"/>
                <table:data-pilot-member table:name="3.07" table:display="true" table:show-details="true"/>
                <table:data-pilot-member table:name="3.08" table:display="true" table:show-details="true"/>
                <table:data-pilot-member table:name="3.09" table:display="true" table:show-details="true"/>
                <table:data-pilot-member table:name="3.18" table:display="true" table:show-details="true"/>
                <table:data-pilot-member table:name="3.2" table:display="true" table:show-details="true"/>
                <table:data-pilot-member table:name="3.21" table:display="true" table:show-details="true"/>
                <table:data-pilot-member table:name="3.22" table:display="true" table:show-details="true"/>
                <table:data-pilot-member table:name="3.23" table:display="true" table:show-details="true"/>
                <table:data-pilot-member table:name="3.47" table:display="true" table:show-details="true"/>
                <table:data-pilot-member table:name="3.89" table:display="true" table:show-details="true"/>
                <table:data-pilot-member table:name="3.9" table:display="true" table:show-details="true"/>
                <table:data-pilot-member table:name="3.91" table:display="true" table:show-details="true"/>
                <table:data-pilot-member table:name="4.09" table:display="true" table:show-details="true"/>
                <table:data-pilot-member table:name="4.49" table:display="true" table:show-details="true"/>
                <table:data-pilot-member table:name="4.55" table:display="true" table:show-details="true"/>
                <table:data-pilot-member table:name="4.6" table:display="true" table:show-details="true"/>
                <table:data-pilot-member table:name="4.63" table:display="true" table:show-details="true"/>
                <table:data-pilot-member table:name="4.64" table:display="true" table:show-details="true"/>
                <table:data-pilot-member table:name="4.66" table:display="true" table:show-details="true"/>
                <table:data-pilot-member table:name="4.67" table:display="true" table:show-details="true"/>
                <table:data-pilot-member table:name="4.75" table:display="true" table:show-details="true"/>
                <table:data-pilot-member table:name="4.83" table:display="true" table:show-details="true"/>
                <table:data-pilot-member table:name="4.85" table:display="true" table:show-details="true"/>
                <table:data-pilot-member table:name="4.86" table:display="true" table:show-details="true"/>
                <table:data-pilot-member table:name="4.87" table:display="true" table:show-details="true"/>
                <table:data-pilot-member table:name="6.02" table:display="true" table:show-details="true"/>
                <table:data-pilot-member table:name="6.07" table:display="true" table:show-details="true"/>
                <table:data-pilot-member table:name="6.13" table:display="true" table:show-details="true"/>
                <table:data-pilot-member table:name="6.14" table:display="true" table:show-details="true"/>
                <table:data-pilot-member table:name="6.15" table:display="true" table:show-details="true"/>
                <table:data-pilot-member table:name="6.16" table:display="true" table:show-details="true"/>
                <table:data-pilot-member table:name="6.17" table:display="true" table:show-details="true"/>
                <table:data-pilot-member table:name="6.2" table:display="true" table:show-details="true"/>
                <table:data-pilot-member table:name="6.23" table:display="true" table:show-details="true"/>
                <table:data-pilot-member table:name="6.24" table:display="true" table:show-details="true"/>
                <table:data-pilot-member table:name="6.25" table:display="true" table:show-details="true"/>
                <table:data-pilot-member table:name="6.26" table:display="true" table:show-details="true"/>
                <table:data-pilot-member table:name="6.29" table:display="true" table:show-details="true"/>
                <table:data-pilot-member table:name="6.31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42" table:display="true" table:show-details="true"/>
                <table:data-pilot-member table:name="6.5" table:display="true" table:show-details="true"/>
                <table:data-pilot-member table:name="6.53" table:display="true" table:show-details="true"/>
                <table:data-pilot-member table:name="6.54" table:display="true" table:show-details="true"/>
                <table:data-pilot-member table:name="6.56" table:display="true" table:show-details="true"/>
                <table:data-pilot-member table:name="6.59" table:display="true" table:show-details="true"/>
                <table:data-pilot-member table:name="6.6" table:display="true" table:show-details="true"/>
                <table:data-pilot-member table:name="6.62" table:display="true" table:show-details="true"/>
                <table:data-pilot-member table:name="6.65" table:display="true" table:show-details="true"/>
                <table:data-pilot-member table:name="6.66" table:display="true" table:show-details="true"/>
                <table:data-pilot-member table:name="6.68" table:display="true" table:show-details="true"/>
                <table:data-pilot-member table:name="6.69" table:display="true" table:show-details="true"/>
                <table:data-pilot-member table:name="6.93" table:display="true" table:show-details="true"/>
                <table:data-pilot-member table:name="7" table:display="true" table:show-details="true"/>
                <table:data-pilot-member table:name="7.01" table:display="true" table:show-details="true"/>
                <table:data-pilot-member table:name="7.02" table:display="true" table:show-details="true"/>
                <table:data-pilot-member table:name="7.03" table:display="true" table:show-details="true"/>
                <table:data-pilot-member table:name="7.07" table:display="true" table:show-details="true"/>
                <table:data-pilot-member table:name="7.08" table:display="true" table:show-details="true"/>
                <table:data-pilot-member table:name="7.12" table:display="true" table:show-details="true"/>
                <table:data-pilot-member table:name="7.6" table:display="true" table:show-details="true"/>
                <table:data-pilot-member table:name="8.31" table:display="true" table:show-details="true"/>
                <table:data-pilot-member table:name="8.44" table:display="true" table:show-details="true"/>
                <table:data-pilot-member table:name="8.56" table:display="true" table:show-details="true"/>
                <table:data-pilot-member table:name="8.58" table:display="true" table:show-details="true"/>
                <table:data-pilot-member table:name="8.59" table:display="true" table:show-details="true"/>
                <table:data-pilot-member table:name="8.7" table:display="true" table:show-details="true"/>
                <table:data-pilot-member table:name="8.72" table:display="true" table:show-details="true"/>
                <table:data-pilot-member table:name="8.74" table:display="true" table:show-details="true"/>
                <table:data-pilot-member table:name="8.75" table:display="true" table:show-details="true"/>
                <table:data-pilot-member table:name="8.77" table:display="true" table:show-details="true"/>
                <table:data-pilot-member table:name="9.44" table:display="true" table:show-details="true"/>
                <table:data-pilot-member table:name="10.9" table:display="true" table:show-details="true"/>
                <table:data-pilot-member table:name="11.76" table:display="true" table:show-details="true"/>
                <table:data-pilot-member table:name="11.94" table:display="true" table:show-details="true"/>
                <table:data-pilot-member table:name="12.02" table:display="true" table:show-details="true"/>
                <table:data-pilot-member table:name="12.07" table:display="true" table:show-details="true"/>
                <table:data-pilot-member table:name="12.08" table:display="true" table:show-details="true"/>
                <table:data-pilot-member table:name="12.21" table:display="true" table:show-details="true"/>
                <table:data-pilot-member table:name="12.27" table:display="true" table:show-details="true"/>
                <table:data-pilot-member table:name="12.3" table:display="true" table:show-details="true"/>
                <table:data-pilot-member table:name="12.52" table:display="true" table:show-details="true"/>
                <table:data-pilot-member table:name="13.37" table:display="true" table:show-details="true"/>
                <table:data-pilot-member table:name="13.45" table:display="true" table:show-details="true"/>
                <table:data-pilot-member table:name="13.5" table:display="true" table:show-details="true"/>
                <table:data-pilot-member table:name="13.52" table:display="true" table:show-details="true"/>
                <table:data-pilot-member table:name="13.57" table:display="true" table:show-details="true"/>
                <table:data-pilot-member table:name="13.73" table:display="true" table:show-details="true"/>
                <table:data-pilot-member table:name="13.84" table:display="true" table:show-details="true"/>
                <table:data-pilot-member table:name="13.87" table:display="true" table:show-details="true"/>
                <table:data-pilot-member table:name="13.95" table:display="true" table:show-details="true"/>
                <table:data-pilot-member table:name="14.05" table:display="true" table:show-details="true"/>
                <table:data-pilot-member table:name="16.42" table:display="true" table:show-details="true"/>
                <table:data-pilot-member table:name="16.95" table:display="true" table:show-details="true"/>
                <table:data-pilot-member table:name="18.99" table:display="true" table:show-details="true"/>
                <table:data-pilot-member table:name="19.02" table:display="true" table:show-details="true"/>
                <table:data-pilot-member table:name="19.27" table:display="true" table:show-details="true"/>
                <table:data-pilot-member table:name="19.28" table:display="true" table:show-details="true"/>
                <table:data-pilot-member table:name="19.4" table:display="true" table:show-details="true"/>
                <table:data-pilot-member table:name="20.04" table:display="true" table:show-details="true"/>
                <table:data-pilot-member table:name="20.16" table:display="true" table:show-details="true"/>
                <table:data-pilot-member table:name="20.72" table:display="true" table:show-details="true"/>
                <table:data-pilot-member table:name="23.2" table:display="true" table:show-details="true"/>
                <table:data-pilot-member table:name="28.43" table:display="true" table:show-details="true"/>
                <table:data-pilot-member table:name="28.68" table:display="true" table:show-details="true"/>
                <table:data-pilot-member table:name="28.87" table:display="true" table:show-details="true"/>
                <table:data-pilot-member table:name="29.22" table:display="true" table:show-details="true"/>
                <table:data-pilot-member table:name="29.42" table:display="true" table:show-details="true"/>
                <table:data-pilot-member table:name="29.43" table:display="true" table:show-details="true"/>
                <table:data-pilot-member table:name="29.53" table:display="true" table:show-details="true"/>
                <table:data-pilot-member table:name="29.71" table:display="true" table:show-details="true"/>
                <table:data-pilot-member table:name="31.56" table:display="true" table:show-details="true"/>
                <table:data-pilot-member table:name="31.93" table:display="true" table:show-details="true"/>
                <table:data-pilot-member table:name="33.66" table:display="true" table:show-details="true"/>
                <table:data-pilot-member table:name="33.7" table:display="true" table:show-details="true"/>
                <table:data-pilot-member table:name="34.42" table:display="true" table:show-details="true"/>
                <table:data-pilot-member table:name="34.53" table:display="true" table:show-details="true"/>
                <table:data-pilot-member table:name="35.01" table:display="true" table:show-details="true"/>
                <table:data-pilot-member table:name="35.39" table:display="true" table:show-details="true"/>
                <table:data-pilot-member table:name="36.3" table:display="true" table:show-details="true"/>
                <table:data-pilot-member table:name="37.31" table:display="true" table:show-details="true"/>
                <table:data-pilot-member table:name="37.57" table:display="true" table:show-details="true"/>
                <table:data-pilot-member table:name="39.88" table:display="true" table:show-details="true"/>
                <table:data-pilot-member table:name="43.92" table:display="true" table:show-details="true"/>
                <table:data-pilot-member table:name="46.68" table:display="true" table:show-details="true"/>
                <table:data-pilot-member table:name="47.17" table:display="true" table:show-details="true"/>
                <table:data-pilot-member table:name="48.06" table:display="true" table:show-details="true"/>
                <table:data-pilot-member table:name="49.18" table:display="true" table:show-details="true"/>
                <table:data-pilot-member table:name="49.79" table:display="true" table:show-details="true"/>
                <table:data-pilot-member table:name="50.1" table:display="true" table:show-details="true"/>
                <table:data-pilot-member table:name="52.41" table:display="true" table:show-details="true"/>
                <table:data-pilot-member table:name="52.67" table:display="true" table:show-details="true"/>
                <table:data-pilot-member table:name="52.95" table:display="true" table:show-details="true"/>
                <table:data-pilot-member table:name="61.8" table:display="true" table:show-details="true"/>
                <table:data-pilot-member table:name="63.95" table:display="true" table:show-details="true"/>
                <table:data-pilot-member table:name="64.2" table:display="true" table:show-details="true"/>
                <table:data-pilot-member table:name="64.42" table:display="true" table:show-details="true"/>
                <table:data-pilot-member table:name="64.94" table:display="true" table:show-details="true"/>
                <table:data-pilot-member table:name="65.19" table:display="true" table:show-details="true"/>
                <table:data-pilot-member table:name="65.43" table:display="true" table:show-details="true"/>
                <table:data-pilot-member table:name="66.32" table:display="true" table:show-details="true"/>
                <table:data-pilot-member table:name="67.69" table:display="true" table:show-details="true"/>
                <table:data-pilot-member table:name="69.02" table:display="true" table:show-details="true"/>
                <table:data-pilot-member table:name="69.29" table:display="true" table:show-details="true"/>
                <table:data-pilot-member table:name="69.43" table:display="true" table:show-details="true"/>
                <table:data-pilot-member table:name="69.74" table:display="true" table:show-details="true"/>
                <table:data-pilot-member table:name="69.83" table:display="true" table:show-details="true"/>
                <table:data-pilot-member table:name="70.71" table:display="true" table:show-details="true"/>
                <table:data-pilot-member table:name="72.69" table:display="true" table:show-details="true"/>
                <table:data-pilot-member table:name="74.68" table:display="true" table:show-details="true"/>
                <table:data-pilot-member table:name="75.2" table:display="true" table:show-details="true"/>
                <table:data-pilot-member table:name="75.29" table:display="true" table:show-details="true"/>
                <table:data-pilot-member table:name="76.85" table:display="true" table:show-details="true"/>
                <table:data-pilot-member table:name="91.05" table:display="true" table:show-details="true"/>
                <table:data-pilot-member table:name="92.05" table:display="true" table:show-details="true"/>
                <table:data-pilot-member table:name="92.57" table:display="true" table:show-details="true"/>
                <table:data-pilot-member table:name="93.82" table:display="true" table:show-details="true"/>
                <table:data-pilot-member table:name="94.78" table:display="true" table:show-details="true"/>
                <table:data-pilot-member table:name="97.21" table:display="true" table:show-details="true"/>
                <table:data-pilot-member table:name="97.38" table:display="true" table:show-details="true"/>
                <table:data-pilot-member table:name="97.55" table:display="true" table:show-details="true"/>
                <table:data-pilot-member table:name="97.63" table:display="true" table:show-details="true"/>
                <table:data-pilot-member table:name="97.88" table:display="true" table:show-details="true"/>
                <table:data-pilot-member table:name="98.19" table:display="true" table:show-details="true"/>
                <table:data-pilot-member table:name="98.6" table:display="true" table:show-details="true"/>
                <table:data-pilot-member table:name="99.26" table:display="true" table:show-details="true"/>
                <table:data-pilot-member table:name="100.41" table:display="true" table:show-details="true"/>
                <table:data-pilot-member table:name="101.43" table:display="true" table:show-details="true"/>
                <table:data-pilot-member table:name="125.22" table:display="true" table:show-details="true"/>
                <table:data-pilot-member table:name="138.39" table:display="true" table:show-details="true"/>
                <table:data-pilot-member table:name="138.64" table:display="true" table:show-details="true"/>
                <table:data-pilot-member table:name="139.57" table:display="true" table:show-details="true"/>
                <table:data-pilot-member table:name="139.98" table:display="true" table:show-details="true"/>
                <table:data-pilot-member table:name="142.85" table:display="true" table:show-details="true"/>
                <table:data-pilot-member table:name="143.54" table:display="true" table:show-details="true"/>
                <table:data-pilot-member table:name="144.18" table:display="true" table:show-details="true"/>
                <table:data-pilot-member table:name="145.08" table:display="true" table:show-details="true"/>
                <table:data-pilot-member table:name="146.35" table:display="true" table:show-details="true"/>
                <table:data-pilot-member table:name="147.76" table:display="true" table:show-details="true"/>
                <table:data-pilot-member table:name="148.15" table:display="true" table:show-details="true"/>
                <table:data-pilot-member table:name="149.6" table:display="true" table:show-details="true"/>
                <table:data-pilot-member table:name="152.24" table:display="true" table:show-details="true"/>
                <table:data-pilot-member table:name="152.7" table:display="true" table:show-details="true"/>
                <table:data-pilot-member table:name="155" table:display="true" table:show-details="true"/>
                <table:data-pilot-member table:name="167.24" table:display="true" table:show-details="true"/>
                <table:data-pilot-member table:name="167.57" table:display="true" table:show-details="true"/>
                <table:data-pilot-member table:name="168.57" table:display="true" table:show-details="true"/>
                <table:data-pilot-member table:name="173.08" table:display="true" table:show-details="true"/>
                <table:data-pilot-member table:name="200.57" table:display="true" table:show-details="true"/>
                <table:data-pilot-member table:name="200.92" table:display="true" table:show-details="true"/>
                <table:data-pilot-member table:name="202" table:display="true" table:show-details="true"/>
                <table:data-pilot-member table:name="203.76" table:display="true" table:show-details="true"/>
                <table:data-pilot-member table:name="209.67" table:display="true" table:show-details="true"/>
                <table:data-pilot-member table:name="209.76" table:display="true" table:show-details="true"/>
                <table:data-pilot-member table:name="210.32" table:display="true" table:show-details="true"/>
                <table:data-pilot-member table:name="210.34" table:display="true" table:show-details="true"/>
                <table:data-pilot-member table:name="210.42" table:display="true" table:show-details="true"/>
                <table:data-pilot-member table:name="210.65" table:display="true" table:show-details="true"/>
                <table:data-pilot-member table:name="210.99" table:display="true" table:show-details="true"/>
                <table:data-pilot-member table:name="211.34" table:display="true" table:show-details="true"/>
                <table:data-pilot-member table:name="211.38" table:display="true" table:show-details="true"/>
                <table:data-pilot-member table:name="211.51" table:display="true" table:show-details="true"/>
                <table:data-pilot-member table:name="211.62" table:display="true" table:show-details="true"/>
                <table:data-pilot-member table:name="402.47" table:display="true" table:show-details="true"/>
                <table:data-pilot-member table:name="407.67" table:display="true" table:show-details="true"/>
                <table:data-pilot-member table:name="409.31" table:display="true" table:show-details="true"/>
                <table:data-pilot-member table:name="412.57" table:display="true" table:show-details="true"/>
                <table:data-pilot-member table:name="412.75" table:display="true" table:show-details="true"/>
                <table:data-pilot-member table:name="413.76" table:display="true" table:show-details="true"/>
                <table:data-pilot-member table:name="415.21" table:display="true" table:show-details="true"/>
                <table:data-pilot-member table:name="415.26" table:display="true" table:show-details="true"/>
                <table:data-pilot-member table:name="427.37" table:display="true" table:show-details="true"/>
                <table:data-pilot-member table:name="428.87" table:display="true" table:show-details="true"/>
                <table:data-pilot-member table:name="433.91" table:display="true" table:show-details="true"/>
                <table:data-pilot-member table:name="447.21" table:display="true" table:show-details="true"/>
                <table:data-pilot-member table:name="449.08" table:display="true" table:show-details="true"/>
                <table:data-pilot-member table:name="468.43" table:display="true" table:show-details="true"/>
                <table:data-pilot-member table:name="471.88" table:display="true" table:show-details="true"/>
                <table:data-pilot-member table:name="472.15" table:display="true" table:show-details="true"/>
                <table:data-pilot-member table:name="473.09" table:display="true" table:show-details="true"/>
                <table:data-pilot-member table:name="482.75" table:display="true" table:show-details="true"/>
                <table:data-pilot-member table:name="489.23" table:display="true" table:show-details="true"/>
                <table:data-pilot-member table:name="489.64" table:display="true" table:show-details="true"/>
                <table:data-pilot-member table:name="496.44" table:display="true" table:show-details="true"/>
                <table:data-pilot-member table:name="499.31" table:display="true" table:show-details="true"/>
                <table:data-pilot-member table:name="499.8" table:display="true" table:show-details="true"/>
                <table:data-pilot-member table:name="502.02" table:display="true" table:show-details="true"/>
                <table:data-pilot-member table:name="510.25" table:display="true" table:show-details="true"/>
                <table:data-pilot-member table:name="510.44" table:display="true" table:show-details="true"/>
                <table:data-pilot-member table:name="513.14" table:display="true" table:show-details="true"/>
                <table:data-pilot-member table:name="516.84" table:display="true" table:show-details="true"/>
                <table:data-pilot-member table:name="522.48" table:display="true" table:show-details="true"/>
                <table:data-pilot-member table:name="614.97" table:display="true" table:show-details="true"/>
                <table:data-pilot-member table:name="625.53" table:display="true" table:show-details="true"/>
                <table:data-pilot-member table:name="1207.08" table:display="true" table:show-details="true"/>
                <table:data-pilot-member table:name="1214.23" table:display="true" table:show-details="true"/>
                <table:data-pilot-member table:name="1220.75" table:display="true" table:show-details="true"/>
                <table:data-pilot-member table:name="1226.96" table:display="true" table:show-details="true"/>
                <table:data-pilot-member table:name="1237.61" table:display="true" table:show-details="true"/>
                <table:data-pilot-member table:name="1256.77" table:display="true" table:show-details="true"/>
                <table:data-pilot-member table:name="1278.3" table:display="true" table:show-details="true"/>
                <table:data-pilot-member table:name="1284.78" table:display="true" table:show-details="true"/>
                <table:data-pilot-member table:name="1286.29" table:display="true" table:show-details="true"/>
                <table:data-pilot-member table:name="1386.23" table:display="true" table:show-details="true"/>
                <table:data-pilot-member table:name="1622.84" table:display="true" table:show-details="true"/>
                <table:data-pilot-member table:name="1628.89" table:display="true" table:show-details="true"/>
                <table:data-pilot-member table:name="1642.39" table:display="true" table:show-details="true"/>
                <table:data-pilot-member table:name="1651.79" table:display="true" table:show-details="true"/>
                <table:data-pilot-member table:name="1671.14" table:display="true" table:show-details="true"/>
                <table:data-pilot-member table:name="1682.04" table:display="true" table:show-details="true"/>
                <table:data-pilot-member table:name="1686.33" table:display="true" table:show-details="true"/>
                <table:data-pilot-member table:name="1727.2" table:display="true" table:show-details="true"/>
                <table:data-pilot-member table:name="1738.88" table:display="true" table:show-details="true"/>
                <table:data-pilot-member table:name="1753.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9T23:08:52</dc:date>
    <dc:creator>Lighton Phiri</dc:creator>
    <meta:generator>LibreOffice/3.5$Linux_x86 LibreOffice_project/350m1$Build-2</meta:generator>
    <meta:editing-duration>PT5H56M6S</meta:editing-duration>
    <meta:editing-cycles>39</meta:editing-cycles>
    <meta:document-statistic meta:table-count="7" meta:cell-count="9840" meta:object-count="0"/>
  </office:meta>
</office:document-meta>
</file>